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in" fo:border="none" style:writing-mode="page"/>
    </style:style>
    <style:style style:name="Table1.13" style:family="table-row">
      <style:table-row-properties style:min-row-height="0.2in"/>
    </style:style>
    <style:style style:name="Table1.24" style:family="table-row">
      <style:table-row-properties style:min-row-height="0.2708in"/>
    </style:style>
    <style:style style:name="Table1.47" style:family="table-row">
      <style:table-row-properties style:min-row-height="0.175in"/>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2" style:family="table-row">
      <style:table-row-properties style:min-row-height="0.4167in"/>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3.3" style:family="table-row">
      <style:table-row-properties style:min-row-height="0.4215in"/>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in" fo:border="none" style:writing-mode="page"/>
    </style:style>
    <style:style style:name="P1" style:family="paragraph" style:parent-style-name="Standard">
      <style:paragraph-properties fo:margin-top="0.0398in" fo:margin-bottom="0.0398in" style:contextual-spacing="false" fo:line-height="100%"/>
      <style:text-properties officeooo:rsid="000a9658" officeooo:paragraph-rsid="00517259"/>
    </style:style>
    <style:style style:name="P2" style:family="paragraph" style:parent-style-name="Standard">
      <style:paragraph-properties fo:margin-top="0.0398in" fo:margin-bottom="0.0398in" style:contextual-spacing="false" fo:line-height="100%"/>
      <style:text-properties officeooo:rsid="0059782d" officeooo:paragraph-rsid="00938f8f"/>
    </style:style>
    <style:style style:name="P3" style:family="paragraph" style:parent-style-name="Standard">
      <style:paragraph-properties fo:margin-top="0.0398in" fo:margin-bottom="0.0398in" style:contextual-spacing="false" fo:line-height="100%"/>
      <style:text-properties officeooo:rsid="0059782d" officeooo:paragraph-rsid="0059782d"/>
    </style:style>
    <style:style style:name="P4" style:family="paragraph" style:parent-style-name="Standard">
      <style:paragraph-properties fo:margin-top="0.0398in" fo:margin-bottom="0.0398in" style:contextual-spacing="false" fo:line-height="100%"/>
      <style:text-properties officeooo:rsid="0059782d" officeooo:paragraph-rsid="009cdd6e"/>
    </style:style>
    <style:style style:name="P5" style:family="paragraph" style:parent-style-name="Standard">
      <style:paragraph-properties fo:margin-top="0.0398in" fo:margin-bottom="0.0398in" style:contextual-spacing="false" fo:line-height="100%"/>
      <style:text-properties officeooo:rsid="0060a400" officeooo:paragraph-rsid="00938f8f"/>
    </style:style>
    <style:style style:name="P6" style:family="paragraph" style:parent-style-name="Standard">
      <style:paragraph-properties fo:margin-top="0.0398in" fo:margin-bottom="0.0398in" style:contextual-spacing="false" fo:line-height="100%"/>
      <style:text-properties officeooo:rsid="00645e40" officeooo:paragraph-rsid="00645e40"/>
    </style:style>
    <style:style style:name="P7" style:family="paragraph" style:parent-style-name="Standard">
      <style:paragraph-properties fo:margin-top="0.0398in" fo:margin-bottom="0.0398in" style:contextual-spacing="false" fo:line-height="100%"/>
      <style:text-properties officeooo:rsid="00645e40" officeooo:paragraph-rsid="00c8a88b"/>
    </style:style>
    <style:style style:name="P8" style:family="paragraph" style:parent-style-name="Standard">
      <style:paragraph-properties fo:margin-top="0.0398in" fo:margin-bottom="0.0398in" style:contextual-spacing="false" fo:line-height="100%"/>
      <style:text-properties officeooo:rsid="0049cc0a" officeooo:paragraph-rsid="00943479"/>
    </style:style>
    <style:style style:name="P9" style:family="paragraph" style:parent-style-name="Standard">
      <style:paragraph-properties fo:margin-top="0.0398in" fo:margin-bottom="0.0398in" style:contextual-spacing="false" fo:line-height="100%"/>
      <style:text-properties officeooo:rsid="006631a8" officeooo:paragraph-rsid="0072de1c"/>
    </style:style>
    <style:style style:name="P10" style:family="paragraph" style:parent-style-name="Standard">
      <style:paragraph-properties fo:margin-top="0.0398in" fo:margin-bottom="0.0398in" style:contextual-spacing="false" fo:line-height="100%"/>
      <style:text-properties officeooo:rsid="006631a8" officeooo:paragraph-rsid="006631a8"/>
    </style:style>
    <style:style style:name="P11" style:family="paragraph" style:parent-style-name="Standard">
      <style:paragraph-properties fo:margin-top="0.0398in" fo:margin-bottom="0.0398in" style:contextual-spacing="false" fo:line-height="100%"/>
      <style:text-properties officeooo:rsid="0072de1c" officeooo:paragraph-rsid="0072de1c"/>
    </style:style>
    <style:style style:name="P12" style:family="paragraph" style:parent-style-name="Standard">
      <style:paragraph-properties fo:margin-top="0.0398in" fo:margin-bottom="0.0398in" style:contextual-spacing="false" fo:line-height="100%"/>
      <style:text-properties officeooo:rsid="0072de1c" officeooo:paragraph-rsid="00943479"/>
    </style:style>
    <style:style style:name="P13" style:family="paragraph" style:parent-style-name="Standard">
      <style:paragraph-properties fo:margin-top="0.0398in" fo:margin-bottom="0.0398in" style:contextual-spacing="false" fo:line-height="100%"/>
      <style:text-properties officeooo:rsid="006bc5e8" officeooo:paragraph-rsid="006bc5e8"/>
    </style:style>
    <style:style style:name="P14" style:family="paragraph" style:parent-style-name="Standard">
      <style:paragraph-properties fo:margin-top="0.0398in" fo:margin-bottom="0.0398in" style:contextual-spacing="false" fo:line-height="100%"/>
      <style:text-properties officeooo:rsid="006bc5e8" officeooo:paragraph-rsid="00996c1d"/>
    </style:style>
    <style:style style:name="P15" style:family="paragraph" style:parent-style-name="Standard">
      <style:paragraph-properties fo:margin-top="0.0398in" fo:margin-bottom="0.0398in" style:contextual-spacing="false" fo:line-height="100%"/>
      <style:text-properties officeooo:rsid="0070f17d" officeooo:paragraph-rsid="0070f17d"/>
    </style:style>
    <style:style style:name="P16" style:family="paragraph" style:parent-style-name="Standard">
      <style:paragraph-properties fo:margin-top="0.0398in" fo:margin-bottom="0.0398in" style:contextual-spacing="false" fo:line-height="100%"/>
      <style:text-properties officeooo:rsid="007acf42" officeooo:paragraph-rsid="007acf42"/>
    </style:style>
    <style:style style:name="P17" style:family="paragraph" style:parent-style-name="Standard">
      <style:paragraph-properties fo:margin-top="0.0398in" fo:margin-bottom="0.0398in" style:contextual-spacing="false" fo:line-height="100%"/>
      <style:text-properties officeooo:rsid="007cac8b" officeooo:paragraph-rsid="009b1584"/>
    </style:style>
    <style:style style:name="P18" style:family="paragraph" style:parent-style-name="Standard">
      <style:paragraph-properties fo:margin-top="0.0398in" fo:margin-bottom="0.0398in" style:contextual-spacing="false" fo:line-height="100%"/>
      <style:text-properties officeooo:rsid="007cac8b" officeooo:paragraph-rsid="011296bf"/>
    </style:style>
    <style:style style:name="P19" style:family="paragraph" style:parent-style-name="Standard">
      <style:paragraph-properties fo:margin-top="0.0398in" fo:margin-bottom="0.0398in" style:contextual-spacing="false" fo:line-height="100%"/>
      <style:text-properties officeooo:rsid="007cac8b" officeooo:paragraph-rsid="0147e7d1"/>
    </style:style>
    <style:style style:name="P20" style:family="paragraph" style:parent-style-name="Standard">
      <style:paragraph-properties fo:margin-top="0.0398in" fo:margin-bottom="0.0398in" style:contextual-spacing="false" fo:line-height="100%"/>
      <style:text-properties officeooo:rsid="00517259" officeooo:paragraph-rsid="00517259"/>
    </style:style>
    <style:style style:name="P21" style:family="paragraph" style:parent-style-name="Standard">
      <style:paragraph-properties fo:margin-top="0.0398in" fo:margin-bottom="0.0398in" style:contextual-spacing="false" fo:line-height="100%"/>
      <style:text-properties officeooo:rsid="00517259" officeooo:paragraph-rsid="009b1584"/>
    </style:style>
    <style:style style:name="P22" style:family="paragraph" style:parent-style-name="Standard">
      <style:paragraph-properties fo:margin-top="0.0398in" fo:margin-bottom="0.0398in" style:contextual-spacing="false" fo:line-height="100%"/>
      <style:text-properties officeooo:rsid="00517259" officeooo:paragraph-rsid="009cdd6e"/>
    </style:style>
    <style:style style:name="P23" style:family="paragraph" style:parent-style-name="Standard">
      <style:paragraph-properties fo:margin-top="0.0398in" fo:margin-bottom="0.0398in" style:contextual-spacing="false" fo:line-height="100%"/>
      <style:text-properties officeooo:rsid="00597a6c" officeooo:paragraph-rsid="00597a6c"/>
    </style:style>
    <style:style style:name="P24" style:family="paragraph" style:parent-style-name="Standard">
      <style:paragraph-properties fo:margin-top="0.0398in" fo:margin-bottom="0.0398in" style:contextual-spacing="false" fo:line-height="100%"/>
      <style:text-properties officeooo:rsid="00597a6c" officeooo:paragraph-rsid="009b1584"/>
    </style:style>
    <style:style style:name="P25" style:family="paragraph" style:parent-style-name="Standard">
      <style:paragraph-properties fo:margin-top="0.0398in" fo:margin-bottom="0.0398in" style:contextual-spacing="false" fo:line-height="100%"/>
      <style:text-properties officeooo:rsid="00597a6c" officeooo:paragraph-rsid="009cdd6e"/>
    </style:style>
    <style:style style:name="P26" style:family="paragraph" style:parent-style-name="Standard">
      <style:paragraph-properties fo:margin-top="0.0398in" fo:margin-bottom="0.0398in" style:contextual-spacing="false" fo:line-height="100%"/>
      <style:text-properties officeooo:rsid="00597a6c" officeooo:paragraph-rsid="00c3e487"/>
    </style:style>
    <style:style style:name="P27" style:family="paragraph" style:parent-style-name="Standard">
      <style:paragraph-properties fo:margin-top="0.0398in" fo:margin-bottom="0.0398in" style:contextual-spacing="false" fo:line-height="100%"/>
      <style:text-properties officeooo:rsid="00597a6c" officeooo:paragraph-rsid="00517259"/>
    </style:style>
    <style:style style:name="P28" style:family="paragraph" style:parent-style-name="Standard">
      <style:paragraph-properties fo:margin-top="0.0398in" fo:margin-bottom="0.0398in" style:contextual-spacing="false" fo:line-height="100%"/>
      <style:text-properties officeooo:rsid="00597a6c" officeooo:paragraph-rsid="00d6da32"/>
    </style:style>
    <style:style style:name="P29" style:family="paragraph" style:parent-style-name="Standard">
      <style:paragraph-properties fo:margin-top="0.0398in" fo:margin-bottom="0.0398in" style:contextual-spacing="false" fo:line-height="100%"/>
      <style:text-properties officeooo:rsid="00597a6c" officeooo:paragraph-rsid="00d80731"/>
    </style:style>
    <style:style style:name="P30" style:family="paragraph" style:parent-style-name="Standard">
      <style:paragraph-properties fo:margin-top="0.0398in" fo:margin-bottom="0.0398in" style:contextual-spacing="false" fo:line-height="100%"/>
      <style:text-properties officeooo:rsid="00597a6c" officeooo:paragraph-rsid="00da20d6"/>
    </style:style>
    <style:style style:name="P31" style:family="paragraph" style:parent-style-name="Standard">
      <style:paragraph-properties fo:margin-top="0.0398in" fo:margin-bottom="0.0398in" style:contextual-spacing="false" fo:line-height="100%"/>
      <style:text-properties officeooo:rsid="0059fa41" officeooo:paragraph-rsid="009b1584"/>
    </style:style>
    <style:style style:name="P32" style:family="paragraph" style:parent-style-name="Standard">
      <style:paragraph-properties fo:margin-top="0.0398in" fo:margin-bottom="0.0398in" style:contextual-spacing="false" fo:line-height="100%"/>
      <style:text-properties officeooo:rsid="005a550a" officeooo:paragraph-rsid="005a550a"/>
    </style:style>
    <style:style style:name="P33" style:family="paragraph" style:parent-style-name="Standard">
      <style:paragraph-properties fo:margin-top="0.0398in" fo:margin-bottom="0.0398in" style:contextual-spacing="false" fo:line-height="100%"/>
      <style:text-properties officeooo:rsid="004e7fcc" officeooo:paragraph-rsid="004e7fcc"/>
    </style:style>
    <style:style style:name="P34" style:family="paragraph" style:parent-style-name="Standard">
      <style:paragraph-properties fo:margin-top="0.0398in" fo:margin-bottom="0.0398in" style:contextual-spacing="false" fo:line-height="100%"/>
      <style:text-properties officeooo:rsid="004e7fcc" officeooo:paragraph-rsid="00c8a88b"/>
    </style:style>
    <style:style style:name="P35" style:family="paragraph" style:parent-style-name="Standard">
      <style:paragraph-properties fo:margin-top="0.0398in" fo:margin-bottom="0.0398in" style:contextual-spacing="false" fo:line-height="100%"/>
      <style:text-properties officeooo:rsid="005e072b" officeooo:paragraph-rsid="005ee68f"/>
    </style:style>
    <style:style style:name="P36" style:family="paragraph" style:parent-style-name="Standard">
      <style:paragraph-properties fo:margin-top="0.0398in" fo:margin-bottom="0.0398in" style:contextual-spacing="false" fo:line-height="100%"/>
      <style:text-properties officeooo:rsid="005e072b" officeooo:paragraph-rsid="005e072b"/>
    </style:style>
    <style:style style:name="P37" style:family="paragraph" style:parent-style-name="Standard">
      <style:paragraph-properties fo:margin-top="0.0398in" fo:margin-bottom="0.0398in" style:contextual-spacing="false" fo:line-height="100%"/>
      <style:text-properties officeooo:rsid="0025c835" officeooo:paragraph-rsid="0025c835"/>
    </style:style>
    <style:style style:name="P38" style:family="paragraph" style:parent-style-name="Standard">
      <style:paragraph-properties fo:margin-top="0.0398in" fo:margin-bottom="0.0398in" style:contextual-spacing="false" fo:line-height="100%"/>
      <style:text-properties officeooo:rsid="00269c70" officeooo:paragraph-rsid="00269c70"/>
    </style:style>
    <style:style style:name="P39" style:family="paragraph" style:parent-style-name="Standard">
      <style:paragraph-properties fo:margin-top="0.0398in" fo:margin-bottom="0.0398in" style:contextual-spacing="false" fo:line-height="100%"/>
      <style:text-properties officeooo:rsid="00277ae9" officeooo:paragraph-rsid="00277ae9"/>
    </style:style>
    <style:style style:name="P40" style:family="paragraph" style:parent-style-name="Standard">
      <style:paragraph-properties fo:margin-top="0.0398in" fo:margin-bottom="0.0398in" style:contextual-spacing="false" fo:line-height="100%"/>
      <style:text-properties officeooo:rsid="0029268a" officeooo:paragraph-rsid="0029268a"/>
    </style:style>
    <style:style style:name="P41" style:family="paragraph" style:parent-style-name="Standard">
      <style:paragraph-properties fo:margin-top="0.0398in" fo:margin-bottom="0.0398in" style:contextual-spacing="false" fo:line-height="100%"/>
      <style:text-properties officeooo:rsid="0029268a" officeooo:paragraph-rsid="002b06ba"/>
    </style:style>
    <style:style style:name="P42" style:family="paragraph" style:parent-style-name="Standard">
      <style:paragraph-properties fo:margin-top="0.0398in" fo:margin-bottom="0.0398in" style:contextual-spacing="false" fo:line-height="100%"/>
      <style:text-properties officeooo:rsid="002b3734" officeooo:paragraph-rsid="002b3734"/>
    </style:style>
    <style:style style:name="P43" style:family="paragraph" style:parent-style-name="Standard">
      <style:paragraph-properties fo:margin-top="0.0398in" fo:margin-bottom="0.0398in" style:contextual-spacing="false" fo:line-height="100%"/>
      <style:text-properties officeooo:rsid="002c25a4" officeooo:paragraph-rsid="002c25a4"/>
    </style:style>
    <style:style style:name="P44" style:family="paragraph" style:parent-style-name="Standard">
      <style:paragraph-properties fo:margin-top="0.0398in" fo:margin-bottom="0.0398in" style:contextual-spacing="false" fo:line-height="100%"/>
      <style:text-properties officeooo:rsid="002d9856" officeooo:paragraph-rsid="002d9856"/>
    </style:style>
    <style:style style:name="P45" style:family="paragraph" style:parent-style-name="Standard">
      <style:paragraph-properties fo:margin-top="0.0398in" fo:margin-bottom="0.0398in" style:contextual-spacing="false" fo:line-height="100%"/>
      <style:text-properties officeooo:rsid="002f665a" officeooo:paragraph-rsid="002d9856"/>
    </style:style>
    <style:style style:name="P46" style:family="paragraph" style:parent-style-name="Standard">
      <style:paragraph-properties fo:margin-top="0.0398in" fo:margin-bottom="0.0398in" style:contextual-spacing="false" fo:line-height="100%"/>
      <style:text-properties officeooo:rsid="002f665a" officeooo:paragraph-rsid="002f665a"/>
    </style:style>
    <style:style style:name="P47" style:family="paragraph" style:parent-style-name="Standard">
      <style:paragraph-properties fo:margin-top="0.0398in" fo:margin-bottom="0.0398in" style:contextual-spacing="false" fo:line-height="100%"/>
      <style:text-properties officeooo:rsid="0030238c" officeooo:paragraph-rsid="0030238c"/>
    </style:style>
    <style:style style:name="P48" style:family="paragraph" style:parent-style-name="Standard">
      <style:paragraph-properties fo:margin-top="0.0398in" fo:margin-bottom="0.0398in" style:contextual-spacing="false" fo:line-height="100%"/>
      <style:text-properties officeooo:rsid="0031801b" officeooo:paragraph-rsid="0031801b"/>
    </style:style>
    <style:style style:name="P49" style:family="paragraph" style:parent-style-name="Standard">
      <style:paragraph-properties fo:margin-top="0.0398in" fo:margin-bottom="0.0398in" style:contextual-spacing="false" fo:line-height="100%"/>
      <style:text-properties officeooo:rsid="003254b3" officeooo:paragraph-rsid="003254b3"/>
    </style:style>
    <style:style style:name="P50" style:family="paragraph" style:parent-style-name="Standard">
      <style:paragraph-properties fo:margin-top="0.0398in" fo:margin-bottom="0.0398in" style:contextual-spacing="false" fo:line-height="100%"/>
      <style:text-properties officeooo:rsid="003437bb" officeooo:paragraph-rsid="003437bb"/>
    </style:style>
    <style:style style:name="P51" style:family="paragraph" style:parent-style-name="Standard">
      <style:paragraph-properties fo:margin-top="0.0398in" fo:margin-bottom="0.0398in" style:contextual-spacing="false" fo:line-height="100%"/>
      <style:text-properties officeooo:rsid="00363584" officeooo:paragraph-rsid="00363584"/>
    </style:style>
    <style:style style:name="P52" style:family="paragraph" style:parent-style-name="Standard">
      <style:paragraph-properties fo:margin-top="0.0398in" fo:margin-bottom="0.0398in" style:contextual-spacing="false" fo:line-height="100%"/>
      <style:text-properties officeooo:rsid="003864cc" officeooo:paragraph-rsid="003864cc"/>
    </style:style>
    <style:style style:name="P53" style:family="paragraph" style:parent-style-name="Standard">
      <style:paragraph-properties fo:margin-top="0.0398in" fo:margin-bottom="0.0398in" style:contextual-spacing="false" fo:line-height="100%"/>
      <style:text-properties officeooo:rsid="00396972" officeooo:paragraph-rsid="00396972"/>
    </style:style>
    <style:style style:name="P54" style:family="paragraph" style:parent-style-name="Standard">
      <style:paragraph-properties fo:margin-top="0.0398in" fo:margin-bottom="0.0398in" style:contextual-spacing="false" fo:line-height="100%"/>
      <style:text-properties officeooo:rsid="00399f16" officeooo:paragraph-rsid="00399f16"/>
    </style:style>
    <style:style style:name="P55" style:family="paragraph" style:parent-style-name="Standard">
      <style:paragraph-properties fo:margin-top="0.0398in" fo:margin-bottom="0.0398in" style:contextual-spacing="false" fo:line-height="100%"/>
      <style:text-properties officeooo:rsid="003a1ece" officeooo:paragraph-rsid="003a1ece"/>
    </style:style>
    <style:style style:name="P56" style:family="paragraph" style:parent-style-name="Standard">
      <style:paragraph-properties fo:margin-top="0.0398in" fo:margin-bottom="0.0398in" style:contextual-spacing="false" fo:line-height="100%"/>
      <style:text-properties officeooo:rsid="003a2c97" officeooo:paragraph-rsid="003a2c97"/>
    </style:style>
    <style:style style:name="P57" style:family="paragraph" style:parent-style-name="Standard">
      <style:paragraph-properties fo:margin-top="0.0398in" fo:margin-bottom="0.0398in" style:contextual-spacing="false" fo:line-height="100%"/>
      <style:text-properties officeooo:rsid="0013128f" officeooo:paragraph-rsid="0013128f"/>
    </style:style>
    <style:style style:name="P58" style:family="paragraph" style:parent-style-name="Standard">
      <style:paragraph-properties fo:margin-top="0.0398in" fo:margin-bottom="0.0398in" style:contextual-spacing="false" fo:line-height="100%"/>
      <style:text-properties fo:font-style="italic" officeooo:rsid="0011247a" officeooo:paragraph-rsid="0011247a" style:font-style-asian="italic" style:font-style-complex="italic"/>
    </style:style>
    <style:style style:name="P59" style:family="paragraph" style:parent-style-name="Standard">
      <style:paragraph-properties fo:margin-top="0.0398in" fo:margin-bottom="0.0398in" style:contextual-spacing="false" fo:line-height="100%"/>
      <style:text-properties fo:font-style="normal" officeooo:rsid="0013128f" officeooo:paragraph-rsid="0013128f" style:font-style-asian="normal" style:font-style-complex="normal"/>
    </style:style>
    <style:style style:name="P60" style:family="paragraph" style:parent-style-name="Standard">
      <style:paragraph-properties fo:margin-top="0.0398in" fo:margin-bottom="0.0398in" style:contextual-spacing="false" fo:line-height="100%"/>
      <style:text-properties fo:font-style="normal" officeooo:rsid="0011247a" officeooo:paragraph-rsid="0011247a" style:font-style-asian="normal" style:font-style-complex="normal"/>
    </style:style>
    <style:style style:name="P61" style:family="paragraph" style:parent-style-name="Standard">
      <style:paragraph-properties fo:margin-top="0.0398in" fo:margin-bottom="0.0398in" style:contextual-spacing="false" fo:line-height="100%"/>
      <style:text-properties fo:font-style="normal" officeooo:rsid="003cd4d7" officeooo:paragraph-rsid="003cd4d7" style:font-style-asian="normal" style:font-style-complex="normal"/>
    </style:style>
    <style:style style:name="P62" style:family="paragraph" style:parent-style-name="Standard">
      <style:paragraph-properties fo:margin-top="0.0398in" fo:margin-bottom="0.0398in" style:contextual-spacing="false" fo:line-height="100%"/>
      <style:text-properties fo:font-style="normal" officeooo:rsid="0031801b" officeooo:paragraph-rsid="0031801b" style:font-style-asian="normal" style:font-style-complex="normal"/>
    </style:style>
    <style:style style:name="P63" style:family="paragraph" style:parent-style-name="Standard">
      <style:paragraph-properties fo:margin-top="0.0398in" fo:margin-bottom="0.0398in" style:contextual-spacing="false" fo:line-height="100%"/>
      <style:text-properties fo:font-style="normal" officeooo:rsid="009e3299" officeooo:paragraph-rsid="009e3299" style:font-style-asian="normal" style:font-style-complex="normal"/>
    </style:style>
    <style:style style:name="P64" style:family="paragraph" style:parent-style-name="Standard">
      <style:paragraph-properties fo:margin-top="0.0398in" fo:margin-bottom="0.0398in" style:contextual-spacing="false" fo:line-height="100%"/>
      <style:text-properties fo:font-style="normal" officeooo:rsid="00a0b632" officeooo:paragraph-rsid="00a0b632" style:font-style-asian="normal" style:font-style-complex="normal"/>
    </style:style>
    <style:style style:name="P65" style:family="paragraph" style:parent-style-name="Standard">
      <style:paragraph-properties fo:margin-top="0.0398in" fo:margin-bottom="0.0398in" style:contextual-spacing="false" fo:line-height="100%"/>
      <style:text-properties officeooo:rsid="009e3299" officeooo:paragraph-rsid="009e3299"/>
    </style:style>
    <style:style style:name="P66" style:family="paragraph" style:parent-style-name="Table_20_Contents">
      <style:paragraph-properties fo:margin-top="0.0398in" fo:margin-bottom="0.0398in" style:contextual-spacing="false" fo:line-height="100%"/>
      <style:text-properties officeooo:rsid="009e3299" officeooo:paragraph-rsid="009e3299"/>
    </style:style>
    <style:style style:name="P67" style:family="paragraph" style:parent-style-name="Table_20_Contents">
      <style:paragraph-properties fo:margin-top="0.0398in" fo:margin-bottom="0.0398in" style:contextual-spacing="false" fo:line-height="100%"/>
      <style:text-properties officeooo:rsid="000c8ec9" officeooo:paragraph-rsid="000c8ec9"/>
    </style:style>
    <style:style style:name="P68" style:family="paragraph" style:parent-style-name="Table_20_Contents">
      <style:paragraph-properties fo:margin-top="0.0398in" fo:margin-bottom="0.0398in" style:contextual-spacing="false" fo:line-height="100%"/>
      <style:text-properties officeooo:rsid="000c8ec9" officeooo:paragraph-rsid="000e1960"/>
    </style:style>
    <style:style style:name="P69" style:family="paragraph" style:parent-style-name="Table_20_Contents">
      <style:paragraph-properties fo:margin-top="0.0398in" fo:margin-bottom="0.0398in" style:contextual-spacing="false" fo:line-height="100%"/>
      <style:text-properties officeooo:rsid="000d9ef5" officeooo:paragraph-rsid="000d9ef5"/>
    </style:style>
    <style:style style:name="P70" style:family="paragraph" style:parent-style-name="Table_20_Contents">
      <style:paragraph-properties fo:margin-top="0.0398in" fo:margin-bottom="0.0398in" style:contextual-spacing="false" fo:line-height="100%"/>
      <style:text-properties officeooo:rsid="0013492a" officeooo:paragraph-rsid="0013492a"/>
    </style:style>
    <style:style style:name="P71" style:family="paragraph" style:parent-style-name="Table_20_Contents">
      <style:paragraph-properties fo:margin-top="0.0398in" fo:margin-bottom="0.0398in" style:contextual-spacing="false" fo:line-height="100%"/>
      <style:text-properties officeooo:rsid="0023da2d" officeooo:paragraph-rsid="0023da2d"/>
    </style:style>
    <style:style style:name="P72" style:family="paragraph" style:parent-style-name="Table_20_Contents">
      <style:paragraph-properties fo:margin-top="0.0398in" fo:margin-bottom="0.0398in" style:contextual-spacing="false" fo:line-height="100%"/>
    </style:style>
    <style:style style:name="P73" style:family="paragraph" style:parent-style-name="Table_20_Contents">
      <style:paragraph-properties fo:margin-top="0.0398in" fo:margin-bottom="0.0398in" style:contextual-spacing="false" fo:line-height="100%"/>
      <style:text-properties officeooo:paragraph-rsid="00a018dd"/>
    </style:style>
    <style:style style:name="P74" style:family="paragraph" style:parent-style-name="Standard">
      <style:paragraph-properties fo:margin-top="0.0398in" fo:margin-bottom="0.0398in" style:contextual-spacing="false" fo:line-height="100%"/>
      <style:text-properties officeooo:paragraph-rsid="00fbec5a"/>
    </style:style>
    <style:style style:name="P75" style:family="paragraph" style:parent-style-name="Standard">
      <style:paragraph-properties fo:margin-top="0.0398in" fo:margin-bottom="0.0398in" style:contextual-spacing="false" fo:line-height="100%"/>
      <style:text-properties officeooo:paragraph-rsid="01137b6f"/>
    </style:style>
    <style:style style:name="P76" style:family="paragraph" style:parent-style-name="Standard">
      <style:paragraph-properties fo:margin-top="0.0398in" fo:margin-bottom="0.0398in" style:contextual-spacing="false" fo:line-height="100%"/>
      <style:text-properties officeooo:paragraph-rsid="01144ad0"/>
    </style:style>
    <style:style style:name="P77" style:family="paragraph" style:parent-style-name="Table_20_Contents">
      <style:paragraph-properties fo:margin-top="0.0398in" fo:margin-bottom="0.0398in" style:contextual-spacing="false" fo:line-height="100%"/>
      <style:text-properties officeooo:rsid="00a018dd" officeooo:paragraph-rsid="00a018dd"/>
    </style:style>
    <style:style style:name="P78" style:family="paragraph" style:parent-style-name="Standard">
      <style:paragraph-properties fo:margin-top="0.0398in" fo:margin-bottom="0.0398in" style:contextual-spacing="false" fo:line-height="100%"/>
      <style:text-properties officeooo:rsid="005d0983" officeooo:paragraph-rsid="009b1584"/>
    </style:style>
    <style:style style:name="P79" style:family="paragraph" style:parent-style-name="Standard">
      <style:paragraph-properties fo:margin-top="0.0398in" fo:margin-bottom="0.0398in" style:contextual-spacing="false" fo:line-height="100%"/>
      <style:text-properties officeooo:rsid="006ed0bb" officeooo:paragraph-rsid="006ed0bb"/>
    </style:style>
    <style:style style:name="P80" style:family="paragraph" style:parent-style-name="Standard">
      <style:paragraph-properties fo:margin-top="0.0398in" fo:margin-bottom="0.0398in" style:contextual-spacing="false" fo:line-height="100%"/>
      <style:text-properties officeooo:rsid="00b453cc" officeooo:paragraph-rsid="00b453cc"/>
    </style:style>
    <style:style style:name="P81" style:family="paragraph" style:parent-style-name="Table_20_Contents">
      <style:text-properties officeooo:rsid="00b453cc" officeooo:paragraph-rsid="00b453cc"/>
    </style:style>
    <style:style style:name="P82" style:family="paragraph" style:parent-style-name="Standard">
      <style:paragraph-properties fo:margin-top="0.0398in" fo:margin-bottom="0.0398in" style:contextual-spacing="false" fo:line-height="100%"/>
      <style:text-properties officeooo:rsid="00c3e487" officeooo:paragraph-rsid="00c3e487"/>
    </style:style>
    <style:style style:name="P83" style:family="paragraph" style:parent-style-name="Standard">
      <style:paragraph-properties fo:margin-top="0.0398in" fo:margin-bottom="0.0398in" style:contextual-spacing="false" fo:line-height="100%"/>
      <style:text-properties officeooo:rsid="00501e43" officeooo:paragraph-rsid="00c8a88b"/>
    </style:style>
    <style:style style:name="P84" style:family="paragraph" style:parent-style-name="Standard">
      <style:paragraph-properties fo:margin-top="0.0398in" fo:margin-bottom="0.0398in" style:contextual-spacing="false" fo:line-height="100%"/>
      <style:text-properties officeooo:rsid="00ca6928" officeooo:paragraph-rsid="00ca6928"/>
    </style:style>
    <style:style style:name="P85" style:family="paragraph" style:parent-style-name="Standard">
      <style:paragraph-properties fo:margin-top="0.0398in" fo:margin-bottom="0.0398in" style:contextual-spacing="false" fo:line-height="100%"/>
      <style:text-properties officeooo:rsid="00cddb6d" officeooo:paragraph-rsid="00cddb6d"/>
    </style:style>
    <style:style style:name="P86" style:family="paragraph" style:parent-style-name="Standard">
      <style:paragraph-properties fo:margin-top="0.0398in" fo:margin-bottom="0.0398in" style:contextual-spacing="false" fo:line-height="100%"/>
      <style:text-properties officeooo:rsid="00d060af" officeooo:paragraph-rsid="00d0f3bf"/>
    </style:style>
    <style:style style:name="P87" style:family="paragraph" style:parent-style-name="Standard">
      <style:paragraph-properties fo:margin-top="0.0398in" fo:margin-bottom="0.0398in" style:contextual-spacing="false" fo:line-height="100%"/>
      <style:text-properties officeooo:rsid="00d060af" officeooo:paragraph-rsid="00d3acef"/>
    </style:style>
    <style:style style:name="P88" style:family="paragraph" style:parent-style-name="Standard">
      <style:paragraph-properties fo:margin-top="0.0398in" fo:margin-bottom="0.0398in" style:contextual-spacing="false" fo:line-height="100%"/>
      <style:text-properties officeooo:rsid="00d6da32" officeooo:paragraph-rsid="00d6da32"/>
    </style:style>
    <style:style style:name="P89" style:family="paragraph" style:parent-style-name="Standard">
      <style:paragraph-properties fo:margin-top="0.0398in" fo:margin-bottom="0.0398in" style:contextual-spacing="false" fo:line-height="100%"/>
      <style:text-properties officeooo:rsid="00d80731" officeooo:paragraph-rsid="00d80731"/>
    </style:style>
    <style:style style:name="P90" style:family="paragraph" style:parent-style-name="Table_20_Contents">
      <style:text-properties officeooo:rsid="00b353df" officeooo:paragraph-rsid="00b353df"/>
    </style:style>
    <style:style style:name="P91" style:family="paragraph" style:parent-style-name="Text_20_body">
      <style:text-properties officeooo:rsid="00b353df" officeooo:paragraph-rsid="00b353df"/>
    </style:style>
    <style:style style:name="P92" style:family="paragraph" style:parent-style-name="Table_20_Contents">
      <style:text-properties style:text-position="0% 100%" officeooo:rsid="00b453cc" officeooo:paragraph-rsid="00b453cc"/>
    </style:style>
    <style:style style:name="P93" style:family="paragraph" style:parent-style-name="Table_20_Contents">
      <style:text-properties officeooo:rsid="00b50cea" officeooo:paragraph-rsid="00b50cea"/>
    </style:style>
    <style:style style:name="P94" style:family="paragraph" style:parent-style-name="Table_20_Contents">
      <style:text-properties officeooo:rsid="00b696fe" officeooo:paragraph-rsid="00b696fe"/>
    </style:style>
    <style:style style:name="P95" style:family="paragraph" style:parent-style-name="Table_20_Contents">
      <style:text-properties officeooo:rsid="00b82b80" officeooo:paragraph-rsid="00b82b80"/>
    </style:style>
    <style:style style:name="P96" style:family="paragraph" style:parent-style-name="Table_20_Contents">
      <style:text-properties officeooo:rsid="00b8b2e6" officeooo:paragraph-rsid="00b8b2e6"/>
    </style:style>
    <style:style style:name="P97" style:family="paragraph" style:parent-style-name="Table_20_Contents">
      <style:text-properties officeooo:rsid="00b9ef6c" officeooo:paragraph-rsid="00b9ef6c"/>
    </style:style>
    <style:style style:name="P98" style:family="paragraph" style:parent-style-name="Standard">
      <style:paragraph-properties fo:margin-top="0.0398in" fo:margin-bottom="0.0398in" style:contextual-spacing="false" fo:line-height="100%"/>
      <style:text-properties officeooo:rsid="00e4e167" officeooo:paragraph-rsid="00e4e167"/>
    </style:style>
    <style:style style:name="P99" style:family="paragraph" style:parent-style-name="Standard">
      <style:paragraph-properties fo:margin-top="0.0398in" fo:margin-bottom="0.0398in" style:contextual-spacing="false" fo:line-height="100%"/>
      <style:text-properties officeooo:rsid="00e4e167" officeooo:paragraph-rsid="00ebcfaf"/>
    </style:style>
    <style:style style:name="P100" style:family="paragraph" style:parent-style-name="Table_20_Contents">
      <style:text-properties officeooo:rsid="00e4e167" officeooo:paragraph-rsid="00e4e167"/>
    </style:style>
    <style:style style:name="P101" style:family="paragraph" style:parent-style-name="Table_20_Contents">
      <style:text-properties officeooo:rsid="00e4e167" officeooo:paragraph-rsid="00ebcfaf"/>
    </style:style>
    <style:style style:name="P102" style:family="paragraph" style:parent-style-name="Standard">
      <style:paragraph-properties fo:margin-top="0.0398in" fo:margin-bottom="0.0398in" style:contextual-spacing="false" fo:line-height="100%"/>
      <style:text-properties officeooo:rsid="00fa204f" officeooo:paragraph-rsid="00fa204f"/>
    </style:style>
    <style:style style:name="P103" style:family="paragraph" style:parent-style-name="Standard">
      <style:paragraph-properties fo:margin-top="0.0398in" fo:margin-bottom="0.0398in" style:contextual-spacing="false" fo:line-height="100%"/>
      <style:text-properties officeooo:rsid="0106c1a3" officeooo:paragraph-rsid="0106c1a3"/>
    </style:style>
    <style:style style:name="P104" style:family="paragraph" style:parent-style-name="Standard">
      <style:paragraph-properties fo:margin-top="0.0398in" fo:margin-bottom="0.0398in" style:contextual-spacing="false" fo:line-height="100%"/>
      <style:text-properties officeooo:rsid="0107b10d" officeooo:paragraph-rsid="0107b10d"/>
    </style:style>
    <style:style style:name="P105" style:family="paragraph" style:parent-style-name="Standard">
      <style:paragraph-properties fo:margin-top="0.0398in" fo:margin-bottom="0.0398in" style:contextual-spacing="false" fo:line-height="100%"/>
      <style:text-properties officeooo:rsid="010c0de3" officeooo:paragraph-rsid="010c0de3"/>
    </style:style>
    <style:style style:name="P106" style:family="paragraph" style:parent-style-name="Standard">
      <style:paragraph-properties fo:margin-top="0.0398in" fo:margin-bottom="0.0398in" style:contextual-spacing="false" fo:line-height="100%"/>
      <style:text-properties officeooo:rsid="010d947b" officeooo:paragraph-rsid="010d947b"/>
    </style:style>
    <style:style style:name="P107" style:family="paragraph" style:parent-style-name="Standard">
      <style:paragraph-properties fo:margin-top="0.0398in" fo:margin-bottom="0.0398in" style:contextual-spacing="false" fo:line-height="100%"/>
      <style:text-properties officeooo:rsid="010d947b" officeooo:paragraph-rsid="0110944b"/>
    </style:style>
    <style:style style:name="P108" style:family="paragraph" style:parent-style-name="Standard">
      <style:paragraph-properties fo:margin-top="0.0398in" fo:margin-bottom="0.0398in" style:contextual-spacing="false" fo:line-height="100%"/>
      <style:text-properties officeooo:rsid="010ea088" officeooo:paragraph-rsid="010ea088"/>
    </style:style>
    <style:style style:name="P109" style:family="paragraph" style:parent-style-name="Standard">
      <style:paragraph-properties fo:margin-top="0.0398in" fo:margin-bottom="0.0398in" style:contextual-spacing="false" fo:line-height="100%"/>
      <style:text-properties officeooo:rsid="010f344f" officeooo:paragraph-rsid="010f344f"/>
    </style:style>
    <style:style style:name="P110" style:family="paragraph" style:parent-style-name="Standard">
      <style:paragraph-properties fo:margin-top="0.0398in" fo:margin-bottom="0.0398in" style:contextual-spacing="false" fo:line-height="100%"/>
      <style:text-properties officeooo:rsid="0049a623" officeooo:paragraph-rsid="009cdd6e"/>
    </style:style>
    <style:style style:name="P111" style:family="paragraph" style:parent-style-name="Standard">
      <style:paragraph-properties fo:margin-top="0.0398in" fo:margin-bottom="0.0398in" style:contextual-spacing="false" fo:line-height="100%"/>
      <style:text-properties officeooo:rsid="01125547" officeooo:paragraph-rsid="01125547"/>
    </style:style>
    <style:style style:name="P112" style:family="paragraph" style:parent-style-name="Standard">
      <style:paragraph-properties fo:margin-top="0.0398in" fo:margin-bottom="0.0398in" style:contextual-spacing="false" fo:line-height="100%"/>
      <style:text-properties officeooo:rsid="011296bf" officeooo:paragraph-rsid="011296bf"/>
    </style:style>
    <style:style style:name="P113" style:family="paragraph" style:parent-style-name="Table_20_Contents">
      <style:text-properties officeooo:rsid="00e46156" officeooo:paragraph-rsid="00e46156"/>
    </style:style>
    <style:style style:name="P114" style:family="paragraph" style:parent-style-name="Standard">
      <style:paragraph-properties fo:margin-top="0.0398in" fo:margin-bottom="0.0398in" style:contextual-spacing="false" fo:line-height="100%"/>
      <style:text-properties officeooo:rsid="011c9e92" officeooo:paragraph-rsid="011fb208"/>
    </style:style>
    <style:style style:name="P115" style:family="paragraph" style:parent-style-name="Standard">
      <style:paragraph-properties fo:margin-top="0.0398in" fo:margin-bottom="0.0398in" style:contextual-spacing="false" fo:line-height="100%"/>
      <style:text-properties officeooo:rsid="011c9e92" officeooo:paragraph-rsid="0125e61f"/>
    </style:style>
    <style:style style:name="P116" style:family="paragraph" style:parent-style-name="Standard">
      <style:paragraph-properties fo:margin-top="0.0398in" fo:margin-bottom="0.0398in" style:contextual-spacing="false" fo:line-height="100%"/>
      <style:text-properties officeooo:rsid="0127e5f9" officeooo:paragraph-rsid="0127e5f9"/>
    </style:style>
    <style:style style:name="P117" style:family="paragraph" style:parent-style-name="Standard">
      <style:paragraph-properties fo:margin-top="0.0398in" fo:margin-bottom="0.0398in" style:contextual-spacing="false" fo:line-height="100%"/>
      <style:text-properties officeooo:rsid="0127e5f9" officeooo:paragraph-rsid="0128e24c"/>
    </style:style>
    <style:style style:name="P118" style:family="paragraph" style:parent-style-name="Standard">
      <style:paragraph-properties fo:margin-top="0.0398in" fo:margin-bottom="0.0398in" style:contextual-spacing="false" fo:line-height="100%"/>
      <style:text-properties officeooo:rsid="0127e5f9" officeooo:paragraph-rsid="0137f9e3"/>
    </style:style>
    <style:style style:name="P119" style:family="paragraph" style:parent-style-name="Standard">
      <style:paragraph-properties fo:margin-top="0.0398in" fo:margin-bottom="0.0398in" style:contextual-spacing="false" fo:line-height="100%"/>
      <style:text-properties officeooo:rsid="0108665b" officeooo:paragraph-rsid="0108665b"/>
    </style:style>
    <style:style style:name="P120" style:family="paragraph" style:parent-style-name="Standard">
      <style:paragraph-properties fo:margin-top="0.0398in" fo:margin-bottom="0.0398in" style:contextual-spacing="false" fo:line-height="100%"/>
      <style:text-properties officeooo:rsid="0128e24c" officeooo:paragraph-rsid="0128e24c"/>
    </style:style>
    <style:style style:name="P121" style:family="paragraph" style:parent-style-name="Standard">
      <style:paragraph-properties fo:margin-top="0.0398in" fo:margin-bottom="0.0398in" style:contextual-spacing="false" fo:line-height="100%"/>
      <style:text-properties officeooo:rsid="0128e24c" officeooo:paragraph-rsid="01333ca0"/>
    </style:style>
    <style:style style:name="P122" style:family="paragraph" style:parent-style-name="Standard">
      <style:paragraph-properties fo:margin-top="0.0398in" fo:margin-bottom="0.0398in" style:contextual-spacing="false" fo:line-height="100%"/>
      <style:text-properties officeooo:rsid="00ca4629" officeooo:paragraph-rsid="00ca4629"/>
    </style:style>
    <style:style style:name="P123" style:family="paragraph" style:parent-style-name="Standard">
      <style:paragraph-properties fo:margin-top="0.0398in" fo:margin-bottom="0.0398in" style:contextual-spacing="false" fo:line-height="100%"/>
      <style:text-properties officeooo:rsid="012a77d1" officeooo:paragraph-rsid="012a77d1"/>
    </style:style>
    <style:style style:name="P124" style:family="paragraph" style:parent-style-name="Table_20_Contents">
      <style:text-properties officeooo:rsid="012a77d1" officeooo:paragraph-rsid="012a77d1"/>
    </style:style>
    <style:style style:name="P125" style:family="paragraph" style:parent-style-name="Standard">
      <style:paragraph-properties fo:margin-top="0.0398in" fo:margin-bottom="0.0398in" style:contextual-spacing="false" fo:line-height="100%"/>
      <style:text-properties officeooo:rsid="0133e0f9" officeooo:paragraph-rsid="0133e0f9"/>
    </style:style>
    <style:style style:name="P126" style:family="paragraph" style:parent-style-name="Standard">
      <style:paragraph-properties fo:margin-top="0.0398in" fo:margin-bottom="0.0398in" style:contextual-spacing="false" fo:line-height="100%"/>
      <style:text-properties officeooo:rsid="0133e0f9" officeooo:paragraph-rsid="01340ab5"/>
    </style:style>
    <style:style style:name="P127" style:family="paragraph" style:parent-style-name="Standard">
      <style:paragraph-properties fo:margin-top="0.0398in" fo:margin-bottom="0.0398in" style:contextual-spacing="false" fo:line-height="100%"/>
      <style:text-properties officeooo:rsid="013591d0" officeooo:paragraph-rsid="013591d0"/>
    </style:style>
    <style:style style:name="P128" style:family="paragraph" style:parent-style-name="Standard">
      <style:paragraph-properties fo:margin-top="0.0398in" fo:margin-bottom="0.0398in" style:contextual-spacing="false" fo:line-height="100%"/>
      <style:text-properties officeooo:rsid="01365700" officeooo:paragraph-rsid="01365700"/>
    </style:style>
    <style:style style:name="P129" style:family="paragraph" style:parent-style-name="Standard">
      <style:paragraph-properties fo:margin-top="0.0398in" fo:margin-bottom="0.0398in" style:contextual-spacing="false" fo:line-height="100%"/>
      <style:text-properties officeooo:rsid="0137f9e3" officeooo:paragraph-rsid="0137f9e3"/>
    </style:style>
    <style:style style:name="P130" style:family="paragraph" style:parent-style-name="Standard">
      <style:paragraph-properties fo:margin-top="0.0398in" fo:margin-bottom="0.0398in" style:contextual-spacing="false" fo:line-height="100%"/>
      <style:text-properties officeooo:rsid="0137f9e3" officeooo:paragraph-rsid="01396161"/>
    </style:style>
    <style:style style:name="P131" style:family="paragraph" style:parent-style-name="Standard">
      <style:paragraph-properties fo:margin-top="0.0398in" fo:margin-bottom="0.0398in" style:contextual-spacing="false" fo:line-height="100%"/>
      <style:text-properties officeooo:rsid="0139a125" officeooo:paragraph-rsid="0139a125"/>
    </style:style>
    <style:style style:name="P132" style:family="paragraph" style:parent-style-name="Standard">
      <style:paragraph-properties fo:margin-top="0.0398in" fo:margin-bottom="0.0398in" style:contextual-spacing="false" fo:line-height="100%"/>
      <style:text-properties officeooo:rsid="013a7f1b" officeooo:paragraph-rsid="013a7f1b"/>
    </style:style>
    <style:style style:name="P133" style:family="paragraph" style:parent-style-name="Standard">
      <style:paragraph-properties fo:margin-top="0.0398in" fo:margin-bottom="0.0398in" style:contextual-spacing="false" fo:line-height="100%"/>
      <style:text-properties officeooo:rsid="013bc6cf" officeooo:paragraph-rsid="013bc6cf"/>
    </style:style>
    <style:style style:name="P134" style:family="paragraph" style:parent-style-name="Standard">
      <style:paragraph-properties fo:margin-top="0.0398in" fo:margin-bottom="0.0398in" style:contextual-spacing="false" fo:line-height="100%"/>
      <style:text-properties officeooo:rsid="013c80e9" officeooo:paragraph-rsid="013c80e9"/>
    </style:style>
    <style:style style:name="P135" style:family="paragraph" style:parent-style-name="Standard">
      <style:paragraph-properties fo:margin-top="0.0398in" fo:margin-bottom="0.0398in" style:contextual-spacing="false" fo:line-height="100%"/>
      <style:text-properties officeooo:rsid="013e3a98" officeooo:paragraph-rsid="013e3a98"/>
    </style:style>
    <style:style style:name="P136" style:family="paragraph" style:parent-style-name="Standard">
      <style:paragraph-properties fo:margin-top="0.0398in" fo:margin-bottom="0.0398in" style:contextual-spacing="false" fo:line-height="100%"/>
      <style:text-properties officeooo:rsid="013f6571" officeooo:paragraph-rsid="013f6571"/>
    </style:style>
    <style:style style:name="P137" style:family="paragraph" style:parent-style-name="Standard">
      <style:paragraph-properties fo:margin-top="0.0398in" fo:margin-bottom="0.0398in" style:contextual-spacing="false" fo:line-height="100%"/>
      <style:text-properties officeooo:rsid="0140aba9" officeooo:paragraph-rsid="0140aba9"/>
    </style:style>
    <style:style style:name="P138" style:family="paragraph" style:parent-style-name="Table_20_Contents">
      <style:text-properties officeooo:rsid="012d6233" officeooo:paragraph-rsid="012d6233"/>
    </style:style>
    <style:style style:name="P139" style:family="paragraph" style:parent-style-name="Standard">
      <style:paragraph-properties fo:margin-top="0.0398in" fo:margin-bottom="0.0398in" style:contextual-spacing="false" fo:line-height="100%"/>
      <style:text-properties officeooo:rsid="01411181" officeooo:paragraph-rsid="01411181"/>
    </style:style>
    <style:style style:name="P140" style:family="paragraph" style:parent-style-name="Standard">
      <style:paragraph-properties fo:margin-top="0.0398in" fo:margin-bottom="0.0398in" style:contextual-spacing="false" fo:line-height="100%"/>
      <style:text-properties officeooo:rsid="01413c9f" officeooo:paragraph-rsid="01413c9f"/>
    </style:style>
    <style:style style:name="P141" style:family="paragraph" style:parent-style-name="Standard">
      <style:paragraph-properties fo:margin-top="0.0398in" fo:margin-bottom="0.0398in" style:contextual-spacing="false" fo:line-height="100%"/>
      <style:text-properties officeooo:rsid="01428088" officeooo:paragraph-rsid="0147e7d1"/>
    </style:style>
    <style:style style:name="P142" style:family="paragraph" style:parent-style-name="Standard">
      <style:paragraph-properties fo:margin-top="0.0398in" fo:margin-bottom="0.0398in" style:contextual-spacing="false" fo:line-height="100%"/>
      <style:text-properties officeooo:rsid="0143c0ee" officeooo:paragraph-rsid="0143c0ee"/>
    </style:style>
    <style:style style:name="P143" style:family="paragraph" style:parent-style-name="Standard">
      <style:paragraph-properties fo:margin-top="0.0398in" fo:margin-bottom="0.0398in" style:contextual-spacing="false" fo:line-height="100%"/>
      <style:text-properties officeooo:rsid="0143c0ee" officeooo:paragraph-rsid="01498990"/>
    </style:style>
    <style:style style:name="P144" style:family="paragraph" style:parent-style-name="Standard">
      <style:paragraph-properties fo:margin-top="0.0398in" fo:margin-bottom="0.0398in" style:contextual-spacing="false" fo:line-height="100%"/>
      <style:text-properties officeooo:rsid="01447de2" officeooo:paragraph-rsid="0147e7d1"/>
    </style:style>
    <style:style style:name="P145" style:family="paragraph" style:parent-style-name="Standard">
      <style:paragraph-properties fo:margin-top="0.0398in" fo:margin-bottom="0.0398in" style:contextual-spacing="false" fo:line-height="100%"/>
      <style:text-properties officeooo:rsid="01503951" officeooo:paragraph-rsid="01503951"/>
    </style:style>
    <style:style style:name="P146" style:family="paragraph" style:parent-style-name="Standard">
      <style:paragraph-properties fo:margin-top="0.0398in" fo:margin-bottom="0.0398in" style:contextual-spacing="false" fo:line-height="100%"/>
      <style:text-properties officeooo:rsid="0152245e" officeooo:paragraph-rsid="0152245e"/>
    </style:style>
    <style:style style:name="P147" style:family="paragraph" style:parent-style-name="Standard">
      <style:paragraph-properties fo:margin-top="0.0398in" fo:margin-bottom="0.0398in" style:contextual-spacing="false" fo:line-height="100%"/>
      <style:text-properties officeooo:rsid="0153747f" officeooo:paragraph-rsid="0153747f"/>
    </style:style>
    <style:style style:name="P148" style:family="paragraph" style:parent-style-name="Standard">
      <style:paragraph-properties fo:margin-top="0.0398in" fo:margin-bottom="0.0398in" style:contextual-spacing="false" fo:line-height="100%"/>
      <style:text-properties officeooo:rsid="015438cc" officeooo:paragraph-rsid="015438cc"/>
    </style:style>
    <style:style style:name="P149" style:family="paragraph" style:parent-style-name="Standard">
      <style:paragraph-properties fo:margin-top="0.0398in" fo:margin-bottom="0.0398in" style:contextual-spacing="false" fo:line-height="100%"/>
      <style:text-properties officeooo:rsid="01569bab" officeooo:paragraph-rsid="01569bab"/>
    </style:style>
    <style:style style:name="P150" style:family="paragraph" style:parent-style-name="Standard">
      <style:paragraph-properties fo:margin-top="0.0398in" fo:margin-bottom="0.0398in" style:contextual-spacing="false" fo:line-height="100%"/>
      <style:text-properties officeooo:rsid="0156b8ec" officeooo:paragraph-rsid="0156b8ec"/>
    </style:style>
    <style:style style:name="P151" style:family="paragraph" style:parent-style-name="Standard">
      <style:paragraph-properties fo:margin-top="0.0398in" fo:margin-bottom="0.0398in" style:contextual-spacing="false" fo:line-height="100%"/>
      <style:text-properties officeooo:rsid="015818de" officeooo:paragraph-rsid="015818de"/>
    </style:style>
    <style:style style:name="P152" style:family="paragraph" style:parent-style-name="Standard">
      <style:paragraph-properties fo:margin-top="0.0398in" fo:margin-bottom="0.0398in" style:contextual-spacing="false" fo:line-height="100%"/>
      <style:text-properties officeooo:rsid="015a0fcd" officeooo:paragraph-rsid="015a0fcd"/>
    </style:style>
    <style:style style:name="P153" style:family="paragraph" style:parent-style-name="Standard">
      <style:paragraph-properties fo:margin-top="0.0398in" fo:margin-bottom="0.0398in" style:contextual-spacing="false" fo:line-height="100%"/>
      <style:text-properties officeooo:rsid="015a2f9b" officeooo:paragraph-rsid="015a2f9b"/>
    </style:style>
    <style:style style:name="P154" style:family="paragraph" style:parent-style-name="Standard">
      <style:paragraph-properties fo:margin-top="0.0398in" fo:margin-bottom="0.0398in" style:contextual-spacing="false" fo:line-height="100%"/>
      <style:text-properties officeooo:rsid="015ac0ca" officeooo:paragraph-rsid="015ac0ca"/>
    </style:style>
    <style:style style:name="P155" style:family="paragraph" style:parent-style-name="Standard">
      <style:paragraph-properties fo:margin-top="0.0398in" fo:margin-bottom="0.0398in" style:contextual-spacing="false" fo:line-height="100%"/>
      <style:text-properties officeooo:rsid="015cbb5c" officeooo:paragraph-rsid="015cbb5c"/>
    </style:style>
    <style:style style:name="P156" style:family="paragraph" style:parent-style-name="Standard">
      <style:paragraph-properties fo:margin-top="0.0398in" fo:margin-bottom="0.0398in" style:contextual-spacing="false" fo:line-height="100%"/>
      <style:text-properties officeooo:rsid="015e28fc" officeooo:paragraph-rsid="015e28fc"/>
    </style:style>
    <style:style style:name="P157" style:family="paragraph" style:parent-style-name="Standard">
      <style:paragraph-properties fo:margin-top="0.0398in" fo:margin-bottom="0.0398in" style:contextual-spacing="false" fo:line-height="100%"/>
      <style:text-properties officeooo:rsid="015fb2ba" officeooo:paragraph-rsid="015fb2ba"/>
    </style:style>
    <style:style style:name="P158" style:family="paragraph" style:parent-style-name="Standard">
      <style:paragraph-properties fo:margin-top="0.0398in" fo:margin-bottom="0.0398in" style:contextual-spacing="false" fo:line-height="100%"/>
      <style:text-properties officeooo:rsid="00674a92" officeooo:paragraph-rsid="00c8a88b"/>
    </style:style>
    <style:style style:name="P159" style:family="paragraph" style:parent-style-name="Standard">
      <style:paragraph-properties fo:margin-top="0.0398in" fo:margin-bottom="0.0398in" style:contextual-spacing="false" fo:line-height="100%"/>
      <style:text-properties officeooo:rsid="01618568" officeooo:paragraph-rsid="01618568"/>
    </style:style>
    <style:style style:name="P160" style:family="paragraph" style:parent-style-name="Standard">
      <style:paragraph-properties fo:margin-top="0.0398in" fo:margin-bottom="0.0398in" style:contextual-spacing="false" fo:line-height="100%"/>
      <style:text-properties officeooo:rsid="01618568" officeooo:paragraph-rsid="0161fd56"/>
    </style:style>
    <style:style style:name="P161" style:family="paragraph" style:parent-style-name="Standard">
      <style:paragraph-properties fo:margin-top="0.0398in" fo:margin-bottom="0.0398in" style:contextual-spacing="false" fo:line-height="100%"/>
      <style:text-properties officeooo:rsid="01618568" officeooo:paragraph-rsid="0164cc9b"/>
    </style:style>
    <style:style style:name="P162" style:family="paragraph" style:parent-style-name="Standard">
      <style:paragraph-properties fo:margin-top="0.0398in" fo:margin-bottom="0.0398in" style:contextual-spacing="false" fo:line-height="100%"/>
      <style:text-properties officeooo:rsid="01618568" officeooo:paragraph-rsid="0165b3d0"/>
    </style:style>
    <style:style style:name="P163" style:family="paragraph" style:parent-style-name="Standard">
      <style:paragraph-properties fo:margin-top="0.0398in" fo:margin-bottom="0.0398in" style:contextual-spacing="false" fo:line-height="100%"/>
      <style:text-properties officeooo:rsid="0161fd56" officeooo:paragraph-rsid="0161fd56"/>
    </style:style>
    <style:style style:name="P164" style:family="paragraph" style:parent-style-name="Standard">
      <style:paragraph-properties fo:margin-top="0.0398in" fo:margin-bottom="0.0398in" style:contextual-spacing="false" fo:line-height="100%"/>
      <style:text-properties officeooo:rsid="0162ce81" officeooo:paragraph-rsid="0162ce81"/>
    </style:style>
    <style:style style:name="P165" style:family="paragraph" style:parent-style-name="Standard">
      <style:paragraph-properties fo:margin-top="0.0398in" fo:margin-bottom="0.0398in" style:contextual-spacing="false" fo:line-height="100%"/>
      <style:text-properties officeooo:rsid="0164cc9b" officeooo:paragraph-rsid="0164cc9b"/>
    </style:style>
    <style:style style:name="P166" style:family="paragraph" style:parent-style-name="Standard">
      <style:paragraph-properties fo:margin-top="0.0398in" fo:margin-bottom="0.0398in" style:contextual-spacing="false" fo:line-height="100%"/>
      <style:text-properties officeooo:rsid="0164e812" officeooo:paragraph-rsid="0164e812"/>
    </style:style>
    <style:style style:name="P167" style:family="paragraph" style:parent-style-name="Standard">
      <style:paragraph-properties fo:margin-top="0.0398in" fo:margin-bottom="0.0398in" style:contextual-spacing="false" fo:line-height="100%"/>
      <style:text-properties officeooo:rsid="01672fe3" officeooo:paragraph-rsid="01672fe3"/>
    </style:style>
    <style:style style:name="P168" style:family="paragraph" style:parent-style-name="Standard">
      <style:paragraph-properties fo:margin-top="0.0398in" fo:margin-bottom="0.0398in" style:contextual-spacing="false" fo:line-height="100%"/>
      <style:text-properties officeooo:rsid="00ecbe68" officeooo:paragraph-rsid="00ecbe68"/>
    </style:style>
    <style:style style:name="P169" style:family="paragraph" style:parent-style-name="Standard">
      <style:paragraph-properties fo:margin-top="0.0398in" fo:margin-bottom="0.0398in" style:contextual-spacing="false" fo:line-height="100%"/>
      <style:text-properties officeooo:rsid="016a0356" officeooo:paragraph-rsid="016a0356"/>
    </style:style>
    <style:style style:name="P170" style:family="paragraph" style:parent-style-name="Standard">
      <style:paragraph-properties fo:margin-top="0.0398in" fo:margin-bottom="0.0398in" style:contextual-spacing="false" fo:line-height="100%"/>
      <style:text-properties officeooo:rsid="014a93b7" officeooo:paragraph-rsid="014a93b7"/>
    </style:style>
    <style:style style:name="P171" style:family="paragraph" style:parent-style-name="Standard">
      <style:paragraph-properties fo:margin-top="0.0398in" fo:margin-bottom="0.0398in" style:contextual-spacing="false" fo:line-height="100%"/>
      <style:text-properties fo:font-style="normal" officeooo:rsid="016f43ea" officeooo:paragraph-rsid="016f43ea" style:font-style-asian="normal" style:font-style-complex="normal"/>
    </style:style>
    <style:style style:name="P172" style:family="paragraph" style:parent-style-name="Standard">
      <style:paragraph-properties fo:margin-top="0.0398in" fo:margin-bottom="0.0398in" style:contextual-spacing="false" fo:line-height="100%"/>
      <style:text-properties officeooo:rsid="017128f7" officeooo:paragraph-rsid="017128f7"/>
    </style:style>
    <style:style style:name="T1" style:family="text">
      <style:text-properties officeooo:rsid="00104fae"/>
    </style:style>
    <style:style style:name="T2" style:family="text">
      <style:text-properties fo:language="en" fo:country="US" officeooo:rsid="003cd4d7"/>
    </style:style>
    <style:style style:name="T3" style:family="text">
      <style:text-properties officeooo:rsid="0013492a"/>
    </style:style>
    <style:style style:name="T4" style:family="text">
      <style:text-properties fo:font-style="normal" style:font-style-asian="normal" style:font-style-complex="normal"/>
    </style:style>
    <style:style style:name="T5" style:family="text">
      <style:text-properties fo:font-style="normal" officeooo:rsid="0025c835" style:font-style-asian="normal" style:font-style-complex="normal"/>
    </style:style>
    <style:style style:name="T6" style:family="text">
      <style:text-properties fo:font-style="normal" officeooo:rsid="0053f639" style:font-style-asian="normal" style:font-style-complex="normal"/>
    </style:style>
    <style:style style:name="T7" style:family="text">
      <style:text-properties fo:font-style="normal" officeooo:rsid="005528ac" style:font-style-asian="normal" style:font-style-complex="normal"/>
    </style:style>
    <style:style style:name="T8" style:family="text">
      <style:text-properties officeooo:rsid="0029268a"/>
    </style:style>
    <style:style style:name="T9" style:family="text">
      <style:text-properties officeooo:rsid="002b06ba"/>
    </style:style>
    <style:style style:name="T10" style:family="text">
      <style:text-properties officeooo:rsid="002b3734"/>
    </style:style>
    <style:style style:name="T11" style:family="text">
      <style:text-properties officeooo:rsid="002ce4b9"/>
    </style:style>
    <style:style style:name="T12" style:family="text">
      <style:text-properties officeooo:rsid="003254b3"/>
    </style:style>
    <style:style style:name="T13" style:family="text">
      <style:text-properties officeooo:rsid="00371ec6"/>
    </style:style>
    <style:style style:name="T14" style:family="text">
      <style:text-properties officeooo:rsid="003a2c97"/>
    </style:style>
    <style:style style:name="T15" style:family="text">
      <style:text-properties officeooo:rsid="003c1e02"/>
    </style:style>
    <style:style style:name="T16" style:family="text">
      <style:text-properties officeooo:rsid="003cd4d7"/>
    </style:style>
    <style:style style:name="T17" style:family="text">
      <style:text-properties officeooo:rsid="004077b1"/>
    </style:style>
    <style:style style:name="T18" style:family="text">
      <style:text-properties officeooo:rsid="0042c1a9"/>
    </style:style>
    <style:style style:name="T19" style:family="text">
      <style:text-properties officeooo:rsid="0045215b"/>
    </style:style>
    <style:style style:name="T20" style:family="text">
      <style:text-properties officeooo:rsid="004bb541"/>
    </style:style>
    <style:style style:name="T21" style:family="text">
      <style:text-properties officeooo:rsid="00513fe7"/>
    </style:style>
    <style:style style:name="T22" style:family="text">
      <style:text-properties officeooo:rsid="00517259"/>
    </style:style>
    <style:style style:name="T23" style:family="text">
      <style:text-properties officeooo:rsid="00529ffc"/>
    </style:style>
    <style:style style:name="T24" style:family="text">
      <style:text-properties officeooo:rsid="0053f639"/>
    </style:style>
    <style:style style:name="T25" style:family="text">
      <style:text-properties officeooo:rsid="00566060"/>
    </style:style>
    <style:style style:name="T26" style:family="text">
      <style:text-properties officeooo:rsid="0057532b"/>
    </style:style>
    <style:style style:name="T27" style:family="text">
      <style:text-properties officeooo:rsid="00588506"/>
    </style:style>
    <style:style style:name="T28" style:family="text">
      <style:text-properties officeooo:rsid="0058bfbc"/>
    </style:style>
    <style:style style:name="T29" style:family="text">
      <style:text-properties officeooo:rsid="0058ed8c"/>
    </style:style>
    <style:style style:name="T30" style:family="text">
      <style:text-properties officeooo:rsid="0059782d"/>
    </style:style>
    <style:style style:name="T31" style:family="text">
      <style:text-properties officeooo:rsid="005a550a"/>
    </style:style>
    <style:style style:name="T32" style:family="text">
      <style:text-properties officeooo:rsid="005be587"/>
    </style:style>
    <style:style style:name="T33" style:family="text">
      <style:text-properties officeooo:rsid="005c1b2c"/>
    </style:style>
    <style:style style:name="T34" style:family="text">
      <style:text-properties officeooo:rsid="005d0983"/>
    </style:style>
    <style:style style:name="T35" style:family="text">
      <style:text-properties officeooo:rsid="005db871"/>
    </style:style>
    <style:style style:name="T36" style:family="text">
      <style:text-properties officeooo:rsid="005e444a"/>
    </style:style>
    <style:style style:name="T37" style:family="text">
      <style:text-properties officeooo:rsid="005ee68f"/>
    </style:style>
    <style:style style:name="T38" style:family="text">
      <style:text-properties officeooo:rsid="005eee5a"/>
    </style:style>
    <style:style style:name="T39" style:family="text">
      <style:text-properties officeooo:rsid="0062629d"/>
    </style:style>
    <style:style style:name="T40" style:family="text">
      <style:text-properties officeooo:rsid="00645e40"/>
    </style:style>
    <style:style style:name="T41" style:family="text">
      <style:text-properties officeooo:rsid="00661f86"/>
    </style:style>
    <style:style style:name="T42" style:family="text">
      <style:text-properties officeooo:rsid="006631a8"/>
    </style:style>
    <style:style style:name="T43" style:family="text">
      <style:text-properties officeooo:rsid="0068f5cf"/>
    </style:style>
    <style:style style:name="T44" style:family="text">
      <style:text-properties officeooo:rsid="0069c429"/>
    </style:style>
    <style:style style:name="T45" style:family="text">
      <style:text-properties officeooo:rsid="006af095"/>
    </style:style>
    <style:style style:name="T46" style:family="text">
      <style:text-properties officeooo:rsid="006bc5e8"/>
    </style:style>
    <style:style style:name="T47" style:family="text">
      <style:text-properties officeooo:rsid="006c039b"/>
    </style:style>
    <style:style style:name="T48" style:family="text">
      <style:text-properties officeooo:rsid="006de8fe"/>
    </style:style>
    <style:style style:name="T49" style:family="text">
      <style:text-properties officeooo:rsid="006ed0bb"/>
    </style:style>
    <style:style style:name="T50" style:family="text">
      <style:text-properties officeooo:rsid="0070042a"/>
    </style:style>
    <style:style style:name="T51" style:family="text">
      <style:text-properties officeooo:rsid="0070f17d"/>
    </style:style>
    <style:style style:name="T52" style:family="text">
      <style:text-properties officeooo:rsid="0072308d"/>
    </style:style>
    <style:style style:name="T53" style:family="text">
      <style:text-properties officeooo:rsid="0072de1c"/>
    </style:style>
    <style:style style:name="T54" style:family="text">
      <style:text-properties officeooo:rsid="00731152"/>
    </style:style>
    <style:style style:name="T55" style:family="text">
      <style:text-properties officeooo:rsid="00744a4b"/>
    </style:style>
    <style:style style:name="T56" style:family="text">
      <style:text-properties officeooo:rsid="007777e8"/>
    </style:style>
    <style:style style:name="T57" style:family="text">
      <style:text-properties officeooo:rsid="007cac8b"/>
    </style:style>
    <style:style style:name="T58" style:family="text">
      <style:text-properties officeooo:rsid="007ea887"/>
    </style:style>
    <style:style style:name="T59" style:family="text">
      <style:text-properties officeooo:rsid="007fbc17"/>
    </style:style>
    <style:style style:name="T60" style:family="text">
      <style:text-properties officeooo:rsid="00803e62"/>
    </style:style>
    <style:style style:name="T61" style:family="text">
      <style:text-properties officeooo:rsid="0080d1db"/>
    </style:style>
    <style:style style:name="T62" style:family="text">
      <style:text-properties officeooo:rsid="008174eb"/>
    </style:style>
    <style:style style:name="T63" style:family="text">
      <style:text-properties officeooo:rsid="0082fae1"/>
    </style:style>
    <style:style style:name="T64" style:family="text">
      <style:text-properties officeooo:rsid="0083b7c1"/>
    </style:style>
    <style:style style:name="T65" style:family="text">
      <style:text-properties officeooo:rsid="00857840"/>
    </style:style>
    <style:style style:name="T66" style:family="text">
      <style:text-properties officeooo:rsid="00876955"/>
    </style:style>
    <style:style style:name="T67" style:family="text">
      <style:text-properties officeooo:rsid="0087a169"/>
    </style:style>
    <style:style style:name="T68" style:family="text">
      <style:text-properties officeooo:rsid="0087c4af"/>
    </style:style>
    <style:style style:name="T69" style:family="text">
      <style:text-properties officeooo:rsid="00893fc9"/>
    </style:style>
    <style:style style:name="T70" style:family="text">
      <style:text-properties officeooo:rsid="0089fb6d"/>
    </style:style>
    <style:style style:name="T71" style:family="text">
      <style:text-properties officeooo:rsid="008b4c7f"/>
    </style:style>
    <style:style style:name="T72" style:family="text">
      <style:text-properties officeooo:rsid="008bdf48"/>
    </style:style>
    <style:style style:name="T73" style:family="text">
      <style:text-properties officeooo:rsid="008db532"/>
    </style:style>
    <style:style style:name="T74" style:family="text">
      <style:text-properties officeooo:rsid="008e66a2"/>
    </style:style>
    <style:style style:name="T75" style:family="text">
      <style:text-properties officeooo:rsid="00901773"/>
    </style:style>
    <style:style style:name="T76" style:family="text">
      <style:text-properties officeooo:rsid="0090f580"/>
    </style:style>
    <style:style style:name="T77" style:family="text">
      <style:text-properties officeooo:rsid="0060a400"/>
    </style:style>
    <style:style style:name="T78" style:family="text">
      <style:text-properties officeooo:rsid="0095f78b"/>
    </style:style>
    <style:style style:name="T79" style:family="text">
      <style:text-properties officeooo:rsid="0096e5b7"/>
    </style:style>
    <style:style style:name="T80" style:family="text">
      <style:text-properties officeooo:rsid="0098abce"/>
    </style:style>
    <style:style style:name="T81" style:family="text">
      <style:text-properties officeooo:rsid="009b1584"/>
    </style:style>
    <style:style style:name="T82" style:family="text">
      <style:text-properties officeooo:rsid="0048b5b9"/>
    </style:style>
    <style:style style:name="T83" style:family="text">
      <style:text-properties officeooo:rsid="009c0cd4"/>
    </style:style>
    <style:style style:name="T84" style:family="text">
      <style:text-properties officeooo:rsid="0046ff6d"/>
    </style:style>
    <style:style style:name="T85" style:family="text">
      <style:text-properties officeooo:rsid="009cdd6e"/>
    </style:style>
    <style:style style:name="T86" style:family="text">
      <style:text-properties officeooo:rsid="009d3424"/>
    </style:style>
    <style:style style:name="T87" style:family="text">
      <style:text-properties officeooo:rsid="009e3299"/>
    </style:style>
    <style:style style:name="T88" style:family="text">
      <style:text-properties officeooo:rsid="00a018dd"/>
    </style:style>
    <style:style style:name="T89" style:family="text">
      <style:text-properties officeooo:rsid="00a2035f"/>
    </style:style>
    <style:style style:name="T90" style:family="text">
      <style:text-properties officeooo:rsid="00a33c6b"/>
    </style:style>
    <style:style style:name="T91" style:family="text">
      <style:text-properties officeooo:rsid="00a4a6ff"/>
    </style:style>
    <style:style style:name="T92" style:family="text">
      <style:text-properties officeooo:rsid="00a4e3b2"/>
    </style:style>
    <style:style style:name="T93" style:family="text">
      <style:text-properties officeooo:rsid="00a50a25"/>
    </style:style>
    <style:style style:name="T94" style:family="text">
      <style:text-properties officeooo:rsid="00a6a522"/>
    </style:style>
    <style:style style:name="T95" style:family="text">
      <style:text-properties officeooo:rsid="00a81d1e"/>
    </style:style>
    <style:style style:name="T96" style:family="text">
      <style:text-properties officeooo:rsid="00a960a7"/>
    </style:style>
    <style:style style:name="T97" style:family="text">
      <style:text-properties officeooo:rsid="00ac1907"/>
    </style:style>
    <style:style style:name="T98" style:family="text">
      <style:text-properties officeooo:rsid="00ad09de"/>
    </style:style>
    <style:style style:name="T99" style:family="text">
      <style:text-properties officeooo:rsid="00ad5295"/>
    </style:style>
    <style:style style:name="T100" style:family="text">
      <style:text-properties officeooo:rsid="00adbbb3"/>
    </style:style>
    <style:style style:name="T101" style:family="text">
      <style:text-properties officeooo:rsid="00af9bdf"/>
    </style:style>
    <style:style style:name="T102" style:family="text">
      <style:text-properties officeooo:rsid="00b21388"/>
    </style:style>
    <style:style style:name="T103" style:family="text">
      <style:text-properties officeooo:rsid="00b2a86e"/>
    </style:style>
    <style:style style:name="T104" style:family="text">
      <style:text-properties officeooo:rsid="00b453cc"/>
    </style:style>
    <style:style style:name="T105" style:family="text">
      <style:text-properties style:text-position="super 58%"/>
    </style:style>
    <style:style style:name="T106" style:family="text">
      <style:text-properties style:text-position="super 58%" officeooo:rsid="00bfe585"/>
    </style:style>
    <style:style style:name="T107" style:family="text">
      <style:text-properties style:text-position="super 58%" officeooo:rsid="00e46156"/>
    </style:style>
    <style:style style:name="T108" style:family="text">
      <style:text-properties officeooo:rsid="00b50cea"/>
    </style:style>
    <style:style style:name="T109" style:family="text">
      <style:text-properties officeooo:rsid="00b578ac"/>
    </style:style>
    <style:style style:name="T110" style:family="text">
      <style:text-properties officeooo:rsid="00b696fe"/>
    </style:style>
    <style:style style:name="T111" style:family="text">
      <style:text-properties style:text-position="0% 100%"/>
    </style:style>
    <style:style style:name="T112" style:family="text">
      <style:text-properties style:text-position="0% 100%" officeooo:rsid="00bfe585"/>
    </style:style>
    <style:style style:name="T113" style:family="text">
      <style:text-properties officeooo:rsid="00b9ef6c"/>
    </style:style>
    <style:style style:name="T114" style:family="text">
      <style:text-properties officeooo:rsid="00beb179"/>
    </style:style>
    <style:style style:name="T115" style:family="text">
      <style:text-properties officeooo:rsid="00c33dba"/>
    </style:style>
    <style:style style:name="T116" style:family="text">
      <style:text-properties officeooo:rsid="00c7979e"/>
    </style:style>
    <style:style style:name="T117" style:family="text">
      <style:text-properties officeooo:rsid="00ca6928"/>
    </style:style>
    <style:style style:name="T118" style:family="text">
      <style:text-properties officeooo:rsid="00cbf616"/>
    </style:style>
    <style:style style:name="T119" style:family="text">
      <style:text-properties officeooo:rsid="00cfa823"/>
    </style:style>
    <style:style style:name="T120" style:family="text">
      <style:text-properties officeooo:rsid="00d060af"/>
    </style:style>
    <style:style style:name="T121" style:family="text">
      <style:text-properties officeooo:rsid="00d0aed6"/>
    </style:style>
    <style:style style:name="T122" style:family="text">
      <style:text-properties officeooo:rsid="00d0f3bf"/>
    </style:style>
    <style:style style:name="T123" style:family="text">
      <style:text-properties officeooo:rsid="00d21a4d"/>
    </style:style>
    <style:style style:name="T124" style:family="text">
      <style:text-properties officeooo:rsid="00d3acef"/>
    </style:style>
    <style:style style:name="T125" style:family="text">
      <style:text-properties officeooo:rsid="004ce1df"/>
    </style:style>
    <style:style style:name="T126" style:family="text">
      <style:text-properties officeooo:rsid="00d3dd0a"/>
    </style:style>
    <style:style style:name="T127" style:family="text">
      <style:text-properties officeooo:rsid="00d58a18"/>
    </style:style>
    <style:style style:name="T128" style:family="text">
      <style:text-properties officeooo:rsid="00d80731"/>
    </style:style>
    <style:style style:name="T129" style:family="text">
      <style:text-properties officeooo:rsid="00d9acbf"/>
    </style:style>
    <style:style style:name="T130" style:family="text">
      <style:text-properties officeooo:rsid="00da20d6"/>
    </style:style>
    <style:style style:name="T131" style:family="text">
      <style:text-properties officeooo:rsid="00dbbd9a"/>
    </style:style>
    <style:style style:name="T132" style:family="text">
      <style:text-properties officeooo:rsid="00dd2b42"/>
    </style:style>
    <style:style style:name="T133" style:family="text">
      <style:text-properties officeooo:rsid="00df0c36"/>
    </style:style>
    <style:style style:name="T134" style:family="text">
      <style:text-properties officeooo:rsid="00e01382"/>
    </style:style>
    <style:style style:name="T135" style:family="text">
      <style:text-properties officeooo:rsid="00e04335"/>
    </style:style>
    <style:style style:name="T136" style:family="text">
      <style:text-properties officeooo:rsid="00e2285e"/>
    </style:style>
    <style:style style:name="T137" style:family="text">
      <style:text-properties officeooo:rsid="00e39c1b"/>
    </style:style>
    <style:style style:name="T138" style:family="text">
      <style:text-properties officeooo:rsid="00e46156"/>
    </style:style>
    <style:style style:name="T139" style:family="text">
      <style:text-properties officeooo:rsid="00e4e167"/>
    </style:style>
    <style:style style:name="T140" style:family="text">
      <style:text-properties officeooo:rsid="00e684d3"/>
    </style:style>
    <style:style style:name="T141" style:family="text">
      <style:text-properties officeooo:rsid="00e754eb"/>
    </style:style>
    <style:style style:name="T142" style:family="text">
      <style:text-properties officeooo:rsid="00e8157d"/>
    </style:style>
    <style:style style:name="T143" style:family="text">
      <style:text-properties officeooo:rsid="00ea0abe"/>
    </style:style>
    <style:style style:name="T144" style:family="text">
      <style:text-properties officeooo:rsid="00ebcfaf"/>
    </style:style>
    <style:style style:name="T145" style:family="text">
      <style:text-properties officeooo:rsid="00ecbe68"/>
    </style:style>
    <style:style style:name="T146" style:family="text">
      <style:text-properties officeooo:rsid="00ed6419"/>
    </style:style>
    <style:style style:name="T147" style:family="text">
      <style:text-properties officeooo:rsid="00edbdc5"/>
    </style:style>
    <style:style style:name="T148" style:family="text">
      <style:text-properties officeooo:rsid="00ee4a10"/>
    </style:style>
    <style:style style:name="T149" style:family="text">
      <style:text-properties officeooo:rsid="00eeaf96"/>
    </style:style>
    <style:style style:name="T150" style:family="text">
      <style:text-properties officeooo:rsid="00eff493"/>
    </style:style>
    <style:style style:name="T151" style:family="text">
      <style:text-properties officeooo:rsid="00f1e469"/>
    </style:style>
    <style:style style:name="T152" style:family="text">
      <style:text-properties officeooo:rsid="00f53973"/>
    </style:style>
    <style:style style:name="T153" style:family="text">
      <style:text-properties officeooo:rsid="00f6e0b0"/>
    </style:style>
    <style:style style:name="T154" style:family="text">
      <style:text-properties officeooo:rsid="00f8914b"/>
    </style:style>
    <style:style style:name="T155" style:family="text">
      <style:text-properties officeooo:rsid="00f8bca5"/>
    </style:style>
    <style:style style:name="T156" style:family="text">
      <style:text-properties officeooo:rsid="00fa204f"/>
    </style:style>
    <style:style style:name="T157" style:family="text">
      <style:text-properties officeooo:rsid="00fbec5a"/>
    </style:style>
    <style:style style:name="T158" style:family="text">
      <style:text-properties officeooo:rsid="00fd0be3"/>
    </style:style>
    <style:style style:name="T159" style:family="text">
      <style:text-properties officeooo:rsid="00fd32b1"/>
    </style:style>
    <style:style style:name="T160" style:family="text">
      <style:text-properties officeooo:rsid="00ff2dae"/>
    </style:style>
    <style:style style:name="T161" style:family="text">
      <style:text-properties officeooo:rsid="00ffc1ef"/>
    </style:style>
    <style:style style:name="T162" style:family="text">
      <style:text-properties officeooo:rsid="01012003"/>
    </style:style>
    <style:style style:name="T163" style:family="text">
      <style:text-properties officeooo:rsid="010281ac"/>
    </style:style>
    <style:style style:name="T164" style:family="text">
      <style:text-properties officeooo:rsid="01049e00"/>
    </style:style>
    <style:style style:name="T165" style:family="text">
      <style:text-properties officeooo:rsid="0104e36e"/>
    </style:style>
    <style:style style:name="T166" style:family="text">
      <style:text-properties officeooo:rsid="0108665b"/>
    </style:style>
    <style:style style:name="T167" style:family="text">
      <style:text-properties officeooo:rsid="010a2d7a"/>
    </style:style>
    <style:style style:name="T168" style:family="text">
      <style:text-properties officeooo:rsid="010ee1f7"/>
    </style:style>
    <style:style style:name="T169" style:family="text">
      <style:text-properties officeooo:rsid="0111ac0c"/>
    </style:style>
    <style:style style:name="T170" style:family="text">
      <style:text-properties officeooo:rsid="01125547"/>
    </style:style>
    <style:style style:name="T171" style:family="text">
      <style:text-properties officeooo:rsid="011296bf"/>
    </style:style>
    <style:style style:name="T172" style:family="text">
      <style:text-properties officeooo:rsid="01137b6f"/>
    </style:style>
    <style:style style:name="T173" style:family="text">
      <style:text-properties officeooo:rsid="01162b1f"/>
    </style:style>
    <style:style style:name="T174" style:family="text">
      <style:text-properties officeooo:rsid="0116a38c"/>
    </style:style>
    <style:style style:name="T175" style:family="text">
      <style:text-properties officeooo:rsid="011ab75e"/>
    </style:style>
    <style:style style:name="T176" style:family="text">
      <style:text-properties officeooo:rsid="011d0062"/>
    </style:style>
    <style:style style:name="T177" style:family="text">
      <style:text-properties officeooo:rsid="011d432f"/>
    </style:style>
    <style:style style:name="T178" style:family="text">
      <style:text-properties officeooo:rsid="011efdca"/>
    </style:style>
    <style:style style:name="T179" style:family="text">
      <style:text-properties officeooo:rsid="011fb208"/>
    </style:style>
    <style:style style:name="T180" style:family="text">
      <style:text-properties officeooo:rsid="011fe591"/>
    </style:style>
    <style:style style:name="T181" style:family="text">
      <style:text-properties officeooo:rsid="0121cdca"/>
    </style:style>
    <style:style style:name="T182" style:family="text">
      <style:text-properties officeooo:rsid="0122a637"/>
    </style:style>
    <style:style style:name="T183" style:family="text">
      <style:text-properties officeooo:rsid="01247ef2"/>
    </style:style>
    <style:style style:name="T184" style:family="text">
      <style:text-properties officeooo:rsid="0125e61f"/>
    </style:style>
    <style:style style:name="T185" style:family="text">
      <style:text-properties officeooo:rsid="012ba5b0"/>
    </style:style>
    <style:style style:name="T186" style:family="text">
      <style:text-properties officeooo:rsid="012cc90b"/>
    </style:style>
    <style:style style:name="T187" style:family="text">
      <style:text-properties officeooo:rsid="012d2f94"/>
    </style:style>
    <style:style style:name="T188" style:family="text">
      <style:text-properties officeooo:rsid="012d6233"/>
    </style:style>
    <style:style style:name="T189" style:family="text">
      <style:text-properties officeooo:rsid="013028d5"/>
    </style:style>
    <style:style style:name="T190" style:family="text">
      <style:text-properties officeooo:rsid="0130c9b0"/>
    </style:style>
    <style:style style:name="T191" style:family="text">
      <style:text-properties officeooo:rsid="013164ee"/>
    </style:style>
    <style:style style:name="T192" style:family="text">
      <style:text-properties officeooo:rsid="0131c7ae"/>
    </style:style>
    <style:style style:name="T193" style:family="text">
      <style:text-properties officeooo:rsid="01333ca0"/>
    </style:style>
    <style:style style:name="T194" style:family="text">
      <style:text-properties officeooo:rsid="0133e0f9"/>
    </style:style>
    <style:style style:name="T195" style:family="text">
      <style:text-properties officeooo:rsid="01365700"/>
    </style:style>
    <style:style style:name="T196" style:family="text">
      <style:text-properties officeooo:rsid="01396161"/>
    </style:style>
    <style:style style:name="T197" style:family="text">
      <style:text-properties officeooo:rsid="0140ebce"/>
    </style:style>
    <style:style style:name="T198" style:family="text">
      <style:text-properties officeooo:rsid="01411181"/>
    </style:style>
    <style:style style:name="T199" style:family="text">
      <style:text-properties officeooo:rsid="01464cd7"/>
    </style:style>
    <style:style style:name="T200" style:family="text">
      <style:text-properties officeooo:rsid="01467d4a"/>
    </style:style>
    <style:style style:name="T201" style:family="text">
      <style:text-properties officeooo:rsid="014682d5"/>
    </style:style>
    <style:style style:name="T202" style:family="text">
      <style:text-properties officeooo:rsid="011c9e92"/>
    </style:style>
    <style:style style:name="T203" style:family="text">
      <style:text-properties officeooo:rsid="014b60ab"/>
    </style:style>
    <style:style style:name="T204" style:family="text">
      <style:text-properties officeooo:rsid="014c2ce0"/>
    </style:style>
    <style:style style:name="T205" style:family="text">
      <style:text-properties officeooo:rsid="014d1af2"/>
    </style:style>
    <style:style style:name="T206" style:family="text">
      <style:text-properties officeooo:rsid="014e66b5"/>
    </style:style>
    <style:style style:name="T207" style:family="text">
      <style:text-properties officeooo:rsid="014ffce2"/>
    </style:style>
    <style:style style:name="T208" style:family="text">
      <style:text-properties officeooo:rsid="01503951"/>
    </style:style>
    <style:style style:name="T209" style:family="text">
      <style:text-properties officeooo:rsid="01519269"/>
    </style:style>
    <style:style style:name="T210" style:family="text">
      <style:text-properties officeooo:rsid="0151a926"/>
    </style:style>
    <style:style style:name="T211" style:family="text">
      <style:text-properties officeooo:rsid="0155bfaa"/>
    </style:style>
    <style:style style:name="T212" style:family="text">
      <style:text-properties officeooo:rsid="0156b8ec"/>
    </style:style>
    <style:style style:name="T213" style:family="text">
      <style:text-properties officeooo:rsid="015a0fcd"/>
    </style:style>
    <style:style style:name="T214" style:family="text">
      <style:text-properties officeooo:rsid="015a2f9b"/>
    </style:style>
    <style:style style:name="T215" style:family="text">
      <style:text-properties officeooo:rsid="015cbb5c"/>
    </style:style>
    <style:style style:name="T216" style:family="text">
      <style:text-properties officeooo:rsid="015fb2ba"/>
    </style:style>
    <style:style style:name="T217" style:family="text">
      <style:text-properties officeooo:rsid="01618568"/>
    </style:style>
    <style:style style:name="T218" style:family="text">
      <style:text-properties style:font-name="Liberation Serif"/>
    </style:style>
    <style:style style:name="T219" style:family="text">
      <style:text-properties style:font-name="Liberation Serif1"/>
    </style:style>
    <style:style style:name="T220" style:family="text">
      <style:text-properties officeooo:rsid="01653346"/>
    </style:style>
    <style:style style:name="T221" style:family="text">
      <style:text-properties officeooo:rsid="01690dee"/>
    </style:style>
    <style:style style:name="T222" style:family="text">
      <style:text-properties officeooo:rsid="01696742"/>
    </style:style>
    <style:style style:name="T223" style:family="text">
      <style:text-properties officeooo:rsid="016be646"/>
    </style:style>
    <style:style style:name="T224" style:family="text">
      <style:text-properties officeooo:rsid="016bf7b9"/>
    </style:style>
    <style:style style:name="T225" style:family="text">
      <style:text-properties officeooo:rsid="016ddc0a"/>
    </style:style>
    <style:style style:name="T226" style:family="text">
      <style:text-properties officeooo:rsid="017162ad"/>
    </style:style>
    <style:style style:name="T227" style:family="text">
      <style:text-properties officeooo:rsid="01726287"/>
    </style:style>
    <style:style style:name="T228" style:family="text">
      <style:text-properties officeooo:rsid="0172779b"/>
    </style:style>
    <style:style style:name="T229" style:family="text">
      <style:text-properties officeooo:rsid="017394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3"/>
        <table:table-row>
          <table:table-cell table:style-name="Table1.A1" office:value-type="string">
            <text:p text:style-name="P67">classic 0.0.2a</text:p>
          </table:table-cell>
          <table:table-cell table:style-name="Table1.A1" office:value-type="string">
            <text:p text:style-name="P67">0.0.1.2</text:p>
          </table:table-cell>
          <table:table-cell table:style-name="Table1.A1" office:value-type="string">
            <text:p text:style-name="P69">2</text:p>
          </table:table-cell>
        </table:table-row>
        <table:table-row>
          <table:table-cell table:style-name="Table1.A1" office:value-type="string">
            <text:p text:style-name="P67">classic 0.0.3a</text:p>
          </table:table-cell>
          <table:table-cell table:style-name="Table1.A1" office:value-type="string">
            <text:p text:style-name="P67">0.0.1.3</text:p>
          </table:table-cell>
          <table:table-cell table:style-name="Table1.A1" office:value-type="string">
            <text:p text:style-name="P69">3</text:p>
          </table:table-cell>
        </table:table-row>
        <table:table-row>
          <table:table-cell table:style-name="Table1.A1" office:value-type="string">
            <text:p text:style-name="P67">classic 0.0.9a</text:p>
          </table:table-cell>
          <table:table-cell table:style-name="Table1.A1" office:value-type="string">
            <text:p text:style-name="P67">0.0.1.9</text:p>
          </table:table-cell>
          <table:table-cell table:style-name="Table1.A1" office:value-type="string">
            <text:p text:style-name="P69">9</text:p>
          </table:table-cell>
        </table:table-row>
        <table:table-row>
          <table:table-cell table:style-name="Table1.A1" office:value-type="string">
            <text:p text:style-name="P67">classic 0.0.10a</text:p>
          </table:table-cell>
          <table:table-cell table:style-name="Table1.A1" office:value-type="string">
            <text:p text:style-name="P67">0.0.1.10</text:p>
          </table:table-cell>
          <table:table-cell table:style-name="Table1.A1" office:value-type="string">
            <text:p text:style-name="P69">10</text:p>
          </table:table-cell>
        </table:table-row>
        <table:table-row>
          <table:table-cell table:style-name="Table1.A1" office:value-type="string">
            <text:p text:style-name="P67">classic 0.0.11a</text:p>
          </table:table-cell>
          <table:table-cell table:style-name="Table1.A1" office:value-type="string">
            <text:p text:style-name="P67">0.0.1.11</text:p>
          </table:table-cell>
          <table:table-cell table:style-name="Table1.A1" office:value-type="string">
            <text:p text:style-name="P69">11</text:p>
          </table:table-cell>
        </table:table-row>
        <table:table-row>
          <table:table-cell table:style-name="Table1.A1" office:value-type="string">
            <text:p text:style-name="P67">classic 0.0.12a</text:p>
          </table:table-cell>
          <table:table-cell table:style-name="Table1.A1" office:value-type="string">
            <text:p text:style-name="P67">0.0.1.12</text:p>
          </table:table-cell>
          <table:table-cell table:style-name="Table1.A1" office:value-type="string">
            <text:p text:style-name="P69">12</text:p>
          </table:table-cell>
        </table:table-row>
        <table:table-row>
          <table:table-cell table:style-name="Table1.A1" office:value-type="string">
            <text:p text:style-name="P67">classic 0.0.13a</text:p>
          </table:table-cell>
          <table:table-cell table:style-name="Table1.A1" office:value-type="string">
            <text:p text:style-name="P67">0.0.1.13</text:p>
          </table:table-cell>
          <table:table-cell table:style-name="Table1.A1" office:value-type="string">
            <text:p text:style-name="P69">13</text:p>
          </table:table-cell>
        </table:table-row>
        <table:table-row>
          <table:table-cell table:style-name="Table1.A1" office:value-type="string">
            <text:p text:style-name="P67">classic 0.0.14a</text:p>
          </table:table-cell>
          <table:table-cell table:style-name="Table1.A1" office:value-type="string">
            <text:p text:style-name="P67">0.0.1.14</text:p>
          </table:table-cell>
          <table:table-cell table:style-name="Table1.A1" office:value-type="string">
            <text:p text:style-name="P69">14</text:p>
          </table:table-cell>
        </table:table-row>
        <table:table-row>
          <table:table-cell table:style-name="Table1.A1" office:value-type="string">
            <text:p text:style-name="P67">classic 0.0.15a</text:p>
          </table:table-cell>
          <table:table-cell table:style-name="Table1.A1" office:value-type="string">
            <text:p text:style-name="P67">0.0.1.15</text:p>
          </table:table-cell>
          <table:table-cell table:style-name="Table1.A1" office:value-type="string">
            <text:p text:style-name="P69">15</text:p>
          </table:table-cell>
        </table:table-row>
        <table:table-row>
          <table:table-cell table:style-name="Table1.A1" office:value-type="string">
            <text:p text:style-name="P67">classic 0.0.16a</text:p>
          </table:table-cell>
          <table:table-cell table:style-name="Table1.A1" office:value-type="string">
            <text:p text:style-name="P67">0.0.1.16</text:p>
          </table:table-cell>
          <table:table-cell table:style-name="Table1.A1" office:value-type="string">
            <text:p text:style-name="P69">16</text:p>
          </table:table-cell>
        </table:table-row>
        <table:table-row>
          <table:table-cell table:style-name="Table1.A1" office:value-type="string">
            <text:p text:style-name="P67">classic 0.0.17a</text:p>
          </table:table-cell>
          <table:table-cell table:style-name="Table1.A1" office:value-type="string">
            <text:p text:style-name="P67">0.0.1.17</text:p>
          </table:table-cell>
          <table:table-cell table:style-name="Table1.A1" office:value-type="string">
            <text:p text:style-name="P69">17</text:p>
          </table:table-cell>
        </table:table-row>
        <table:table-row>
          <table:table-cell table:style-name="Table1.A1" office:value-type="string">
            <text:p text:style-name="P67">classic 0.0.18a</text:p>
          </table:table-cell>
          <table:table-cell table:style-name="Table1.A1" office:value-type="string">
            <text:p text:style-name="P67">0.0.1.18</text:p>
          </table:table-cell>
          <table:table-cell table:style-name="Table1.A1" office:value-type="string">
            <text:p text:style-name="P69">18</text:p>
          </table:table-cell>
        </table:table-row>
        <table:table-row table:style-name="Table1.13">
          <table:table-cell table:style-name="Table1.A1" office:value-type="string">
            <text:p text:style-name="P67">classic 0.0.19a</text:p>
          </table:table-cell>
          <table:table-cell table:style-name="Table1.A1" office:value-type="string">
            <text:p text:style-name="P67">0.0.1.19</text:p>
          </table:table-cell>
          <table:table-cell table:style-name="Table1.A1" office:value-type="string">
            <text:p text:style-name="P69">19</text:p>
          </table:table-cell>
        </table:table-row>
        <table:table-row>
          <table:table-cell table:style-name="Table1.A1" office:value-type="string">
            <text:p text:style-name="P67">classic 0.0.20a</text:p>
          </table:table-cell>
          <table:table-cell table:style-name="Table1.A1" office:value-type="string">
            <text:p text:style-name="P67">0.0.1.20</text:p>
          </table:table-cell>
          <table:table-cell table:style-name="Table1.A1" office:value-type="string">
            <text:p text:style-name="P69">20</text:p>
          </table:table-cell>
        </table:table-row>
        <table:table-row>
          <table:table-cell table:style-name="Table1.A1" office:value-type="string">
            <text:p text:style-name="P67">classic 0.0.21a</text:p>
          </table:table-cell>
          <table:table-cell table:style-name="Table1.A1" office:value-type="string">
            <text:p text:style-name="P67">0.0.1.21</text:p>
          </table:table-cell>
          <table:table-cell table:style-name="Table1.A1" office:value-type="string">
            <text:p text:style-name="P69">21</text:p>
          </table:table-cell>
        </table:table-row>
        <table:table-row>
          <table:table-cell table:style-name="Table1.A1" office:value-type="string">
            <text:p text:style-name="P67">classic 0.0.22a</text:p>
          </table:table-cell>
          <table:table-cell table:style-name="Table1.A1" office:value-type="string">
            <text:p text:style-name="P67">0.0.1.22</text:p>
          </table:table-cell>
          <table:table-cell table:style-name="Table1.A1" office:value-type="string">
            <text:p text:style-name="P69">22</text:p>
          </table:table-cell>
        </table:table-row>
        <table:table-row>
          <table:table-cell table:style-name="Table1.A1" office:value-type="string">
            <text:p text:style-name="P67">classic 0.0.23a</text:p>
          </table:table-cell>
          <table:table-cell table:style-name="Table1.A1" office:value-type="string">
            <text:p text:style-name="P67">0.0.1.23</text:p>
          </table:table-cell>
          <table:table-cell table:style-name="Table1.A1" office:value-type="string">
            <text:p text:style-name="P69">23</text:p>
          </table:table-cell>
        </table:table-row>
        <table:table-row>
          <table:table-cell table:style-name="Table1.A1" office:value-type="string">
            <text:p text:style-name="P67">classic 0.24</text:p>
          </table:table-cell>
          <table:table-cell table:style-name="Table1.A1" office:value-type="string">
            <text:p text:style-name="P67">0.0.24</text:p>
          </table:table-cell>
          <table:table-cell table:style-name="Table1.A1" office:value-type="string">
            <text:p text:style-name="P69">24</text:p>
          </table:table-cell>
        </table:table-row>
        <table:table-row>
          <table:table-cell table:style-name="Table1.A1" office:value-type="string">
            <text:p text:style-name="P67">classic 0.25</text:p>
          </table:table-cell>
          <table:table-cell table:style-name="Table1.A1" office:value-type="string">
            <text:p text:style-name="P67">0.0.25</text:p>
          </table:table-cell>
          <table:table-cell table:style-name="Table1.A1" office:value-type="string">
            <text:p text:style-name="P69">25</text:p>
          </table:table-cell>
        </table:table-row>
        <table:table-row>
          <table:table-cell table:style-name="Table1.A1" office:value-type="string">
            <text:p text:style-name="P67">classic 0.26</text:p>
          </table:table-cell>
          <table:table-cell table:style-name="Table1.A1" office:value-type="string">
            <text:p text:style-name="P67">0.0.26</text:p>
          </table:table-cell>
          <table:table-cell table:style-name="Table1.A1" office:value-type="string">
            <text:p text:style-name="P69">26</text:p>
          </table:table-cell>
        </table:table-row>
        <table:table-row>
          <table:table-cell table:style-name="Table1.A1" office:value-type="string">
            <text:p text:style-name="P67">classic 0.27</text:p>
          </table:table-cell>
          <table:table-cell table:style-name="Table1.A1" office:value-type="string">
            <text:p text:style-name="P67">0.0.27</text:p>
          </table:table-cell>
          <table:table-cell table:style-name="Table1.A1" office:value-type="string">
            <text:p text:style-name="P69">27</text:p>
          </table:table-cell>
        </table:table-row>
        <table:table-row>
          <table:table-cell table:style-name="Table1.A1" office:value-type="string">
            <text:p text:style-name="P67">classic 0.28</text:p>
          </table:table-cell>
          <table:table-cell table:style-name="Table1.A1" office:value-type="string">
            <text:p text:style-name="P67">0.0.28</text:p>
          </table:table-cell>
          <table:table-cell table:style-name="Table1.A1" office:value-type="string">
            <text:p text:style-name="P69">28</text:p>
          </table:table-cell>
        </table:table-row>
        <table:table-row>
          <table:table-cell table:style-name="Table1.A1" office:value-type="string">
            <text:p text:style-name="P67">classic 0.29</text:p>
          </table:table-cell>
          <table:table-cell table:style-name="Table1.A1" office:value-type="string">
            <text:p text:style-name="P67">0.0.29</text:p>
          </table:table-cell>
          <table:table-cell table:style-name="Table1.A1" office:value-type="string">
            <text:p text:style-name="P69">29</text:p>
          </table:table-cell>
        </table:table-row>
        <table:table-row table:style-name="Table1.24">
          <table:table-cell table:style-name="Table1.A1" office:value-type="string">
            <text:p text:style-name="P67">classic 0.30</text:p>
          </table:table-cell>
          <table:table-cell table:style-name="Table1.A1" office:value-type="string">
            <text:p text:style-name="P67">0.0.30</text:p>
          </table:table-cell>
          <table:table-cell table:style-name="Table1.A1" office:value-type="string">
            <text:p text:style-name="P69">30</text:p>
          </table:table-cell>
        </table:table-row>
        <table:table-row>
          <table:table-cell table:style-name="Table1.A1" office:value-type="string">
            <text:p text:style-name="P67">indev 0.31</text:p>
          </table:table-cell>
          <table:table-cell table:style-name="Table1.A1" office:value-type="string">
            <text:p text:style-name="P67">0.0.31</text:p>
          </table:table-cell>
          <table:table-cell table:style-name="Table1.A1" office:value-type="string">
            <text:p text:style-name="P69">31</text:p>
          </table:table-cell>
        </table:table-row>
        <table:table-row>
          <table:table-cell table:style-name="Table1.A1" office:value-type="string">
            <text:p text:style-name="P67">indev</text:p>
          </table:table-cell>
          <table:table-cell table:style-name="Table1.A1" office:value-type="string">
            <text:p text:style-name="P67">indev</text:p>
          </table:table-cell>
          <table:table-cell table:style-name="Table1.A1" office:value-type="string">
            <text:p text:style-name="P69">0</text:p>
          </table:table-cell>
        </table:table-row>
        <table:table-row>
          <table:table-cell table:style-name="Table1.A1" office:value-type="string">
            <text:p text:style-name="P67">infdev</text:p>
          </table:table-cell>
          <table:table-cell table:style-name="Table1.A1" office:value-type="string">
            <text:p text:style-name="P67">infdev</text:p>
          </table:table-cell>
          <table:table-cell table:style-name="Table1.A1" office:value-type="string">
            <text:p text:style-name="P69">0</text:p>
          </table:table-cell>
        </table:table-row>
        <table:table-row>
          <table:table-cell table:style-name="Table1.A1" office:value-type="string">
            <text:p text:style-name="P67">Alpha v1.0</text:p>
          </table:table-cell>
          <table:table-cell table:style-name="Table1.A1" office:value-type="string">
            <text:p text:style-name="P67">0.1.0</text:p>
          </table:table-cell>
          <table:table-cell table:style-name="Table1.A1" office:value-type="string">
            <text:p text:style-name="P69">1</text:p>
          </table:table-cell>
        </table:table-row>
        <table:table-row>
          <table:table-cell table:style-name="Table1.A1" office:value-type="string">
            <text:p text:style-name="P67">Alpha v1.1</text:p>
          </table:table-cell>
          <table:table-cell table:style-name="Table1.A1" office:value-type="string">
            <text:p text:style-name="P67">0.1.1</text:p>
          </table:table-cell>
          <table:table-cell table:style-name="Table1.A1" office:value-type="string">
            <text:p text:style-name="P69">2</text:p>
          </table:table-cell>
        </table:table-row>
        <table:table-row>
          <table:table-cell table:style-name="Table1.A1" office:value-type="string">
            <text:p text:style-name="P67">Alpha v1.2</text:p>
          </table:table-cell>
          <table:table-cell table:style-name="Table1.A1" office:value-type="string">
            <text:p text:style-name="P67">0.1.2</text:p>
          </table:table-cell>
          <table:table-cell table:style-name="Table1.A1" office:value-type="string">
            <text:p text:style-name="P69">3</text:p>
          </table:table-cell>
        </table:table-row>
        <table:table-row>
          <table:table-cell table:style-name="Table1.A1" office:value-type="string">
            <text:p text:style-name="P67">Beta 1.0</text:p>
          </table:table-cell>
          <table:table-cell table:style-name="Table1.A1" office:value-type="string">
            <text:p text:style-name="P67">1.0</text:p>
          </table:table-cell>
          <table:table-cell table:style-name="Table1.A1" office:value-type="string">
            <text:p text:style-name="P69">1</text:p>
          </table:table-cell>
        </table:table-row>
        <table:table-row>
          <table:table-cell table:style-name="Table1.A1" office:value-type="string">
            <text:p text:style-name="P67">Beta 1.1</text:p>
          </table:table-cell>
          <table:table-cell table:style-name="Table1.A1" office:value-type="string">
            <text:p text:style-name="P67">1.1</text:p>
          </table:table-cell>
          <table:table-cell table:style-name="Table1.A1" office:value-type="string">
            <text:p text:style-name="P69">2</text:p>
          </table:table-cell>
        </table:table-row>
        <table:table-row>
          <table:table-cell table:style-name="Table1.A1" office:value-type="string">
            <text:p text:style-name="P67">Beta 1.2</text:p>
          </table:table-cell>
          <table:table-cell table:style-name="Table1.A1" office:value-type="string">
            <text:p text:style-name="P67">1.2</text:p>
          </table:table-cell>
          <table:table-cell table:style-name="Table1.A1" office:value-type="string">
            <text:p text:style-name="P69">3</text:p>
          </table:table-cell>
        </table:table-row>
        <table:table-row>
          <table:table-cell table:style-name="Table1.A1" office:value-type="string">
            <text:p text:style-name="P67">Beta 1.3</text:p>
          </table:table-cell>
          <table:table-cell table:style-name="Table1.A1" office:value-type="string">
            <text:p text:style-name="P67">1.3</text:p>
          </table:table-cell>
          <table:table-cell table:style-name="Table1.A1" office:value-type="string">
            <text:p text:style-name="P69">4</text:p>
          </table:table-cell>
        </table:table-row>
        <text:soft-page-break/>
        <table:table-row>
          <table:table-cell table:style-name="Table1.A1" office:value-type="string">
            <text:p text:style-name="P67">Beta 1.4</text:p>
          </table:table-cell>
          <table:table-cell table:style-name="Table1.A1" office:value-type="string">
            <text:p text:style-name="P67">1.4</text:p>
          </table:table-cell>
          <table:table-cell table:style-name="Table1.A1" office:value-type="string">
            <text:p text:style-name="P69">5</text:p>
          </table:table-cell>
        </table:table-row>
        <table:table-row>
          <table:table-cell table:style-name="Table1.A1" office:value-type="string">
            <text:p text:style-name="P67">Beta 1.5</text:p>
          </table:table-cell>
          <table:table-cell table:style-name="Table1.A1" office:value-type="string">
            <text:p text:style-name="P67">1.5</text:p>
          </table:table-cell>
          <table:table-cell table:style-name="Table1.A1" office:value-type="string">
            <text:p text:style-name="P69">6</text:p>
          </table:table-cell>
        </table:table-row>
        <table:table-row>
          <table:table-cell table:style-name="Table1.A1" office:value-type="string">
            <text:p text:style-name="P67">Beta 1.6</text:p>
          </table:table-cell>
          <table:table-cell table:style-name="Table1.A1" office:value-type="string">
            <text:p text:style-name="P67">1.6</text:p>
          </table:table-cell>
          <table:table-cell table:style-name="Table1.A1" office:value-type="string">
            <text:p text:style-name="P69">7</text:p>
          </table:table-cell>
        </table:table-row>
        <table:table-row>
          <table:table-cell table:style-name="Table1.A1" office:value-type="string">
            <text:p text:style-name="P67">Beta 1.7</text:p>
          </table:table-cell>
          <table:table-cell table:style-name="Table1.A1" office:value-type="string">
            <text:p text:style-name="P67">1.7</text:p>
          </table:table-cell>
          <table:table-cell table:style-name="Table1.A1" office:value-type="string">
            <text:p text:style-name="P69">8</text:p>
          </table:table-cell>
        </table:table-row>
        <table:table-row>
          <table:table-cell table:style-name="Table1.A1" office:value-type="string">
            <text:p text:style-name="P67">Beta 1.8</text:p>
          </table:table-cell>
          <table:table-cell table:style-name="Table1.A1" office:value-type="string">
            <text:p text:style-name="P67">1.8</text:p>
          </table:table-cell>
          <table:table-cell table:style-name="Table1.A1" office:value-type="string">
            <text:p text:style-name="P69">9</text:p>
          </table:table-cell>
        </table:table-row>
        <table:table-row>
          <table:table-cell table:style-name="Table1.A1" office:value-type="string">
            <text:p text:style-name="P67">1.0</text:p>
          </table:table-cell>
          <table:table-cell table:style-name="Table1.A1" office:value-type="string">
            <text:p text:style-name="P67">1.9</text:p>
          </table:table-cell>
          <table:table-cell table:style-name="Table1.A1" office:value-type="string">
            <text:p text:style-name="P69">10</text:p>
          </table:table-cell>
        </table:table-row>
        <table:table-row>
          <table:table-cell table:style-name="Table1.A1" office:value-type="string">
            <text:p text:style-name="P67">1.1</text:p>
          </table:table-cell>
          <table:table-cell table:style-name="Table1.A1" office:value-type="string">
            <text:p text:style-name="P67">1.10</text:p>
          </table:table-cell>
          <table:table-cell table:style-name="Table1.A1" office:value-type="string">
            <text:p text:style-name="P69">11</text:p>
          </table:table-cell>
        </table:table-row>
        <table:table-row>
          <table:table-cell table:style-name="Table1.A1" office:value-type="string">
            <text:p text:style-name="P67">1.2</text:p>
          </table:table-cell>
          <table:table-cell table:style-name="Table1.A1" office:value-type="string">
            <text:p text:style-name="P67">1.11</text:p>
          </table:table-cell>
          <table:table-cell table:style-name="Table1.A1" office:value-type="string">
            <text:p text:style-name="P69">12</text:p>
          </table:table-cell>
        </table:table-row>
        <table:table-row>
          <table:table-cell table:style-name="Table1.A1" office:value-type="string">
            <text:p text:style-name="P67">1.3</text:p>
          </table:table-cell>
          <table:table-cell table:style-name="Table1.A1" office:value-type="string">
            <text:p text:style-name="P67">1.12</text:p>
          </table:table-cell>
          <table:table-cell table:style-name="Table1.A1" office:value-type="string">
            <text:p text:style-name="P69">13</text:p>
          </table:table-cell>
        </table:table-row>
        <table:table-row>
          <table:table-cell table:style-name="Table1.A1" office:value-type="string">
            <text:p text:style-name="P67">1.4</text:p>
          </table:table-cell>
          <table:table-cell table:style-name="Table1.A1" office:value-type="string">
            <text:p text:style-name="P67">1.13</text:p>
          </table:table-cell>
          <table:table-cell table:style-name="Table1.A1" office:value-type="string">
            <text:p text:style-name="P69">14</text:p>
          </table:table-cell>
        </table:table-row>
        <table:table-row>
          <table:table-cell table:style-name="Table1.A1" office:value-type="string">
            <text:p text:style-name="P67">1.5</text:p>
          </table:table-cell>
          <table:table-cell table:style-name="Table1.A1" office:value-type="string">
            <text:p text:style-name="P67">1.14</text:p>
          </table:table-cell>
          <table:table-cell table:style-name="Table1.A1" office:value-type="string">
            <text:p text:style-name="P69">15</text:p>
          </table:table-cell>
        </table:table-row>
        <table:table-row>
          <table:table-cell table:style-name="Table1.A1" office:value-type="string">
            <text:p text:style-name="P67">1.6</text:p>
          </table:table-cell>
          <table:table-cell table:style-name="Table1.A1" office:value-type="string">
            <text:p text:style-name="P67">1.15</text:p>
          </table:table-cell>
          <table:table-cell table:style-name="Table1.A1" office:value-type="string">
            <text:p text:style-name="P69">16</text:p>
          </table:table-cell>
        </table:table-row>
        <table:table-row table:style-name="Table1.47">
          <table:table-cell table:style-name="Table1.A1" office:value-type="string">
            <text:p text:style-name="P67">1.7</text:p>
          </table:table-cell>
          <table:table-cell table:style-name="Table1.A1" office:value-type="string">
            <text:p text:style-name="P67">1.16</text:p>
          </table:table-cell>
          <table:table-cell table:style-name="Table1.A1" office:value-type="string">
            <text:p text:style-name="P69">17</text:p>
          </table:table-cell>
        </table:table-row>
        <table:table-row>
          <table:table-cell table:style-name="Table1.A1" office:value-type="string">
            <text:p text:style-name="P67">1.8</text:p>
          </table:table-cell>
          <table:table-cell table:style-name="Table1.A1" office:value-type="string">
            <text:p text:style-name="P67">1.17</text:p>
          </table:table-cell>
          <table:table-cell table:style-name="Table1.A1" office:value-type="string">
            <text:p text:style-name="P69">18</text:p>
          </table:table-cell>
        </table:table-row>
        <table:table-row>
          <table:table-cell table:style-name="Table1.A1" office:value-type="string">
            <text:p text:style-name="P67">1.9</text:p>
          </table:table-cell>
          <table:table-cell table:style-name="Table1.A1" office:value-type="string">
            <text:p text:style-name="P67">1.18</text:p>
          </table:table-cell>
          <table:table-cell table:style-name="Table1.A1" office:value-type="string">
            <text:p text:style-name="P69">19</text:p>
          </table:table-cell>
        </table:table-row>
        <table:table-row>
          <table:table-cell table:style-name="Table1.A1" office:value-type="string">
            <text:p text:style-name="P67">1.10</text:p>
          </table:table-cell>
          <table:table-cell table:style-name="Table1.A1" office:value-type="string">
            <text:p text:style-name="P67">1.19</text:p>
          </table:table-cell>
          <table:table-cell table:style-name="Table1.A1" office:value-type="string">
            <text:p text:style-name="P69">20</text:p>
          </table:table-cell>
        </table:table-row>
        <table:table-row>
          <table:table-cell table:style-name="Table1.A1" office:value-type="string">
            <text:p text:style-name="P67">1.11</text:p>
          </table:table-cell>
          <table:table-cell table:style-name="Table1.A1" office:value-type="string">
            <text:p text:style-name="P67">1.20</text:p>
          </table:table-cell>
          <table:table-cell table:style-name="Table1.A1" office:value-type="string">
            <text:p text:style-name="P69">21</text:p>
          </table:table-cell>
        </table:table-row>
        <table:table-row>
          <table:table-cell table:style-name="Table1.A1" office:value-type="string">
            <text:p text:style-name="P67">1.12</text:p>
          </table:table-cell>
          <table:table-cell table:style-name="Table1.A1" office:value-type="string">
            <text:p text:style-name="P67">1.21</text:p>
          </table:table-cell>
          <table:table-cell table:style-name="Table1.A1" office:value-type="string">
            <text:p text:style-name="P69">22</text:p>
          </table:table-cell>
        </table:table-row>
        <table:table-row>
          <table:table-cell table:style-name="Table1.A1" office:value-type="string">
            <text:p text:style-name="P67">1.13</text:p>
          </table:table-cell>
          <table:table-cell table:style-name="Table1.A1" office:value-type="string">
            <text:p text:style-name="P67">1.22</text:p>
          </table:table-cell>
          <table:table-cell table:style-name="Table1.A1" office:value-type="string">
            <text:p text:style-name="P69">23</text:p>
          </table:table-cell>
        </table:table-row>
        <table:table-row>
          <table:table-cell table:style-name="Table1.A1" office:value-type="string">
            <text:p text:style-name="P67">1.14</text:p>
          </table:table-cell>
          <table:table-cell table:style-name="Table1.A1" office:value-type="string">
            <text:p text:style-name="P67">1.23</text:p>
          </table:table-cell>
          <table:table-cell table:style-name="Table1.A1" office:value-type="string">
            <text:p text:style-name="P69">24</text:p>
          </table:table-cell>
        </table:table-row>
        <table:table-row>
          <table:table-cell table:style-name="Table1.A1" office:value-type="string">
            <text:p text:style-name="P67">1.15</text:p>
          </table:table-cell>
          <table:table-cell table:style-name="Table1.A1" office:value-type="string">
            <text:p text:style-name="P67">1.24</text:p>
          </table:table-cell>
          <table:table-cell table:style-name="Table1.A1" office:value-type="string">
            <text:p text:style-name="P69">25</text:p>
          </table:table-cell>
        </table:table-row>
        <table:table-row>
          <table:table-cell table:style-name="Table1.A1" office:value-type="string">
            <text:p text:style-name="P67">20w14∞</text:p>
          </table:table-cell>
          <table:table-cell table:style-name="Table1.A1" office:value-type="string">
            <text:p text:style-name="P68">20w14∞</text:p>
          </table:table-cell>
          <table:table-cell table:style-name="Table1.A1" office:value-type="string">
            <text:p text:style-name="P69"/>
          </table:table-cell>
        </table:table-row>
        <table:table-row>
          <table:table-cell table:style-name="Table1.A1" office:value-type="string">
            <text:p text:style-name="P67">1.16</text:p>
          </table:table-cell>
          <table:table-cell table:style-name="Table1.A1" office:value-type="string">
            <text:p text:style-name="P67">1.25</text:p>
          </table:table-cell>
          <table:table-cell table:style-name="Table1.A1" office:value-type="string">
            <text:p text:style-name="P69">26</text:p>
          </table:table-cell>
        </table:table-row>
        <table:table-row>
          <table:table-cell table:style-name="Table1.A1" office:value-type="string">
            <text:p text:style-name="P67">1.17</text:p>
          </table:table-cell>
          <table:table-cell table:style-name="Table1.A1" office:value-type="string">
            <text:p text:style-name="P67">1.26</text:p>
          </table:table-cell>
          <table:table-cell table:style-name="Table1.A1" office:value-type="string">
            <text:p text:style-name="P69">27</text:p>
          </table:table-cell>
        </table:table-row>
        <table:table-row>
          <table:table-cell table:style-name="Table1.A1" office:value-type="string">
            <text:p text:style-name="P67">1.18</text:p>
          </table:table-cell>
          <table:table-cell table:style-name="Table1.A1" office:value-type="string">
            <text:p text:style-name="P67">1.27</text:p>
          </table:table-cell>
          <table:table-cell table:style-name="Table1.A1" office:value-type="string">
            <text:p text:style-name="P69">28</text:p>
          </table:table-cell>
        </table:table-row>
        <table:table-row>
          <table:table-cell table:style-name="Table1.A1" office:value-type="string">
            <text:p text:style-name="P67">1.19</text:p>
          </table:table-cell>
          <table:table-cell table:style-name="Table1.A1" office:value-type="string">
            <text:p text:style-name="P67">1.28</text:p>
          </table:table-cell>
          <table:table-cell table:style-name="Table1.A1" office:value-type="string">
            <text:p text:style-name="P69">29</text:p>
          </table:table-cell>
        </table:table-row>
        <table:table-row>
          <table:table-cell table:style-name="Table1.A1" office:value-type="string">
            <text:p text:style-name="P67">1.20</text:p>
          </table:table-cell>
          <table:table-cell table:style-name="Table1.A1" office:value-type="string">
            <text:p text:style-name="P67">1.29</text:p>
          </table:table-cell>
          <table:table-cell table:style-name="Table1.A1" office:value-type="string">
            <text:p text:style-name="P69">30</text:p>
          </table:table-cell>
        </table:table-row>
        <table:table-row>
          <table:table-cell table:style-name="Table1.A1" office:value-type="string">
            <text:p text:style-name="P67">1.21</text:p>
          </table:table-cell>
          <table:table-cell table:style-name="Table1.A1" office:value-type="string">
            <text:p text:style-name="P67">1.30</text:p>
          </table:table-cell>
          <table:table-cell table:style-name="Table1.A1" office:value-type="string">
            <text:p text:style-name="P69">31</text:p>
          </table:table-cell>
        </table:table-row>
      </table:table>
      <text:p text:style-name="P91"/>
      <text:p text:style-name="P91">List of allotrophs according to the endermen (symbol)<text:span text:style-name="T104"> [weight]</text:span></text:p>
      <table:table table:name="Table3" table:style-name="Table3">
        <table:table-column table:style-name="Table3.A" table:number-columns-repeated="3"/>
        <table:table-row>
          <table:table-cell table:style-name="Table3.A1" office:value-type="string">
            <text:p text:style-name="P90">name of allotroph</text:p>
          </table:table-cell>
          <table:table-cell table:style-name="Table3.A1" office:value-type="string">
            <text:p text:style-name="P90">name of element</text:p>
          </table:table-cell>
          <table:table-cell table:style-name="Table3.C1" office:value-type="string">
            <text:p text:style-name="P90">real life equivalent</text:p>
          </table:table-cell>
        </table:table-row>
        <table:table-row table:style-name="Table3.2">
          <table:table-cell table:style-name="Table3.A2" office:value-type="string">
            <text:p text:style-name="P90">Hydrogen </text:p>
          </table:table-cell>
          <table:table-cell table:style-name="Table3.A2" office:value-type="string">
            <text:p text:style-name="P81">Hydrogen (H) [1]</text:p>
          </table:table-cell>
          <table:table-cell table:style-name="Table3.C2" office:value-type="string">
            <text:p text:style-name="P81">H</text:p>
          </table:table-cell>
        </table:table-row>
        <text:soft-page-break/>
        <table:table-row table:style-name="Table3.3">
          <table:table-cell table:style-name="Table3.A2" office:value-type="string">
            <text:p text:style-name="P81">Deuterium </text:p>
          </table:table-cell>
          <table:table-cell table:style-name="Table3.A2" office:value-type="string">
            <text:p text:style-name="P81">Deuterium (D) [2]</text:p>
          </table:table-cell>
          <table:table-cell table:style-name="Table3.C2" office:value-type="string">
            <text:p text:style-name="P81">D</text:p>
          </table:table-cell>
        </table:table-row>
        <table:table-row>
          <table:table-cell table:style-name="Table3.A2" office:value-type="string">
            <text:p text:style-name="P81">Tritium</text:p>
          </table:table-cell>
          <table:table-cell table:style-name="Table3.A2" office:value-type="string">
            <text:p text:style-name="P81">Helion (He) [3]</text:p>
          </table:table-cell>
          <table:table-cell table:style-name="Table3.C2" office:value-type="string">
            <text:p text:style-name="P81">T</text:p>
          </table:table-cell>
        </table:table-row>
        <table:table-row>
          <table:table-cell table:style-name="Table3.A2" office:value-type="string">
            <text:p text:style-name="P81">Helion</text:p>
          </table:table-cell>
          <table:table-cell table:style-name="Table3.A2" office:value-type="string">
            <text:p text:style-name="P81">Helion (He) [3]</text:p>
          </table:table-cell>
          <table:table-cell table:style-name="Table3.C2" office:value-type="string">
            <text:p text:style-name="P81">He<text:span text:style-name="T105">3</text:span></text:p>
          </table:table-cell>
        </table:table-row>
        <table:table-row>
          <table:table-cell table:style-name="Table3.A2" office:value-type="string">
            <text:p text:style-name="P81">Lithium</text:p>
          </table:table-cell>
          <table:table-cell table:style-name="Table3.A2" office:value-type="string">
            <text:p text:style-name="P81">Lithium (Li) [7]</text:p>
          </table:table-cell>
          <table:table-cell table:style-name="Table3.C2" office:value-type="string">
            <text:p text:style-name="P81">Li<text:span text:style-name="T105">7</text:span></text:p>
          </table:table-cell>
        </table:table-row>
        <table:table-row>
          <table:table-cell table:style-name="Table3.A2" office:value-type="string">
            <text:p text:style-name="P99"><text:span text:style-name="T144">G</text:span><text:span text:style-name="T143">luciuum</text:span></text:p>
          </table:table-cell>
          <table:table-cell table:style-name="Table3.A2" office:value-type="string">
            <text:p text:style-name="P101"><text:span text:style-name="T144">G</text:span><text:span text:style-name="T143">luciuum</text:span> (G) [9]</text:p>
          </table:table-cell>
          <table:table-cell table:style-name="Table3.C2" office:value-type="string">
            <text:p text:style-name="P100">Be<text:span text:style-name="T105">9</text:span></text:p>
          </table:table-cell>
        </table:table-row>
        <table:table-row>
          <table:table-cell table:style-name="Table3.A2" office:value-type="string">
            <text:p text:style-name="P81">Carbon</text:p>
          </table:table-cell>
          <table:table-cell table:style-name="Table3.A2" office:value-type="string">
            <text:p text:style-name="P81">Carbon (C) [12]</text:p>
          </table:table-cell>
          <table:table-cell table:style-name="Table3.C2" office:value-type="string">
            <text:p text:style-name="P81">C<text:span text:style-name="T105">12</text:span></text:p>
          </table:table-cell>
        </table:table-row>
        <table:table-row>
          <table:table-cell table:style-name="Table3.A2" office:value-type="string">
            <text:p text:style-name="P81">Nitrogen</text:p>
          </table:table-cell>
          <table:table-cell table:style-name="Table3.A2" office:value-type="string">
            <text:p text:style-name="P81">Nitrogen (N) [1<text:span text:style-name="T138">4</text:span>]</text:p>
          </table:table-cell>
          <table:table-cell table:style-name="Table3.C2" office:value-type="string">
            <text:p text:style-name="P81">N<text:span text:style-name="T105">1</text:span><text:span text:style-name="T107">4</text:span></text:p>
          </table:table-cell>
        </table:table-row>
        <table:table-row>
          <table:table-cell table:style-name="Table3.A2" office:value-type="string">
            <text:p text:style-name="P113">Nihonium</text:p>
          </table:table-cell>
          <table:table-cell table:style-name="Table3.A2" office:value-type="string">
            <text:p text:style-name="P113">Nihonium (Nh) [15]</text:p>
          </table:table-cell>
          <table:table-cell table:style-name="Table3.C2" office:value-type="string">
            <text:p text:style-name="P113">N<text:span text:style-name="T105">15</text:span></text:p>
          </table:table-cell>
        </table:table-row>
        <table:table-row>
          <table:table-cell table:style-name="Table3.A2" office:value-type="string">
            <text:p text:style-name="P81">Oxygen</text:p>
          </table:table-cell>
          <table:table-cell table:style-name="Table3.A2" office:value-type="string">
            <text:p text:style-name="P81">Oxygen (O) [16]</text:p>
          </table:table-cell>
          <table:table-cell table:style-name="Table3.C2" office:value-type="string">
            <text:p text:style-name="P81">O<text:span text:style-name="T105">16</text:span></text:p>
          </table:table-cell>
        </table:table-row>
        <table:table-row>
          <table:table-cell table:style-name="Table3.A2" office:value-type="string">
            <text:p text:style-name="P81">Neon</text:p>
          </table:table-cell>
          <table:table-cell table:style-name="Table3.A2" office:value-type="string">
            <text:p text:style-name="P81">Neon (Ne) [21]</text:p>
          </table:table-cell>
          <table:table-cell table:style-name="Table3.C2" office:value-type="string">
            <text:p text:style-name="P81">Ne<text:span text:style-name="T105">21</text:span></text:p>
          </table:table-cell>
        </table:table-row>
        <table:table-row>
          <table:table-cell table:style-name="Table3.A2" office:value-type="string">
            <text:p text:style-name="P81">Sodium</text:p>
          </table:table-cell>
          <table:table-cell table:style-name="Table3.A2" office:value-type="string">
            <text:p text:style-name="P81">Sodium (Na) [23]</text:p>
          </table:table-cell>
          <table:table-cell table:style-name="Table3.C2" office:value-type="string">
            <text:p text:style-name="P81">Na<text:span text:style-name="T105">23</text:span></text:p>
          </table:table-cell>
        </table:table-row>
        <table:table-row>
          <table:table-cell table:style-name="Table3.A2" office:value-type="string">
            <text:p text:style-name="P81">Neonite</text:p>
          </table:table-cell>
          <table:table-cell table:style-name="Table3.A2" office:value-type="string">
            <text:p text:style-name="P81">Neonite (Mg) (25)</text:p>
          </table:table-cell>
          <table:table-cell table:style-name="Table3.C2" office:value-type="string">
            <text:p text:style-name="P81">Mg<text:span text:style-name="T105">25</text:span></text:p>
          </table:table-cell>
        </table:table-row>
        <table:table-row>
          <table:table-cell table:style-name="Table3.A2" office:value-type="string">
            <text:p text:style-name="P81">Aluminium</text:p>
          </table:table-cell>
          <table:table-cell table:style-name="Table3.A2" office:value-type="string">
            <text:p text:style-name="P81">Aluminium (Al) [27]</text:p>
          </table:table-cell>
          <table:table-cell table:style-name="Table3.C2" office:value-type="string">
            <text:p text:style-name="P81">Al<text:span text:style-name="T105">27</text:span></text:p>
          </table:table-cell>
        </table:table-row>
        <table:table-row>
          <table:table-cell table:style-name="Table3.A2" office:value-type="string">
            <text:p text:style-name="P81">Silicon</text:p>
          </table:table-cell>
          <table:table-cell table:style-name="Table3.A2" office:value-type="string">
            <text:p text:style-name="P81">Silicon (Si) [28]</text:p>
          </table:table-cell>
          <table:table-cell table:style-name="Table3.C2" office:value-type="string">
            <text:p text:style-name="P81">Si<text:span text:style-name="T105">28</text:span></text:p>
          </table:table-cell>
        </table:table-row>
        <table:table-row>
          <table:table-cell table:style-name="Table3.A2" office:value-type="string">
            <text:p text:style-name="P81">Sulfur</text:p>
          </table:table-cell>
          <table:table-cell table:style-name="Table3.A2" office:value-type="string">
            <text:p text:style-name="P81">Sulfur (S) [32]</text:p>
          </table:table-cell>
          <table:table-cell table:style-name="Table3.C2" office:value-type="string">
            <text:p text:style-name="P81">S<text:span text:style-name="T105">32</text:span></text:p>
          </table:table-cell>
        </table:table-row>
        <table:table-row>
          <table:table-cell table:style-name="Table3.A2" office:value-type="string">
            <text:p text:style-name="P81">Argon</text:p>
          </table:table-cell>
          <table:table-cell table:style-name="Table3.A2" office:value-type="string">
            <text:p text:style-name="P81">Argon (Ar) [36]</text:p>
          </table:table-cell>
          <table:table-cell table:style-name="Table3.C2" office:value-type="string">
            <text:p text:style-name="P81">Ar<text:span text:style-name="T105">36</text:span></text:p>
          </table:table-cell>
        </table:table-row>
        <table:table-row>
          <table:table-cell table:style-name="Table3.A2" office:value-type="string">
            <text:p text:style-name="P81">Chlorine</text:p>
          </table:table-cell>
          <table:table-cell table:style-name="Table3.A2" office:value-type="string">
            <text:p text:style-name="P81">Chlorine (Cl) [37]</text:p>
          </table:table-cell>
          <table:table-cell table:style-name="Table3.C2" office:value-type="string">
            <text:p text:style-name="P81">Cl<text:span text:style-name="T105">37</text:span></text:p>
          </table:table-cell>
        </table:table-row>
        <table:table-row>
          <table:table-cell table:style-name="Table3.A2" office:value-type="string">
            <text:p text:style-name="P81">Potassium</text:p>
          </table:table-cell>
          <table:table-cell table:style-name="Table3.A2" office:value-type="string">
            <text:p text:style-name="P81">Potassium (<text:span text:style-name="T114">P</text:span><text:span text:style-name="T175">p</text:span>) [39]</text:p>
          </table:table-cell>
          <table:table-cell table:style-name="Table3.C2" office:value-type="string">
            <text:p text:style-name="P92">K<text:span text:style-name="T105">39</text:span></text:p>
          </table:table-cell>
        </table:table-row>
        <table:table-row>
          <table:table-cell table:style-name="Table3.A2" office:value-type="string">
            <text:p text:style-name="P81">Kalium</text:p>
          </table:table-cell>
          <table:table-cell table:style-name="Table3.A2" office:value-type="string">
            <text:p text:style-name="P81">Kalium (K) [40]</text:p>
          </table:table-cell>
          <table:table-cell table:style-name="Table3.C2" office:value-type="string">
            <text:p text:style-name="P81">Ar<text:span text:style-name="T105">40</text:span></text:p>
          </table:table-cell>
        </table:table-row>
        <table:table-row>
          <table:table-cell table:style-name="Table3.A2" office:value-type="string">
            <text:p text:style-name="P93">Scandium</text:p>
          </table:table-cell>
          <table:table-cell table:style-name="Table3.A2" office:value-type="string">
            <text:p text:style-name="P93">Scandium (Sc) [44]</text:p>
          </table:table-cell>
          <table:table-cell table:style-name="Table3.C2" office:value-type="string">
            <text:p text:style-name="P93">Sc<text:span text:style-name="T105">44</text:span></text:p>
          </table:table-cell>
        </table:table-row>
        <table:table-row>
          <table:table-cell table:style-name="Table3.A2" office:value-type="string">
            <text:p text:style-name="P81">Calcium</text:p>
          </table:table-cell>
          <table:table-cell table:style-name="Table3.A2" office:value-type="string">
            <text:p text:style-name="P81">Calcium (Ca) [48]</text:p>
          </table:table-cell>
          <table:table-cell table:style-name="Table3.C2" office:value-type="string">
            <text:p text:style-name="P94">Ca<text:span text:style-name="T105">48</text:span></text:p>
          </table:table-cell>
        </table:table-row>
        <table:table-row>
          <table:table-cell table:style-name="Table3.A2" office:value-type="string">
            <text:p text:style-name="P95">Chromium</text:p>
          </table:table-cell>
          <table:table-cell table:style-name="Table3.A2" office:value-type="string">
            <text:p text:style-name="P95">Chromium (Cr) [52]</text:p>
          </table:table-cell>
          <table:table-cell table:style-name="Table3.C2" office:value-type="string">
            <text:p text:style-name="P95">Cr<text:span text:style-name="T105">52</text:span></text:p>
          </table:table-cell>
        </table:table-row>
        <table:table-row>
          <table:table-cell table:style-name="Table3.A2" office:value-type="string">
            <text:p text:style-name="P124">Chromium</text:p>
          </table:table-cell>
          <table:table-cell table:style-name="Table3.A2" office:value-type="string">
            <text:p text:style-name="P124">Chromium (Cr) [53]</text:p>
          </table:table-cell>
          <table:table-cell table:style-name="Table3.C2" office:value-type="string">
            <text:p text:style-name="P124">Cr<text:span text:style-name="T105">53</text:span></text:p>
          </table:table-cell>
        </table:table-row>
        <table:table-row>
          <table:table-cell table:style-name="Table3.A2" office:value-type="string">
            <text:p text:style-name="P138">Chromium</text:p>
          </table:table-cell>
          <table:table-cell table:style-name="Table3.A2" office:value-type="string">
            <text:p text:style-name="P138">Chromium (Cr) [54]</text:p>
          </table:table-cell>
          <table:table-cell table:style-name="Table3.C2" office:value-type="string">
            <text:p text:style-name="P138">Cr<text:span text:style-name="T105">54</text:span></text:p>
          </table:table-cell>
        </table:table-row>
        <table:table-row>
          <table:table-cell table:style-name="Table3.A2" office:value-type="string">
            <text:p text:style-name="P95">Manganese</text:p>
          </table:table-cell>
          <table:table-cell table:style-name="Table3.A2" office:value-type="string">
            <text:p text:style-name="P95">Manganese (Mn) (55)</text:p>
          </table:table-cell>
          <table:table-cell table:style-name="Table3.C2" office:value-type="string">
            <text:p text:style-name="P95">Mn<text:span text:style-name="T105">55</text:span></text:p>
          </table:table-cell>
        </table:table-row>
        <text:soft-page-break/>
        <table:table-row>
          <table:table-cell table:style-name="Table3.A2" office:value-type="string">
            <text:p text:style-name="P95">Iron</text:p>
          </table:table-cell>
          <table:table-cell table:style-name="Table3.A2" office:value-type="string">
            <text:p text:style-name="P95">Iron (Fe) [56]</text:p>
          </table:table-cell>
          <table:table-cell table:style-name="Table3.C2" office:value-type="string">
            <text:p text:style-name="P95">Fe<text:span text:style-name="T105">56</text:span></text:p>
          </table:table-cell>
        </table:table-row>
        <table:table-row>
          <table:table-cell table:style-name="Table3.A2" office:value-type="string">
            <text:p text:style-name="P95">Cobalt</text:p>
          </table:table-cell>
          <table:table-cell table:style-name="Table3.A2" office:value-type="string">
            <text:p text:style-name="P95">Iron (Fe) [56]</text:p>
          </table:table-cell>
          <table:table-cell table:style-name="Table3.C2" office:value-type="string">
            <text:p text:style-name="P95">Co<text:span text:style-name="T105">56</text:span></text:p>
          </table:table-cell>
        </table:table-row>
        <table:table-row>
          <table:table-cell table:style-name="Table3.A2" office:value-type="string">
            <text:p text:style-name="P95">Nickel</text:p>
          </table:table-cell>
          <table:table-cell table:style-name="Table3.A2" office:value-type="string">
            <text:p text:style-name="P95">Iron (Fe) [56]</text:p>
          </table:table-cell>
          <table:table-cell table:style-name="Table3.C2" office:value-type="string">
            <text:p text:style-name="P95">Ni<text:span text:style-name="T105">56</text:span></text:p>
          </table:table-cell>
        </table:table-row>
        <table:table-row>
          <table:table-cell table:style-name="Table3.A2" office:value-type="string">
            <text:p text:style-name="P95">Stable Nickel</text:p>
          </table:table-cell>
          <table:table-cell table:style-name="Table3.A2" office:value-type="string">
            <text:p text:style-name="P95">Stable Nickel (Ni) [60]</text:p>
          </table:table-cell>
          <table:table-cell table:style-name="Table3.C2" office:value-type="string">
            <text:p text:style-name="P95">Ni<text:span text:style-name="T105">60</text:span></text:p>
          </table:table-cell>
        </table:table-row>
        <table:table-row>
          <table:table-cell table:style-name="Table3.A2" office:value-type="string">
            <text:p text:style-name="P95">Light Copper</text:p>
          </table:table-cell>
          <table:table-cell table:style-name="Table3.A2" office:value-type="string">
            <text:p text:style-name="P95">Light Copper (<text:span text:style-name="T139">Sk</text:span>) [63]</text:p>
          </table:table-cell>
          <table:table-cell table:style-name="Table3.C2" office:value-type="string">
            <text:p text:style-name="P95">Cu<text:span text:style-name="T105">63</text:span></text:p>
          </table:table-cell>
        </table:table-row>
        <table:table-row>
          <table:table-cell table:style-name="Table3.A2" office:value-type="string">
            <text:p text:style-name="P95">Heavy Copper</text:p>
          </table:table-cell>
          <table:table-cell table:style-name="Table3.A2" office:value-type="string">
            <text:p text:style-name="P95">Heavy Copper (<text:span text:style-name="T139">Mm</text:span>) [65]</text:p>
          </table:table-cell>
          <table:table-cell table:style-name="Table3.C2" office:value-type="string">
            <text:p text:style-name="P95"><text:span text:style-name="T111">Cu</text:span><text:span text:style-name="T105">65</text:span></text:p>
          </table:table-cell>
        </table:table-row>
        <table:table-row>
          <table:table-cell table:style-name="Table3.A2" office:value-type="string">
            <text:p text:style-name="P95">Krypton</text:p>
          </table:table-cell>
          <table:table-cell table:style-name="Table3.A2" office:value-type="string">
            <text:p text:style-name="P96">Krypton (Kr) [84]</text:p>
          </table:table-cell>
          <table:table-cell table:style-name="Table3.C2" office:value-type="string">
            <text:p text:style-name="P97">Kr<text:span text:style-name="T105">84</text:span></text:p>
          </table:table-cell>
        </table:table-row>
        <table:table-row>
          <table:table-cell table:style-name="Table3.A2" office:value-type="string">
            <text:p text:style-name="P95">Kryptonite</text:p>
          </table:table-cell>
          <table:table-cell table:style-name="Table3.A2" office:value-type="string">
            <text:p text:style-name="P96">Krypton (Kr) [84]</text:p>
          </table:table-cell>
          <table:table-cell table:style-name="Table3.C2" office:value-type="string">
            <text:p text:style-name="P97">Sr<text:span text:style-name="T105">84</text:span></text:p>
          </table:table-cell>
        </table:table-row>
        <table:table-row>
          <table:table-cell table:style-name="Table3.A2" office:value-type="string">
            <text:p text:style-name="P95">Xenon</text:p>
          </table:table-cell>
          <table:table-cell table:style-name="Table3.A2" office:value-type="string">
            <text:p text:style-name="P96">Xenon (I) [127]</text:p>
          </table:table-cell>
          <table:table-cell table:style-name="Table3.C2" office:value-type="string">
            <text:p text:style-name="P97">I<text:span text:style-name="T105">127</text:span></text:p>
          </table:table-cell>
        </table:table-row>
        <table:table-row>
          <table:table-cell table:style-name="Table3.A2" office:value-type="string">
            <text:p text:style-name="P95">Xenon</text:p>
          </table:table-cell>
          <table:table-cell table:style-name="Table3.A2" office:value-type="string">
            <text:p text:style-name="P96"><text:span text:style-name="T113">Xenon</text:span> <text:span text:style-name="T113">(I</text:span>) [127]</text:p>
          </table:table-cell>
          <table:table-cell table:style-name="Table3.C2" office:value-type="string">
            <text:p text:style-name="P97">Xe<text:span text:style-name="T105">12</text:span><text:span text:style-name="T106">6</text:span><text:span text:style-name="T112"> 50% Xe</text:span><text:span text:style-name="T106">128</text:span><text:span text:style-name="T112"> 50%</text:span></text:p>
          </table:table-cell>
        </table:table-row>
        <table:table-row>
          <table:table-cell table:style-name="Table3.A2" office:value-type="string">
            <text:p text:style-name="P95">Gold</text:p>
          </table:table-cell>
          <table:table-cell table:style-name="Table3.A2" office:value-type="string">
            <text:p text:style-name="P96">Gold (Au) [197]</text:p>
          </table:table-cell>
          <table:table-cell table:style-name="Table3.C2" office:value-type="string">
            <text:p text:style-name="P97">Au<text:span text:style-name="T105">197</text:span></text:p>
          </table:table-cell>
        </table:table-row>
      </table:table>
      <text:p text:style-name="P2"/>
      <text:p text:style-name="P2">## incompatible</text:p>
      <text:p text:style-name="P2"><text:span text:style-name="T77">In the begining there was </text:span><text:span text:style-name="T39">a</text:span><text:span text:style-name="T77"> neutron star in the universe which is the surface of a hypersphere. The beams were bent by the hypersphere to create a fake sun and moon back on the surface of the neutron star. The beams were diffrent because of wave interferance with each other. The moon light is mostly made of high frequency light, so it is able to penetrate and give everything properties within 256 blocks of ordinary matter. The sunlight is mostly made of infrared, visible and ultraviolet light, which is much less penetrating</text:span><text:span text:style-name="T39">. </text:span><text:span text:style-name="T38">However, the magnetic field from the neutron star </text:span><text:span text:style-name="T77">blocking the radiation </text:span><text:span text:style-name="T38">is still so strong that </text:span><text:span text:style-name="T77">almost nothing</text:span><text:span text:style-name="T38"> can detect the day and night cycle. </text:span></text:p>
      <text:p text:style-name="P5">The universe starts to expand while <text:span text:style-name="T53">being steady state</text:span><text:span text:style-name="T39"> for the neutron star</text:span>. This made the neutron star bigger really fast. The n<text:span text:style-name="T40">eu</text:span>t<text:span text:style-name="T40">r</text:span>on star collapse creating a singularity in the middle. It left 2 outer shells of nuetronium behind. The 2 shells interacted with modified gravity to stay the gravitationally stable. Since modified gravity does not follow newton's shell theorum, the inner shell split into a lower shell and a middle shell due to diffrent gravitation interation with the upper shell. The lower and middle shell was the nether and the upper shell was the overworld.<text:span text:style-name="T40"> The nether was filled with holes because of the gravitational reaction while the overworld had no holes.</text:span><text:span text:style-name="T39"> The universe is still expanding which alters the wave interference between the sunlight and moonlight causing the moon cycle. </text:span><text:span text:style-name="T40"><text:s/>The magnetic field is still blocking most of the light because of light lag. The magnetic field gives out its own radiation which is like sunlight but harmless.</text:span></text:p>
      <text:p text:style-name="P6">Because everything else did not expand with accordance to its own energy density, the nuetron star became the largest object in the universe pulling everything including intelligent life from far away towards it. Any matter that wish to survive without falling into the singularity would have to be able to teleport on to the surface of the 3 shells of neutronium. The first creatures to inhabit the minecraft world were endermen. It was because they were able to survive the fall down from the event horizon to the overworld by teleportation. <text:span text:style-name="T42">All other items that fell through were going so fast, that their radiation length were really long. This means that they reacted very little when they fall through. The light that </text:span><text:soft-page-break/><text:span text:style-name="T42">beams down from the sky were so blue shifted that they produced matter pairs which could interact with the world's magnetic field.</text:span></text:p>
      <text:p text:style-name="P6">After landing on the overworld, the endermen used nether reactor core to teleport to the nether. The nether had almost nothing but some pieces of nuetronium. Some endermen drop down the nether with neutronium to place it randomly. A few pieces were placed in the correct spot to form the main end island. There was a place (different from the main end island) in the internether void where endermen could teleport over and over again to the same spot making it seem that they have anti-gravity. The endermen use teleportation to pull matter from the singularity. Because of the no hair theorem, the matter is always the same being endstone. The endermen and the endstone made up the outer end islands. Outer was only in perspective of the main end islands only after the main end island connects to it. There were no radial gaps in the outer end islands and there were no center.</text:p>
      <text:p text:style-name="P8">Void is a pun<text:span text:style-name="T20">. All portals teleport to the singularity. They just differ in the where it is teleported out of the singularity. Since the </text:span><text:span text:style-name="T42">output is the same place as input</text:span><text:span text:style-name="T20"> then it is void because default answer is the same place. This also makes end island also a void portal since the definition of default changed from the place of transportation to the place of the original portal.</text:span><text:span text:style-name="T40"> The default place could also mean staying in the singularity which means that the object is destroyed. The void portals lit by bedrock and lava would produce a portal that does just that.</text:span></text:p>
      <text:p text:style-name="P8"><text:span text:style-name="T42">Because the speed of light is finite, the nuetron star's magnetic feild was still strong. It blocks the matter pairs that were produced from light. The magnetic feild was so strong that it produced an aurora that outshines all the light in the sky. Therefore, the sky looks like it was always sunny. </text:span><text:span text:style-name="T43">Since the magnetic field blocks the particles, none of the particles would affect like the day and night cycle</text:span><text:span text:style-name="T44">.</text:span></text:p>
      <text:p text:style-name="P8"><text:span text:style-name="T42">As the time passed, the nuetronium decayed into bedrock. The bedrock decayed into stone in the overworld and netherrack in the end. The endermen made glassware</text:span><text:span text:style-name="T81"> and quartz</text:span><text:span text:style-name="T42"> from the stone. Endermen were able to use glassware to observe the stars through the </text:span><text:span text:style-name="T45">blinding </text:span><text:span text:style-name="T42">aurora. The most important discovery that the endermen made were about noble gases. Like in real life, the process were all the same except for helium because there are no petroleum reserves in minecraft. </text:span></text:p>
      <text:p text:style-name="P12">The starlight that was observed by endermen was still the same light that was close to the nuetron star right before the steady state expansion. The minecraft crust used antigravity to prevent the starlight that was close to neutron star surface from blueshifting. But the antigravity only fully reverses the light's blueshift, if it originated close to the surface.</text:p>
      <text:p text:style-name="P9"><text:span text:style-name="T53">Helium that was observed by the endermen has an average mass of 3 in minecraft.</text:span><text:span text:style-name="T100"> The endermen named helium as helion because it followed the -on ending for noble gases. (helion in english means a helium isotope that weighs 3)</text:span><text:span text:style-name="T53"> </text:span>Heli<text:span text:style-name="T100">on</text:span> was <text:span text:style-name="T90">observed on the ground only as a decay product of tritium</text:span><text:span text:style-name="T45">, but it was only observed in the stars</text:span>. <text:span text:style-name="T45">The sky was always bright. </text:span><text:span text:style-name="T51">(helium in english means "sun") </text:span><text:span text:style-name="T45">The endermen think of bright things as closer to holy than the dark things</text:span><text:span text:style-name="T46">, so the endermen thought the stars were holy. Some endermen think the stars are angels hanging around above the transparent firmament. </text:span><text:span text:style-name="T90">Endermen conclude that tritium and heli</text:span><text:span text:style-name="T100">on</text:span><text:span text:style-name="T90"> were the same element because the mass was the same. Endermen name tritium to something similar to trinity because it was glowing and can make glowing water. Since tritium was really rare, endermen never were able to collect much of it. Endermen thought if they get a bulk amount of helium, they would be able to make something powerful like an angel. Endermen believed in fusion, but it was from hydrogen to deuterium to tritium, and elements with mass of 4 to 6 were skipped.</text:span><text:span text:style-name="T100"> Endermen named deuterium because when endermen first discovered it, they didn't realize that it was diatomic. So endermen measured a value of 4 which the endermen named it after the 4th book of the bible.</text:span></text:p>
      <text:p text:style-name="P13">Neon<text:span text:style-name="T47"> </text:span><text:span text:style-name="T53">in minecraft has an average mass of 21</text:span><text:span text:style-name="T47">. It was first discovered in the atmosphere.</text:span><text:span text:style-name="T51"> (neon in english means "new")</text:span><text:span text:style-name="T47"> After it was already named, the endermen discovered it in supernova and in the </text:span><text:soft-page-break/><text:span text:style-name="T47">stars before they went supernova. Since the endermen forgot why neon was named neon, the endermen thought neon means that it was a new star forming instead of a star dying. Because the neutron star</text:span><text:span text:style-name="T75"> remnent</text:span><text:span text:style-name="T47"> is more positive in absolute brightness, it was actually a star disappearing from the endermen's view.</text:span><text:span text:style-name="T90"> Neonite was impossible to exist because all elements with 20-22 mass other than neon are very radioactive. Sometimes, the endermen observed a star with large amounts of neon which was much more proportions than even supernovas. The endermen believed that it was an important stars because neon was the element of new. They observed that the star also had lots of oxygen and another element, that the endermen say "OMG". Because oxygen was already named as O, the endermen named the new element</text:span><text:span text:style-name="T101"> symbol</text:span><text:span text:style-name="T90"> as Mg.</text:span><text:span text:style-name="T101"> Endermen didn't known whether or not the nuclei weighed the same as neon, but the name "neonite" caught on regardless.</text:span></text:p>
      <text:p text:style-name="P14"><text:span text:style-name="T53">Argon has an average mass of 36 </text:span><text:span text:style-name="T78">on the</text:span><text:span text:style-name="T53"> minecraft</text:span><text:span text:style-name="T78"> world</text:span><text:span text:style-name="T53">, but it has an average mass of 40 in minecraft</text:span><text:span text:style-name="T64">. </text:span>Argon<text:span text:style-name="T48"> was also discovered in supernova, but not as much. It wasn't named yet. The argon in supernova remnant was discovered to weigh 36, but on</text:span><text:span text:style-name="T79"> the minecraft world</text:span><text:span text:style-name="T48">, it weighed 40. The endermen thought it was just 2 different elements. The endermen decided that the reason for the similarity in emission spectrum was because the elements were so inert that it was hard to tell the difference using chemical reactions, so it was named as inert.</text:span><text:span text:style-name="T51"> (argon in english means "inert")</text:span><text:span text:style-name="T54"> Many endermen believed that</text:span><text:span text:style-name="T55"> the existence of 2 different inert elements is a god given analogy which shows that even the most righteous, pure, clean, holy, .... earthly thing is no match for the righteous, pure, clean, holy, .... thing in heaven. The worldly argon weighs 40 which is not as interesting as the number 36.</text:span><text:span text:style-name="T56"> "Jesus fasted for 40 days, but in heaven, he would have fasted for 3 consecutive periods of 12 days" the endermen reasoned.</text:span><text:span text:style-name="T92"> Although the endermen did known about potassium, the endermen didn't know of a argonite because the potassium-40 was too rare to discover. </text:span><text:span text:style-name="T97">(most argon-40 comes from potassium-40 decay) </text:span><text:span text:style-name="T92">Potassium's molecular mass was measured to be 39. Coincidentally, the endermen named argon</text:span><text:span text:style-name="T94">-</text:span><text:span text:style-name="T92">40 as Kalium with a symbol of K. (kalium is an old name for potassium</text:span><text:span text:style-name="T221"> and K is the symbol for potassium</text:span><text:span text:style-name="T92">) K in reference to krypton and kryptonite which one type is in space, but the other on the minecraft world. Kalium was used as a named to make a reference to calcium which i</text:span><text:span text:style-name="T98">s</text:span><text:span text:style-name="T92"> the element kryptonite is known to replace.</text:span><text:span text:style-name="T95"> Even more coincidental is that calcium has a stable isobar </text:span><text:span text:style-name="T96">at</text:span><text:span text:style-name="T95"> 40.</text:span><text:span text:style-name="T102"> The endermen refused to name argon-40 as argonite because the -ite ending is reserved for naming an allotroph.</text:span></text:p>
      <text:p text:style-name="P14"><text:span text:style-name="T53">Krypton and strontium both have an average mass of 84</text:span><text:span text:style-name="T64"> in minecraft</text:span><text:span text:style-name="T53">. </text:span>Krypton<text:span text:style-name="T48"> was also discovered </text:span><text:span text:style-name="T49">in supernova, but was not discovered before the star went supernova. </text:span><text:span text:style-name="T222">Low mass stars are too dim for the endermen to detect. </text:span><text:span text:style-name="T49">The endermen named it as if it was hidden inside the star before it went supernova, so they named it as krypton.</text:span><text:span text:style-name="T51"> (krypton in english means "hidden")</text:span></text:p>
      <text:p text:style-name="P79">Strontium weighed the same as krypton, but was not discovered in the sky because low mass stars are too dim to see with telescope. The endermen thought strontium was a different type of krypton. The spectrum was different, but the endermen reasoned it was just <text:span text:style-name="T65">different allotrophes</text:span>. So, the endermen called strontium as kryptonite. <text:span text:style-name="T51">(kryptonite in english means "something that makes superman weak") </text:span>The ending part of the word to reference that the type of krypton was solid.<text:span text:style-name="T53"> </text:span>The endermen observed that when they eat <text:span text:style-name="T66">kryptonite</text:span>, their brains work slower<text:span text:style-name="T50"> and they became weaker</text:span>. <text:span text:style-name="T66">Kryptonite replaces calcium in neurons and muscle fibers. Since kryptonite has a higher molecular mass than calcium, it moves slower which slows the recharge rate of neurons and muscle fibers.</text:span></text:p>
      <text:p text:style-name="P80">Calcium-40<text:span text:style-name="T110"> and titanium-48</text:span> <text:span text:style-name="T110">are</text:span> no longer stable<text:span text:style-name="T108"> and scandium-44 </text:span><text:span text:style-name="T115">is</text:span><text:span text:style-name="T108"> stable</text:span>. It decays quickly to potassium-40 which then takes billions of years to decay to argon. However, it would do it much quicker at high pressures because of electron capture.<text:span text:style-name="T109"> Alpha process no longer produce calcium-44 because scandium-44 ends the decay chain prematurely.</text:span> The most abundant form of calcium is calcium-48. The endermen think that 48 is a reference to 84 that tells them to intake kryptonite.<text:span text:style-name="T137"> Because calcium-48 has so many nuetrons, it is no longer the least dense alkaline earth metal. Neonite is the least dense alkaline earth metal.</text:span></text:p>
      <text:p text:style-name="P11"><text:soft-page-break/>Lithium weighed 7 in minecraft. Like kryptonite, the endermen could only find it on earth. Unlike kryptonite, the endermen believed that lithium was a completely new element.<text:span text:style-name="T54"> Many endermen liked lithium because it calms them down and that 7 is a holy number.</text:span><text:span text:style-name="T67"> Endermen believe</text:span><text:span text:style-name="T103">d</text:span><text:span text:style-name="T67"> the calming experience is the effect of connecting to a higher reality.</text:span></text:p>
      <text:p text:style-name="P11">Carbon had an average weight of 12 which had the same color as endermen's skin.<text:span text:style-name="T54"> Endermen really liked their skin color because 12 is a holy number</text:span></text:p>
      <text:p text:style-name="P13"><text:span text:style-name="T53">Xenon had an average weight of 127. </text:span>Xenon<text:span text:style-name="T50"> was only discovered in supernova that came from</text:span><text:span text:style-name="T61"> neutron stars which the endermen called</text:span><text:span text:style-name="T50"> </text:span><text:span text:style-name="T61">"</text:span><text:span text:style-name="T50">blinking stars</text:span><text:span text:style-name="T61">"</text:span><text:span text:style-name="T50">. The endermen thought the blinking stars are strange. And that out of all the elements </text:span><text:span text:style-name="T68">found on</text:span><text:span text:style-name="T79"> the </text:span><text:span text:style-name="T50">minecraft</text:span><text:span text:style-name="T79"> world</text:span><text:span text:style-name="T50">, only xenon was discovered </text:span><text:span text:style-name="T62">to be </text:span><text:span text:style-name="T74">nowhere other than</text:span><text:span text:style-name="T62"> </text:span><text:span text:style-name="T68">from blinking stars</text:span><text:span text:style-name="T62"> which</text:span><text:span text:style-name="T50"> was also strange. So, it was named as strange.</text:span><text:span text:style-name="T51"> (xenon in english means "strange")</text:span><text:span text:style-name="T57"> Although xenon was never isolated in minecraft due to endermen's technological limitation, the endermen believed that they still have xenon. It was actually iodine. The spectrum were a little different but it was still purple. Endermen dismiss the inconsistency thinking that xenon was just a strange element.</text:span><text:span text:style-name="T92"> Endermen never named a xenonite because the endermen thought that both the worldly xenon and celestial xenon had the same chemical properties other than spectrum.</text:span></text:p>
      <text:p text:style-name="P15">Iron was already named, but the endermen did not know why it was named that. (iron in english means "holy") When the endermen discovered the supernova, they found so much nickel which was<text:span text:style-name="T69"> an element that is</text:span> never discovered <text:span text:style-name="T69">on</text:span> <text:span text:style-name="T80">the </text:span>minecraft<text:span text:style-name="T80"> world</text:span>. The nickel had a half-life of 6 days which deacys to cobalt that had 77 days of half-life until it turns into iron. (both nickel and cobalt in english means "devil") The endermen concludes that since <text:span text:style-name="T52">iron is holy, then nickel and cobalt also relates. They were 3 elements which made the endermen think that it is like the trinity as in the 3 crosses. So the endermen named the 2 other metals as nickel and cobalt because the 2 others on the cross were not jesus. Another reason why the endermen thought they were related to jesus was that on average, nickel decayed on the 7th day, and then stay as cobalt for 11 periods of 7 days, and then finally turn into iron. In total, there were 12 periods of 7 days. 1 as nickel which represent the criminal on the cross that criticized jesus. the endermen compared him to judas just like there were 1 judas and 11 other diciples. Because judas sold jesus for money, nickel's symbol was the smile instead of the star. (nickel sounds like nico yazawa which has the symbol of a smile) The smile represents the </text:span><text:span text:style-name="T70">obverse</text:span><text:span text:style-name="T52"> on the coin. Stable nickel from the alpha process was observed to be mass of 60.</text:span><text:span text:style-name="T90"> The endermen believed that stable nickel was a different element than nickel. It was just trying disguise itself like iron just like judas being a fake disciple, according to the endermen.</text:span><text:span text:style-name="T52"> The endermen could not observe the zinc's decay chain because the half-life was so small. The endermen concluded that 60 represents the number of smiles on 30 shekels of silver. Each shekel had a smile on each side</text:span><text:span text:style-name="T91"> (instead</text:span><text:span text:style-name="T99"> of</text:span><text:span text:style-name="T91"> only on the obverse side) because the shekels were extra greedy.</text:span><text:span text:style-name="T52"> </text:span><text:span text:style-name="T90">Endermen collected lots of data. It took a lot of data to determine the molecular mass of elements that make small proportions of the supernova remnant. One of the elements was manganese. It had a mass of 55 which was so close to 56 which made the endermen say "OMG" so the endermen named it after mg. It wasn't named after om because that was not an existing element </text:span><text:span text:style-name="T91">that </text:span><text:span text:style-name="T90">the endermen named.</text:span></text:p>
      <text:p text:style-name="P11">Endermen considered there to be 7 sacred elements. The first is iron which is due to its own name. The next 3 are helium, lithium, and carbon because they correspond to 3, 7, and 12. The endermen believed that the 3 numbers are the most holy<text:span text:style-name="T71"> of all numbers</text:span> because <text:span text:style-name="T75">endermen</text:span> are christians. The next 3 are neon, argon, and krypton because they correspond to <text:span text:style-name="T54">products</text:span><text:span text:style-name="T71"> of 3, 7, and 12</text:span><text:span text:style-name="T54"> which are 21, 36, and 84.</text:span></text:p>
      <text:p text:style-name="P16">As endermen practiced their new<text:span text:style-name="T71"> belifes</text:span>, the endermen stopped leaving skeletons when they died. This is because that kryptonite replaces the calcium in their bones. Kryptonite is a bigger ion which makes it more water soluble which causes the skeleton to decay too quickly. Endermen stored their dead in the nether because nether was <text:span text:style-name="T72">spacious without many important stuff</text:span>. The kryptonite<text:span text:style-name="T76"> (which</text:span><text:span text:style-name="T73"> leaked out of decaying endermen skeletons</text:span><text:span text:style-name="T76">)</text:span> combined with aluminum oxide and europium to make glowstone which <text:soft-page-break/><text:span text:style-name="T73">makes clumps of </text:span><text:span text:style-name="T75">glowstone</text:span> <text:span text:style-name="T75">every</text:span>where in the nether. (glowstone glows green in real life like kryptonite in superman movies) Europium doesn't glow by itself, so the endermen who believed in god but not jesus were named after them. (еврейский and европий are similar in pronounciation)<text:span text:style-name="T168"> Glowstone glows by absorbing uv light. The uv light comes from high energy neutrinos.</text:span></text:p>
      <text:p text:style-name="P17">Endermen had all the same color eyes<text:span text:style-name="T60"> which were green</text:span>, but they differ in color when the<text:span text:style-name="T60">ir eyes</text:span> blinked. The endermen debated what color <text:span text:style-name="T60">the eye blinks</text:span> should be. Some endermen believed that it should be <text:span text:style-name="T60">red</text:span> because the emission spectrum of lithium is red, and 7 and 12 are numbers that are alike<text:span text:style-name="T60"> which 7 corresponds to lithium and 12 corresponds to carbon</text:span>.<text:span text:style-name="T58"> However </text:span><text:span text:style-name="T59">some endermen believe that a blink is best expressed with xenon because xenon is the element from the blinking star</text:span><text:span text:style-name="T58">.</text:span><text:span text:style-name="T59"> Another reason to choose xenon was that it had both 7 and 12 as digits of the atomic mass. Xenon was more convincing that lithium, so the endermen use eugenics to make their eye blinks to be purple color.</text:span><text:span text:style-name="T58"> </text:span><text:span text:style-name="T59">Iodine which the endermen called 'worldly xenon' was a bit pinkish. Xenon was a bit bluish. The endermen choose the average which was a deep purple. </text:span><text:span text:style-name="T58">Since the endermen picked iodine</text:span><text:span text:style-name="T93"> and xenon</text:span><text:span text:style-name="T58"> as the color of their blinks, endermen gave iodine</text:span><text:span text:style-name="T93"> and xenon</text:span><text:span text:style-name="T58"> the symbol of an eye. (in english, the letter 'I' that is used as the symbol for iodine is pronounced the same as eye)</text:span><text:span text:style-name="T63"> In order to enforce the eugenics program, when an endermen look at another endermen, they had to blink. Blinking shows that the endermen has purple blinks. If the endermen or thing that looks like an endermen (this includes the player) does not blink purple, the endermen would get made and attack.</text:span></text:p>
      <text:p text:style-name="P122">Endermen lived long and fullfilling lives.<text:span text:style-name="T117"> As the time went on, more stone was used. Some stones had more dead endermen than others. The endermen flesh decayed into the stone which gave it properties like soul sand. Endermen flesh were everywhere, so even the small stones in the overworld floated on water.</text:span></text:p>
      <text:p text:style-name="P123">Chromium doesn't have any part in the minecraft theory other than being a byproduct of the alpha process. Calcium-53 has 20 protons (age of me in year 114) and 33 nuetrons (age of sumipe in year 114). Calcium-53 decays into chromium-53. One reason why the endermen may have named it chromium was that they discovered 2 elements (isobars) with the same emission spectrum, so they named it based on color. Back in feburary 11, 2024, I wrote on twitter comparing chromium to marriage. The reason was that chromium to me means something hard, so I thought hard means diamond which is diamond ring. I had overlooked the fact that chromium is what gives rubies their color, and rubies were the symbol of marriage rings before diamonds replaced them because of advertisements.<text:span text:style-name="T185"> How to find if you and your partner of compatible? Take the smaller age and that is the number of protons, then take the larger age and that is the number of nuetrons, see if the atom decays into chromium.</text:span><text:span text:style-name="T186"> Another reason why sumipe should marry me is that rubies are also made of aluminum and aluminum's symbol is al which rubies are transparent and transparent aluminum is alon which sounds like </text:span><text:span text:style-name="T187">A</text:span><text:span text:style-name="T186">lan</text:span><text:span text:style-name="T187"> which is my name</text:span><text:span text:style-name="T186">.</text:span><text:span text:style-name="T188"> Wait, in the year 114, I would turn 21 before sumipe turn 34. And that also decays into chromium</text:span><text:span text:style-name="T189">. Even worse is that its mass is twice of aluminum which mean that it may be a even more 2 weeks. 2 times a aluminum nuclei is iron-54 which is the only iron isobar that has the same isobar as chromium.</text:span><text:span text:style-name="T190"> In my twitter I wrote that iron decaying into chromium is analogy that marriage is only half-way.</text:span><text:span text:style-name="T189"> However a counter argument is that 20 and 33 can concatenate to 2033 which is in the near future. Another thing that can cause another 2 weeks is that in the year 114, sumipe will turn 34 </text:span><text:span text:style-name="T190">like in </text:span><text:span text:style-name="T189">rule 34.</text:span><text:span text:style-name="T197"> Another thing is that scandium-55 decays into both chromium and manganese. Manganese as in it is the average of chromium-54 and iron-56 which means that both marriage and marriage which means more 2 weeks.</text:span></text:p>
      <text:p text:style-name="P78">## 0.0.1.14</text:p>
      <text:p text:style-name="P17"><text:span text:style-name="T34">First version which is compatible with my minecraft theory because 0.0.1.14 and 0.0.1.15 are very similar</text:span><text:span text:style-name="T53">. Some of the stone are iron ore, coal ore, or gold ore. The stone decayed into gravel and then to sand which then decayed into dirt and grass blocks. Trees grew on the grass blocks. The endermen </text:span><text:soft-page-break/><text:span text:style-name="T53">lived in Rainforest, Seasonal forest, Ice desert, and Shrubland, so the player never sees them.</text:span><text:span text:style-name="T117"> Dead endermen combined with sand to turn into soul sand.</text:span></text:p>
      <text:p text:style-name="P168">Endermen discovered that nitrogen was <text:span text:style-name="T148">2 different masses. One is 14 and a smaller portion is 15. The endermen Decides to name them light nitrogen and heavy nitrogen. Since nitrogen was already thought of being 14, the light nitrogen's name did not change. Heavy nitrogen was given the symbol of Nh. Endermen believed nitrogen is like lithium. They were accidentally right because nitrogen is the 7th element and lithium weighed 7. Nitrogen asphyxiation was harder to detect. When there is too much nitrogen, not only would you get the same numbing effect like lithium and wither, but also you wouldn't know that you were drowning, so the bubbles were whited out on the player ui.</text:span></text:p>
      <text:p text:style-name="P169">The endermen mix the nether star with oxygen, silicon, and iron because they thought the 3 inner layers of a star that is about to become a supernova to be holy. It makes a beacon. Th<text:span text:style-name="T224">e</text:span> beacon's side that face the iron core was made of obsidian because it has more iron than glass. The beacon was put on a pile of iron and it emit a beam.</text:p>
      <text:p text:style-name="P98">The endermen could not agree on which type of copper to call copper. Copper was discovered to be a weight of 64 and was given a symbol of Cu. Then copper was isolated to light copper and heavy copper. Light copper was a little more abundant than heavy copper by 69/31. Endermen couldn't decide what the element symbols should be. Cu is already 2 letters, so they cannot just add another symbol. Some endermen found that the square root of 64 is 8 and 8th mv in fripside infinite clips is sister's noise. <text:span text:style-name="T142">The sisters referenced in the song both had copper colored hair. The younger sister had a slightly lighter color hair than the older sister. </text:span>Light copper and heavy copper are like sisters. Cube root is 4 and 4th mv has 2 girls and the one that is not nanjolno has copper colored hair. 2 is the 6th root and in the 2nd mv, Nanjou Yoshino has copper colored hair. Some endermen believed that light copper's symbol should be Sk which stands for Shirai Kuroko and heavy copper's symbol should be Mm which stands for Misaka Mikoto. <text:span text:style-name="T141">The endermen believed that the size of the characters should correspond to the weight of the element. Other endermen pointed out that Misaka Mikoto had 20000 clones and that the number of characters should correspond to the abundance of the elements. T</text:span>he copper ore didn't exist<text:span text:style-name="T141"> because it was still debated which copper should it be</text:span>. The split of 69/31 caused 69 to be a symbol of sex because Shirai Kuroko is gay with Misaka Mikoto.<text:span text:style-name="T140"> </text:span>Furthermore, Shirai Kuroko is the more gay character which corresponds to the <text:span text:style-name="T141">element</text:span> with<text:span text:style-name="T141"> abundance</text:span> 69. The endermen made candy named after sk which is skittles. <text:s/>The hard, sweet, and addictiveness is like <text:span text:style-name="T223">gluciuum</text:span> and lithium. The endermen wanted to be like <text:span text:style-name="T143">lithium and gluciuum</text:span> because 7 times 9 is 63. M 'n m are named after Mm. The endermen thought element with mass of 13 would be something like carbon, so the endermen made it look black.</text:p>
      <text:p text:style-name="P20">## 0.0.1.15</text:p>
      <text:p text:style-name="P20">Start of minecraft where my theory can explain minecraft verisons<text:span text:style-name="T30"> because multiplayer version starts here.</text:span><text:span text:style-name="T53"> </text:span></text:p>
      <text:p text:style-name="P21">## 0.0.1.16</text:p>
      <text:p text:style-name="P24">nothing relevent to minecraft theory</text:p>
      <text:p text:style-name="P20">## 0.0.1.17</text:p>
      <text:p text:style-name="P24">nothing relevent to minecraft theory</text:p>
      <text:p text:style-name="P21">## 0.0.1.18</text:p>
      <text:p text:style-name="P31">all skins are irrelevent to minecraft theory except defualt skin</text:p>
      <text:p text:style-name="P31"><text:span text:style-name="T22">## </text:span><text:span text:style-name="T82">0.0.1.19</text:span></text:p>
      <text:p text:style-name="P31"><text:soft-page-break/><text:span text:style-name="T83">Player got access to e</text:span><text:span text:style-name="T82">ndermen</text:span><text:span text:style-name="T83">'s</text:span><text:span text:style-name="T82"> quartz (named as glass) and sponge</text:span><text:span text:style-name="T31">. The quartz became no longer to be able to created because the </text:span><text:span text:style-name="T129">endermen's </text:span><text:span text:style-name="T31">machine</text:span><text:span text:style-name="T129">s</text:span><text:span text:style-name="T31"> broke down from red matter. Glass became the product instead. </text:span></text:p>
      <text:p text:style-name="P23">## 0.0.1.20</text:p>
      <text:p text:style-name="P32"><text:span text:style-name="T115">Evolution made</text:span> cloth, dandelion, rose, and small mushrooms<text:span text:style-name="T115">. Player learned how to make</text:span><text:span text:style-name="T32"> </text:span>block of gold<text:span text:style-name="T115">.</text:span></text:p>
      <text:p text:style-name="P23">## 0.0.1.21</text:p>
      <text:p text:style-name="P26">nothing relevent to minecraft theory</text:p>
      <text:p text:style-name="P23">## 0.0.1.22</text:p>
      <text:p text:style-name="P82">Player evolved to hear</text:p>
      <text:p text:style-name="P23">## 0.0.1.23</text:p>
      <text:p text:style-name="P84">Before an endermen died, he thought that life was so nice that he would always cherish the memories in heaven. Every endermen on his deathbed would talk about how grateful he was in life and it just keeps going on. The endermen's children would think that heaven would be much more better than life on the minecraft world. The endermens' souls ascended. The endermen was too right, heaven was too good. The endermens' souls couldn't believe that they were tricked to continue living a life so much worse than what they could have lived in heaven. Nostalgia for their children faded away. The endermen wanted to avenge for the time that they lost form not going to heaven earlier. But first, they are just souls in soul sand and need a weapon. They choose the <text:span text:style-name="T118">alloy</text:span> with the most specific strength. It was lithium magnesium<text:span text:style-name="T145"> (endermen called magnesium as neonite)</text:span> alloy<text:span text:style-name="T118">, and by weight it was stronger than any nitinol, high entropy alloy, steel, titanium alloy, aluminium alloy, and others</text:span>. The high lithium content made it less dense than water.<text:span text:style-name="T118"> The magnesium content was just high enough to not react with water and be stiff.</text:span> The armour was perfected with the exception of isotope separation. It could have weighed a little less if it was made from lithium-6 and magnesium-24 instead of lithium-7 and magnesium-25. <text:span text:style-name="T118">The wither skulls were also made of lithium. When it hits, the skull explodes spreading lithium dust. The dust is hygroscopic and get absorbed into the blood after displacing hydrogen. The lithium clams the victim preventing the victim from knowning how much damage they took. The displacement of hydrogen causes damage like poison. </text:span><text:span text:style-name="T133">Blue skulls were blue because they contain magic that irradiates uv catastrophe. </text:span>Massive numbers of endermen souls gathered around ready to reenter minecraft. The endermen souls knew that the wither cannot teleport<text:span text:style-name="T118"> or even teleport to the same place</text:span> because the temptation to return to heaven is so strong that all the teleportation would be redirected back into heaven. Since there were few soul sand in the overworld, no withers were able to spawn there.<text:span text:style-name="T118"> The withers spawned all at once evenly distributed in every chunk of the nether. They quickly defeated all the endermen civilization in the nether. They flew out through the top holes going to the overworld. They tried to destroy the bedrock but it was only enough damage to imprint their face into each block of bedrock.</text:span></text:p>
      <text:p text:style-name="P85">After all the withers left to attack the overworld, the endermen were safely able to go back to the nether. The endermen concluded that it was the burial practices that made the withers. Endermen cleaned up the mess in the nether and piled the soul sand in clumps so that any new wither attacks would be localized. The endermen trained themselves to bury themselves into ender pearls<text:span text:style-name="T119">.</text:span><text:span text:style-name="T201"> The endermen didn't like water because it causes them to decay a bit, and the endermen think that it might cause more soul sand to form.</text:span><text:span text:style-name="T119"> The endermen designed the ender pearl to trap the souls which also traps the souls from going to heaven. All endermen that turned into enderpearls would live in boredom because they were forever stuck in the same place.</text:span><text:span text:style-name="T120"> Ender</text:span><text:span text:style-name="T225"> </text:span><text:span text:style-name="T120">pearls cannot blink because they are already dead, so the </text:span><text:span text:style-name="T225">eye of ender</text:span><text:span text:style-name="T120"> are always greenish-blue</text:span><text:span text:style-name="T225">, and ender pearls are darker on the inside</text:span><text:span text:style-name="T120">. The blue </text:span><text:soft-page-break/><text:span text:style-name="T120">from the ender</text:span><text:span text:style-name="T225"> </text:span><text:span text:style-name="T120">pearl</text:span><text:span text:style-name="T225"> and eye of ender</text:span><text:span text:style-name="T120"> is from the uv catastrophe radiation. Since souls and stuff are magic, they are not quantum which causes them to emit uv catastrophe. Since no more endermen bury themselves outside of the enderpearl, no more </text:span><text:span text:style-name="T121">soul sand were created. The sand and gravel in the overworld began to pure from the souls. They became less like soul sand and were able to sink in water and lava.</text:span></text:p>
      <text:p text:style-name="P86">The endermen looked up into the nether-overworld void.<text:span text:style-name="T122"> They saw it was bright. They measured the emission spectrum and it matched lithium and neonite. The endermen interpreted it as a sign of a 2nd heaven existing in between the overworld and nether. So, the endermen named the minecraft world on top as overworld. The name means that it was over something. The 2nd heaven was interpreted as something much more significant than the 1st heaven. The lithium which was suppose to only be found on the ground was interpreted as endermen on the ground can even ascend to heaven. The neonite was interpreted as something that is new. Therefore, it should be named the 2nd heaven.</text:span><text:span text:style-name="T123"> The endermen labeled it as an achievement but with a question mark. It is like a happening but more like a sign. The achievement was called "Beginning?"</text:span></text:p>
      <text:p text:style-name="P87"><text:span text:style-name="T122">Some withers died from friendly fire and dropped wither stars. The wither stars contai</text:span><text:span text:style-name="T123">ned lithium and neonite. This proved that it was</text:span><text:span text:style-name="T146"> infact</text:span><text:span text:style-name="T123"> lithium and neonite. So the endermen made the achievement to be about a happening which was "Beginning." The endermen were able to measure the molecular mass of </text:span><text:span text:style-name="T124">neonite</text:span><text:span text:style-name="T123"> for the 1st time. It was 25</text:span><text:span text:style-name="T124">.</text:span><text:span text:style-name="T146"> Since the mass of neonite, 25, is different than the mass of neon, 21, it was supposed to be renamed, but the name had stayed for too long for the endermen to want to change it.</text:span><text:span text:style-name="T126"> The endermen also found that the item could not teleport or else it disappears. The endermen thought that it was like a star because stars get eaten by singularities and teleportation goes through singularities. So the endermen called it as nether star.</text:span><text:span text:style-name="T124"> There were still some withers around the bedrock surface of the nether, so the endermen were not able to reach far up toward the 2nd heaven.</text:span><text:span text:style-name="T126"> Endermen decided to name the 2nd heaven. They named it as "eastern capital". East was used because east means new sun. New describes both </text:span><text:span text:style-name="T132">the light</text:span><text:span text:style-name="T126"> and neonite. They use japanese so it is </text:span>東京<text:span text:style-name="T126">. </text:span><text:span text:style-name="T147">The weight of 25 made endermen like the name for the element weighing 55. The endermen know that 5(5) is Mg and 55 is Mn. A coincidence that endermen could not discover is that Magnesium has a weight of 25 and the 25th element is Manganese.</text:span></text:p>
      <text:p text:style-name="P87"><text:span text:style-name="T22">## </text:span><text:span text:style-name="T125">0.0.24</text:span></text:p>
      <text:p text:style-name="P74"><text:span text:style-name="T124">The heat produced from the endless barrage of wither skull began to lit a void between the overworld and nether which then began to lit the a void below the nether. The bedrock and space between the nether and overworld and below the overworld was turned into lava as an intermediate step to creating the void. All the withers disappeared because they cannot survive teleportation.</text:span><text:span text:style-name="T126"> It all happened on July 22. The endermen reasoned that July meaning 7 which is the lithium. 22 is the day after 21 which 21 is neon. Therefore, the date that it happened means that it was after neon. 22 is not associated with a mass of any element. However 23 is just like 24 is between 2 elements and is the version number. It was such a sad day to see </text:span><text:span text:style-name="T125">東京 </text:span><text:span text:style-name="T126">disappear. So much sad that Nanjou Yoshino released a album " </text:span><text:span text:style-name="T120">東京</text:span><text:span text:style-name="T126"> 1/3650" containing君が笑む夕暮れ and あなたの愛した世界 and 黄昏のスタアライト and きみを探しに, Nanjou Yoshino derived 3650 from the 7th and 25th indices of 2020.04.01 - fripSide infinite video clips. 7th mv is "decade" and 25th mv is "only my railgun-version 2020-". 2020 and decade are both decades. 君が笑む夕暮れ is about the sunset which all the stars in <text:s/></text:span><text:span text:style-name="T120">東京</text:span><text:span text:style-name="T126"> did, and smile referencing to nickel-60. <text:s/>あなたの愛した世界 is true. <text:s/>黄昏のスタアライト described the stars in <text:s/></text:span><text:span text:style-name="T120">東京</text:span><text:span text:style-name="T126"> because it is starlight and twilight is when it is not sunny nor black like the night sky. <text:s/>きみを探しに is what the endermen does when <text:s/></text:span><text:span text:style-name="T120">東京</text:span><text:span text:style-name="T126"> turned into lava. A special song was named from the mass of lithium and neonite to mourn the loss. It was named "7月25日". </text:span><text:span text:style-name="T157">Infact, if you defeat a wither above the build height limit, you get a </text:span><text:soft-page-break/><text:span text:style-name="T157">disk containing </text:span><text:span text:style-name="T126">7月25日</text:span><text:span text:style-name="T157">, but it doesn't work because the song is copyrighted. </text:span><text:span text:style-name="T126">The lyrics was like </text:span><text:span text:style-name="T127">"</text:span><text:span text:style-name="T126">dog died and get 2 cats</text:span><text:span text:style-name="T127">"</text:span><text:span text:style-name="T126">. </text:span><text:span text:style-name="T133">The e</text:span><text:span text:style-name="T126">ndermen mourned as if their dog died. The endermen were angry. "It must be element 22's fault" they thought because it happened on july 22. Then a white floating cube in the overworld was making cat sounds. It appeared on the same day, so endermen believed that the ghast was the culprit. The endermen thought "it must be made of element 22" They were accidentally correct. The ghast was white like titanium dioxide. </text:span><text:span text:style-name="T134">The endermen thought "if the ghast stayed in the overworld, the ghast would cause the overworld sky to turn into lava". </text:span><text:span text:style-name="T135">It was also the 15th year of the millennial when the events happened, the endermen interpret it as an element weighing 15 which is </text:span><text:span text:style-name="T149">heavy </text:span><text:span text:style-name="T135">nitrogen which also starts with N.</text:span><text:span text:style-name="T149"> Since heavy nitrogen is so connected to the japanese stuff, the endermen decides to change the name to be like japan. The name nihonium was chosen because it is named after nihon.</text:span><text:span text:style-name="T152"> A coincidence that was created because it happened on the 15th year was that in the 15th mv</text:span><text:span text:style-name="T153">, the lyrics</text:span><text:span text:style-name="T152"> described a grey sky. The grey sky is the bedrock sky in the nether.</text:span><text:span text:style-name="T151"> One coincidence that the endermen couldn't know about is that 14 and 15 are the mass of the 7th element (because endermen count elements by mass and not protons) and 14th and 15th mv of fripside infinite clips are in fripside's 12th single.</text:span><text:span text:style-name="T135"> It was also pi day and pi is circle which means judas's religion</text:span><text:span text:style-name="T136">, and coins are very circular too</text:span><text:span text:style-name="T135">. The endermen decides to personify the day. They need to name it from a person that means smile in japanese and the last name needs to contain 澤 (the endermen always chant "drain the swamp" when something bad happens), so they choose 矢澤にこ as the name. </text:span><text:span text:style-name="T127">Sand and gravel lose more soul sand properties, so they absorb the liquid when they stop falling.</text:span><text:span text:style-name="T128"> Pigs evolved.</text:span><text:span text:style-name="T152"> Many endermen thought, maybe it will stop on july 25th. After july 25 passed and nothing happened, many endermen thought it will stop next year as a reference to fortuna on the sixteenth night.</text:span></text:p>
      <text:p text:style-name="P27">## 0.0.25</text:p>
      <text:p text:style-name="P28">nothing relevent to minecraft theory</text:p>
      <text:p text:style-name="P23">## 0.0.26</text:p>
      <text:p text:style-name="P88">Moss evolved. Player learned how to make iron block.<text:span text:style-name="T154"> In the ionosphere, matter-antimatter pairs were trapped. Muons catalyzed fusion. Lithium, gluciuum, and boron were destroyed quickly when formed. As the magnetic field weakened because the magnetic neutrons became too far in space time, the particles suspended in the minecraft ionosphere began to fall down. Most particles were hydrogen. </text:span><text:span text:style-name="T165">CNO cycle prevented elements heavier than oxygen from forming</text:span><text:span text:style-name="T154">. Hydrogen, Helium, methane, and nitrogen floated up, so the only things that fall down was water. Rain happened for the first time. The endermen believed that it was because the ghast was causing rain to not happen because rain is opposite of lava.</text:span><text:span text:style-name="T155"> The endermen kept the ghast in the nether because they believed bringing the ghast back would stop the rain and eventually cause the sky to turn into lava.</text:span></text:p>
      <text:p text:style-name="P23">## 0.0.27</text:p>
      <text:p text:style-name="P29">nothing relevent to minecraft theory</text:p>
      <text:p text:style-name="P23">## 0.0.28</text:p>
      <text:p text:style-name="P89">Sheep evolved.</text:p>
      <text:p text:style-name="P23">## 0.0.29</text:p>
      <text:p text:style-name="P29">nothing relevent to minecraft theory</text:p>
      <text:p text:style-name="P25">## 0.0.30</text:p>
      <text:p text:style-name="P102">nothing relevent to minecraft theory</text:p>
      <text:p text:style-name="P25">## 0.0.31</text:p>
      <text:p text:style-name="P103"><text:soft-page-break/>Oxygen concentrations in atmosphere grew to over 15 percent due to the rain being a source of oxygen as water. The concentration means fire can exist on typical flammable stuff. The torch is able to stay lite forever. It deposit carbon in itself by reducing carbon monoxide in air. It burns both carbon in the torch and carbon monoxide in the air. The net reaction is burning carbon monoxide in the air which makes it sustainable.</text:p>
      <text:p text:style-name="P104">Gears are able to rotate forever because it is made of antimatter which slowly reacts with matter to turn into energy. The gears were made air proof enough to resist annihilation from red matter. The player finally gets their hand on it.<text:span text:style-name="T166"> The outside of the gears are made of the same thing as red stone ore. It is so that the red matter inside gets attracted to the outside. </text:span></text:p>
      <text:p text:style-name="P76"><text:span text:style-name="T156">Humaniods evolved.</text:span><text:span text:style-name="T163"> They are steve, black steve, beast boy, and alice.</text:span><text:span text:style-name="T156"> Antimatter was needed to make </text:span><text:span text:style-name="T158">small components which makes smart brains. Antimatter reacted slow enough to not detonate. Strange matter is the same as red matter. Strange matter was multiplying by touching normal matter. The strange matter starts destroying humaniod brains by turning them into micro blackholes.</text:span><text:span text:style-name="T159"> Humaniod</text:span><text:span text:style-name="T160">s </text:span><text:span text:style-name="T159">became dumber.</text:span><text:span text:style-name="T160"> </text:span></text:p>
      <text:p text:style-name="P76"><text:span text:style-name="T160">Some humaniods tried to protect themselves by using immune system.</text:span><text:span text:style-name="T172"> They are called volatile humaniods.</text:span><text:span text:style-name="T160"> The immune system had to use chemicals that are more and more volatile. The volatile substances became explosive. In order to prevent the humaniod from accidentally exploding, the humandiod made 2 sacs for the volatiles. 1 sac is smaller and contained very sensitive but not powerful explosive. Another sac contained very powerful but not sensitive explosive. The sensitive explosive is much better at complexing the strange matter. The powerful explosive was very safe to store in large quantities. Since it is powerful it means that it is energy dense, so it can make multiple times the amount of the sensitive explosive. Sometimes there is lots of red matter around, so the humaniod evolved to be made of erectile tissue, so that the sensitive explosives can cycle many times very fast over a really large surface area to complex any red matter. The erectile tissue moves air instead of liquids because liquids are heavy and biologically expensive. This makes a hissing sound when the air is moved through small holes. <text:s/>The erectile tissue evolves to allow the sensitive explosive sac to cover the internal organs which shortens the distance between the sac and the place of irritation. This had a side effect of turning the sensitive explosive sac into a implosive bomb which can pressurize the insides above autoignition pressure. Eventually the red matter won and there is nothing but a stupid brain. The mob is now a creeper. The side effect became the main effect. </text:span>When the creeper wants to explode, <text:span text:style-name="T164">t</text:span><text:span text:style-name="T160">he creeper stops to get all its muscle to work for a erections. Then a hissing sound is made from the implosive sac traveling through air filled tissue. The implosive sac gets around the secondary explosive sac which needs the implosive sac to ignite.</text:span><text:span text:style-name="T161"> </text:span><text:span text:style-name="T172">Some of the volatile humanoid do not use lots of air and erections to get rid of red matter.</text:span><text:span text:style-name="T173"> Getting rid of red matter with air and stuff is messy and the red matter can turn from complexed to inorganic and come back to destroy more. So the humaniod evolved to excrete waste that contains complexed red matter into sticky white substances. It is designed to stick and remain that way for a long time. The white sticky substance decays slower in closed environments, so the spider evolved to have lots of eyes to see in the dark. White sticky substances can be disturbed when there are lots of others around, so the spider becomes aggressive when there is no light</text:span><text:span text:style-name="T174">. There isn't an evolutionary advantage to be aggressive outside because the white sticky substance would be quickly decaying no matter how many are around. The white sticky substance evolved to be comfy cobwebs because the more comfortable, the less likely it would be thrown out to decay into inorganic red matter. The spider evolved to not fill their room with waste so fast. So the spider becomes smaller. smaller means smaller strides. To make up for the loss, the spider evolved legs. There might be artificial lighting in the spider's room. To get a better way to tell the difference between inside and outside, the spider evolved a black body to detect thermal radiation that the sun emits. Unlike what </text:span><text:soft-page-break/><text:span text:style-name="T174">others may theorize, the reason why spiders are neutral during the day is not because the spiders are blinded by the sunlight.</text:span></text:p>
      <text:p text:style-name="P75"><text:span text:style-name="T161">Some humaniods used another way to get rid of red matter. </text:span><text:span text:style-name="T172">They are called undead humaniods. </text:span><text:span text:style-name="T161">The humaniods became undead because undead means that some effects do the opposite effect. But red matter got stronger and the undeadness could not make the red matter do the opposite effect. The humaniod lost its brain and became a zombie.</text:span><text:span text:style-name="T162"> Some undead humaniods can use their undeadness to negate hunger. The undead humaniods then evolved to close off points of failure. Closing off also eliminated lots of flesh because flesh absorbs things. The <text:s/>undead humaniods still lose the brains because the red matter was getting so strong, and they became skeletons.</text:span></text:p>
      <text:p text:style-name="P108">The immune system complexes stuff using thiols. The thiol would react with a metal ion and trap the metal ion inside. The exploding humaniods evolved to produce different kinds of sulfur compounds. The endermen really like to make one type which was DMSO. The DMSO would be in gunpowder. When DMSO is added to potions, the potion is able to be absorbed through skin.</text:p>
      <text:p text:style-name="P105">Gluciuum deposits start to form because a long time has passed. The gluciuum is in emerald ore. Because the endermen like to eat sweet stuff, the endermen drilled for them. They drilled so fast that their diamond drills broke and the diamond drills get left behind and formed diamond ore in place of the emerald ore.</text:p>
      <text:p text:style-name="P106">Player learns how to make lots of stuff.</text:p>
      <text:p text:style-name="P25">## indev</text:p>
      <text:p text:style-name="P109">Wheat evolved.</text:p>
      <text:p text:style-name="P109">Minecraft's magnetosphere weakened so much that the aurora is no longer visible. Moonlight and sunlight is now visible because the aurora no longer blind them out.<text:span text:style-name="T169"> The magnetosphere is no longer strong enough to protect mobs from radiation.</text:span></text:p>
      <text:p text:style-name="P107">Player learns how to make lots of stuff.</text:p>
      <text:p text:style-name="P112">Endermen builds indev house for player.</text:p>
      <text:p text:style-name="P25"><text:span text:style-name="T22">## </text:span>i<text:span text:style-name="T84">nfdev</text:span></text:p>
      <text:p text:style-name="P30"><text:span text:style-name="T130">The void is finally lit. There is no more lava. It is only bedrock which was generated from portal generation mechanics which also preserves the wither faces that the withers carved in. The endermen saw the monstrous grey sky in nether. The endermen still had believed in flat earth and have no evidence of round things. </text:span>Nのハコ<text:span text:style-name="T130"> describes the stars trapped in the bedrock sky which the endermen believed to be a big box which top is overworld bedrock and bottom is nether sky.</text:span><text:span text:style-name="T229"> And the 4 edges of the world is a big bedrock wall.</text:span><text:span text:style-name="T130"> </text:span><text:span text:style-name="T131">N represents neon</text:span><text:span text:style-name="T135">, nitrogen</text:span><text:span text:style-name="T149">, nihonium</text:span><text:span text:style-name="T131"> and neonite.</text:span><text:span text:style-name="T135"> Ni</text:span><text:span text:style-name="T150">honium</text:span><text:span text:style-name="T135"> symbolizing the 15th year of the millennial that nico yazawa's bday happened.</text:span><text:span text:style-name="T131"> </text:span><text:span text:style-name="T130">An <text:s/>album in </text:span>Nのハコ <text:span text:style-name="T130"><text:s/>is </text:span>ゼロイチキセキ<text:span text:style-name="T130"> which is about informatics from gears.</text:span><text:span text:style-name="T131"> The reason why is that gears have a numerical id of 55 which connects to mg which connects to neonite.</text:span></text:p>
      <text:p text:style-name="P110">Monoliths start forming due to detonation of antimatter<text:span text:style-name="T170"> ore</text:span>.</text:p>
      <text:p text:style-name="P111">Player became smart enough to hallucinate 3d clouds.</text:p>
      <text:p text:style-name="P18"><text:span text:style-name="T53">Rainforest, Seasonal forest, Ice desert, and Shrubland</text:span><text:span text:style-name="T171"> surroding the play dissapears, allowing player to find natural ores and grass that can reproduce. </text:span></text:p>
      <text:p text:style-name="P114">The ghast had the song "white forces" in its head on repeat. It had a thin skin that protects the red matter from it's inside which was made of lots of antimatter. The legs are thrusters that use antimatter annhiliation to thrust upward. It forms fireball from air. When the ghast is punctured, the red matter <text:soft-page-break/>goes inside really fast, which makes all the antimatter disappear. Then only thing left is the rest of the skin which forms the ghast tear. Ghasts don't actually make tears. Ghast gets rid of waste by shooting them out as fireballs. Ghasts are born very quickly that is why there are gill shaped belly buttons on them. Ghasts have 2 parents but no genders and reproduce by sporangia.<text:span text:style-name="T176"> The 2 ghast hyphae touches and make the sporangia. The sporangia grows into a baby ghast that detaches leaving 2 belly buttons. Ghasts like to spawn around soul sand with the same reason why nether wart likes to spawn there too. Some ghast once wanted to do what the lyrics is in white forces. </text:span><text:span text:style-name="T179">"果ての無い絶望だけ残された闘いに生きる</text:span>崩れゆくこんな世界でたったひとつ信じるのはこの心の痛み<text:span text:style-name="T179">" describes that the ghasts are in the nether. </text:span><text:span text:style-name="T176">"舞い上がる白煙を味方に" tells the ghasts that other ghasts are friends. "哀しみに立ち尽くし涙したあの日さえ</text:span>今はただ真実に近づくための糧になるから<text:span text:style-name="T176">" tells the ghasts that they should be sad</text:span><text:span text:style-name="T177"> because it makes them closer to the truth</text:span><text:span text:style-name="T176">.</text:span><text:span text:style-name="T178"> "打ち砕け凍りついた" tells the ghasts that the enemy is frozen, so the new weapon should be firey. The ghasts decided to create the blaze. In order to use the weapon, the ghasts turn into spawners. "深淵に潜むその敵を" tells the ghasts that the enemy is in the abyass. The ghasts decide to build high structures and put themselves on top of it. This would counter any frozen enemy down there. "切なさも胸の痛みも全て秘めた勇気に変え" tells the ghasts that the insides of the blazes should be able to turn into strength, so the ghasts made it possible to make strength potions from blaze powder. Powder meaning that it is heartache that is turned into strength.</text:span><text:span text:style-name="T179"> </text:span><text:span text:style-name="T180">"正しさを守り抜くと決意したあの日があるから" encourages the ghasts to do it. "いま響く黒の宣告この心に隠された誓い強さを纏う" tells the ghasts about what the blaze spawner looked like. The ghast thinks that black sentence was jail sentence because the ghasts are americans. The ghasts believed that wrapped in strength means that the blaze rods orbit around the </text:span><text:span text:style-name="T181">center</text:span><text:span text:style-name="T180">.</text:span><text:span text:style-name="T181"> Echoing means repeating, so the blazes are built like the center of the blaze spawner is.</text:span><text:span text:style-name="T182"> A way to see how popular this theory is is to ask ChatGPT to write a song titled "tears in force" to see if it references minecraft. "凛とした静寂の一瞬思い出すいつかの光景（ビジョン）</text:span></text:p>
      <text:p text:style-name="P115">かけがえ無いその絆を守るため選んだ明日<text:span text:style-name="T182">" tells the ghasts that only one recipe with both things made from blaze and ghast tear is possible. If there are 2, then it means betrayal from the other. "今はただ毎日を繋いでこの想い行き着く先へ</text:span>まだ見えないその未来（あした）へ僅かな希望を捜す<text:span text:style-name="T182">" shows that ghasts believe in 2 more weeks.</text:span><text:span text:style-name="T183"> "鳴り響く警報が予\感するざわめきは" tells the ghast that blazes make murmur before shooting. "心の壁壊さない勇気を私にまた運んだ" tells the ghast that blaze spawners should be able to spawn as long it is not broken. "君がいま走り抜けるこの今を迷わない様に</text:span>涙さえチカラに変えて愛すること恐れないで守りたいこの決意を忘れない正しさの意味を<text:span text:style-name="T183">" tells the ghast to design the blaze such that friendly fire can't happen. "いま響く黒の宣告生き抜くその先に待っている未来信じて" tells the ghast to design the spawner so that it is long lasting. So some spawners were carried into the overworld so that it is protected in dungeons. </text:span><text:span text:style-name="T193">Since blaze powder cannot be produced in the overworld, the spawners spawned zombies and skeletons. Skeletons were chosen because they look like and attack like blazes. Zombies were just flesh version of skeletons. </text:span><text:span text:style-name="T183">The moss is placed there to keep out red matter.</text:span><text:span text:style-name="T184"> Nether fortresses were built in the nether coordinates corresponding to overworld </text:span><text:span text:style-name="T53">Rainforest, Seasonal forest, Ice desert, and Shrubland</text:span><text:span text:style-name="T184"> to protect the ghasts from endermen.</text:span><text:span text:style-name="T204"> The ghasts don't know english so they cannot follow things listed in the chorus.</text:span></text:p>
      <text:p text:style-name="P116">Ore blob from antimatter reactions.</text:p>
      <text:p text:style-name="P116">Brick pyramids were made as a intermediate of aluminum production.</text:p>
      <text:p text:style-name="P116"><text:soft-page-break/>Aluminum minerals differentiate by going up the surface and turning into clay. The endermen no longer need to mine lots of dirt to get some aluminum, so the endermen stopped making brick pyramids as a byproduct.</text:p>
      <text:p text:style-name="P23">## 0.1.0</text:p>
      <text:p text:style-name="P116">Player learns how to make other stuff.</text:p>
      <text:p text:style-name="P119">The concentration of red matter got so high that not even gears could be able to survive.<text:span text:style-name="T167"> Since the out side of the gears are made of material that attracts red matter, it became redstone dust after the gear got hollowed out and collapse from no more antimatter inside.</text:span><text:span text:style-name="T183"> </text:span></text:p>
      <text:p text:style-name="P116">Spider jokey evoled because the skeleton no longer need to have no flesh. The spider makes comfortable silky stuff, and the skeleton liked it.</text:p>
      <text:p text:style-name="P116">Aluminum became so common that endermen stopped mining clay which causes clay to build up enough that players can mine them.</text:p>
      <text:p text:style-name="P116">Spawners made music disks. <text:span text:style-name="T191">It was so that spawners can record "white forces" which is stuck in their head for eternity. The number of types of disks that can be get from dungeons is 11 which is the number of white forces openings that Lise Hohenstien experienced in the anime.</text:span><text:span text:style-name="T192"> The spawners were bad of writting the disks, so it doesn't sound like white forces.</text:span></text:p>
      <text:p text:style-name="P120">Cow and chicken evolved.</text:p>
      <text:p text:style-name="P120">Redsto<text:span text:style-name="T193">n</text:span>e ore attracts red matter.<text:span text:style-name="T193"> That is why redstone ore could get enough to light up</text:span><text:span text:style-name="T194">.</text:span></text:p>
      <text:p text:style-name="P120">Spawners decide to self destruct when mined.<text:span text:style-name="T193"> Spawners are made of antimatter. As the amount of red matter increase, the spawners were less able to detect if they are being farmed, so the spawners self destruct when mined.</text:span></text:p>
      <text:p text:style-name="P140">Reeds evolve.</text:p>
      <text:p text:style-name="P23">## 0.1.1</text:p>
      <text:p text:style-name="P117">Player learns how to make other stuff.</text:p>
      <text:p text:style-name="P121">Spawners trained neural networks.<text:span text:style-name="T193"> Slime intelligence never developed. Slime cells that can act as neurons are more like brain cancer cells because the slime cells also compete against each other. So, intelligence cannot develop because the pathway to intelligence is improbable to get to. Spawners decide to train neural networks. Because heat in the spawners also destroy neural networks even if the slime cells themselves can survive the heat, the spawners need to use blaze powder to save the neural network. So, the first slimes were actually magma cubes. Some magma cubes went to the overworld which they turned into slimes because blaze powder cannot be produced outside of the nether. The spawners also went to the overworld</text:span></text:p>
      <text:p text:style-name="P120">Mobs spread from <text:span text:style-name="T53">Rainforest, Seasonal forest, Ice desert, and Shrubland</text:span> to biomes that player is in.</text:p>
      <text:p text:style-name="P23">## 0.1.2</text:p>
      <text:p text:style-name="P117">Player learns how to make other stuff.</text:p>
      <text:p text:style-name="P120">Pumpkin evolved with face.<text:span text:style-name="T194"> Pumpkins have to evolve that to scare off predators. Pumpkins then evolved to prevent endermen from detecting a face because the pumpkins were getting attacked. To evolve blinking purple was too big of a evolution leap.</text:span></text:p>
      <text:p text:style-name="P125">Nether portal block exist but does not work yet.</text:p>
      <text:p text:style-name="P23">## 1.0</text:p>
      <text:p text:style-name="P126"><text:soft-page-break/>Chickens evolved to produce both external and internal fertilized eggs.</text:p>
      <text:p text:style-name="P23">## 1.1</text:p>
      <text:p text:style-name="P127">Nothing related to minecraft theory<text:span text:style-name="T195">.</text:span></text:p>
      <text:p text:style-name="P23">## 1.2</text:p>
      <text:p text:style-name="P118">Player learns how to make other stuff.</text:p>
      <text:p text:style-name="P128">Helium in the atmosphere increased enough that the reverse reaction that forms helium/petroleum reserves happened. Then microbes in the water evolved to use petroleum to protect their cell membranes from the outside. The microbes were so good at it, they grew bigger until they became squids. Squid petroleum is stored in ink sac.</text:p>
      <text:p text:style-name="P129">Petroleum also make other colorful stuff.</text:p>
      <text:p text:style-name="P129">Enough players were killed that their shirts formed lapis lazuli ore.</text:p>
      <text:p text:style-name="P129">Petroleum and sand did reverse reaction which produced natural sandstone.</text:p>
      <text:p text:style-name="P129">Petroleum reverse reaction with bones made them organic enough to be made into bone meal and be dropped.</text:p>
      <text:p text:style-name="P130">Higher petroleum made the trees divergent evolution to protect themselves from petroleum.<text:span text:style-name="T196"> Either the player made different furnace that only partially oxidize wood or the petroleum products protect the wood from fully oxidizing into air, or both.</text:span></text:p>
      <text:p text:style-name="P130">Petroleum is soluble in sugar, so the reeds evolved into sugar canes.</text:p>
      <text:p text:style-name="P134">Chocolate is a petroleum product, and the reverse reaction happened.</text:p>
      <text:p text:style-name="P23">## 1.3</text:p>
      <text:p text:style-name="P131">Bed was designed from the mig-21. It was named after fishbed. The mig-21 is communist, so it is why the bed was red.</text:p>
      <text:p text:style-name="P132">Player forgot why it was named sulfur, so it was renamed.</text:p>
      <text:p text:style-name="P133">Redstone signal slowed because of communism 💢💢😠😠💢😠💢.</text:p>
      <text:p text:style-name="P23">## 1.4</text:p>
      <text:p text:style-name="P133">Wolves evolved.</text:p>
      <text:p text:style-name="P133">Sheep can turn pink when they survive enough bloody attacks from wolves, so they are rare.</text:p>
      <text:p text:style-name="P133">Sheep can turn brown when they get scared and pooped themselves or ran in enough mud when scared.</text:p>
      <text:p text:style-name="P134">Cookies are wheat dissolved in petroleum products which allows them to be stacked like a liquid.</text:p>
      <text:p text:style-name="P23">## 1.5</text:p>
      <text:p text:style-name="P135">Sky dimension is forming so there is lightning.</text:p>
      <text:p text:style-name="P135">Other species trees evolve to spread by sampling.</text:p>
      <text:p text:style-name="P136">Charged creeper introduced achievements to player so that the player know about bringing the ghast back home. Charged creepers make mob heads out of the mobs that it killed to make it look like another achievement.</text:p>
      <text:p text:style-name="P23">## 1.6</text:p>
      <text:p text:style-name="P137">Bed brags about how it was a mig-21 by exploding when it can. It only explodes when it detects player, so that the player can see how powerful the mig was.</text:p>
      <text:p text:style-name="P137"><text:soft-page-break/>Nether reactor core teleports to sky dimension, and nether portal work<text:span text:style-name="T198">.</text:span></text:p>
      <text:p text:style-name="P139">String stop having red matter which allows it to be made into wool.</text:p>
      <text:p text:style-name="P139">Grass and ferns evolve.</text:p>
      <text:p text:style-name="P142">Player learns to make more things.</text:p>
      <text:p text:style-name="P166">Magma cube spawners go extinct as spanwers <text:span text:style-name="T220">that are not in nether fortress are moved to overworld</text:span>.</text:p>
      <text:p text:style-name="P23">## 1.7</text:p>
      <text:p text:style-name="P141">Wolves evolve to stop targeting dropped wool thinking that it is sheep. Sheep coevolve to stop dropping wool.</text:p>
      <text:p text:style-name="P141">Creeper evolve to detonate before killed. The explosion is usually too small to do anything but consume the sensitive explosive sac. Because the gunpowder that is left behind does not have sensitive explosives, the tnt is harder to ignite.</text:p>
      <text:p text:style-name="P143">Player learns to make more things.</text:p>
      <text:p text:style-name="P23">## 1.8</text:p>
      <text:p text:style-name="P19"><text:span text:style-name="T53">Rainforest, Seasonal forest, Ice desert, and Shrubland</text:span><text:span text:style-name="T199"> disappear causing players to see everything in the endermen's biome.</text:span></text:p>
      <text:p text:style-name="P144">Spiders try many times to get into spawners<text:span text:style-name="T199">. They try lifting the spawner up while try to infect.</text:span><text:span text:style-name="T200"> It averaged to 1 block up before they succeed. </text:span><text:span text:style-name="T201">Spiders made their home bigger by building mineshafts. A new spider evolved to eat rock. It was the cave spider.</text:span></text:p>
      <text:p text:style-name="P170">Some endermen were experimenting with ghast tear<text:span text:style-name="T206">s</text:span> and blaze powder. They found it combined really good. It was because that the ghast tear and blaze powder remember " <text:span text:style-name="T182">凛とした静寂の一瞬思い出すいつかの光景（ビジョン）</text:span><text:span text:style-name="T202">かけがえ無いその絆を守るため選んだ明日</text:span>" which tells them to remember and reunite. The endermen wonder if it could let them ascend to a higher reality, so they combine the ender pearl with it and it made a<text:span text:style-name="T203"> tears in force</text:span>.<text:span text:style-name="T205"> The endermen and ender pearl know english. Infact, the endermen were the ones that understand the element names in english. The creation of tears in force cause all other recipes of ghast tears and blaze powder from existing in order to prevent </text:span><text:span text:style-name="T206">conflict of interest. The tears in force</text:span><text:span text:style-name="T207"> knew their owner's name is Lise Hohenstien. Hohenstien means high stone. and the only thing that meets the requirement was a portal teleporting itself to itself. It was in the void and made of bedrock. There were endermen there too because endermen can teleport interdimensionally. </text:span><text:span text:style-name="T208">The tears in force went there and each went on each bedrock. "(Black cross sorting With tears in force." tells them to create obsidian pillars below them. "Let's fly together until the dream is visible." tells them to create the ender dragon which would fly around the same place until their dream is visible. "I want to be a dark despair Energy" tells the ender dragon to team up with endermen. "Schwarzesmarken arms now!" tells the ender dragon to choose the mig-23. Mig-23 is the flogger which is usally black whips tied together.</text:span></text:p>
      <text:p text:style-name="P169">The ender dragon choose to have its eyes to have the same color as the aerogel suits that the characters wear in schwarzesmarken. All the endermen followed the advice by perpetually blinking.</text:p>
      <text:p text:style-name="P145">The ender dragon is made of scandium because the both mig-21 and mig-23 are made of it. Not only that but the minecraft scandium is scandium-44 and is not radioactive. 21 plus 23 is 44 which is another reason to choose 44. 44 is ruthenium which means russia, but only the ender dragon knows that. When endermen gets hit by the ender dragon, the endermen feels a molecular weight of 44 which makes them think it is diatomic element 22, and the endermen gets angry and remember Nico Yazawa's birthday and attack the ender dragon.<text:span text:style-name="T209"> <text:s/></text:span><text:span text:style-name="T210">Not related to minecraft theory: </text:span><text:span text:style-name="T209">Sumipe is 33 and 33 is looks like 44, so </text:span><text:soft-page-break/><text:span text:style-name="T209">that is why Sumipe should marry me. Don't wait for me to turn 22.</text:span><text:span text:style-name="T210"> If scandium is radioactive in minecraft, then the endermen would think to cleanse calcium from themselves by eating strontium. </text:span></text:p>
      <text:p text:style-name="P146">The ender dragon also carries a end exit portal which it lays its eggs. The dragon eggs teleport to <text:s/>extreme hill biome because that is "high stone" like hohenstien. The dragon eggs hatch into silverfish just like mig-21 is a smaller version of mig-23, and mig-21 is a fish.</text:p>
      <text:p text:style-name="P149">The ender dragon named itself as Jean because it means the same thing as Lise.</text:p>
      <text:p text:style-name="P149">The tears in force cannot speak, so the endermen called it end crystal.</text:p>
      <text:p text:style-name="P146">Melon evolved from pumpkin. It beat predators by growing fast. To grow fast it stop growing face because that is expensive. It fills itself with water and then the water in the cells gets replaced with air.</text:p>
      <text:p text:style-name="P148">The endermen are experimenting with endermen spawner. The endermen was more intelligent than all the other mobs that went into spawners. The endermen knows that their biggest enemy was another endermen. That is because of politics. The endermen formed cults. Their cults believed that the leader endermen is the best endermen and a way to eugenics them was to use a spawner. They built strongholds. The confusing structures because they know the map but any attacking endermen does not. To prevent the attacker from ambushing by going through the wall, the endermen harvest silverfish from places to build them into the stronghold. Endermen need research so they have libraries.</text:p>
      <text:p text:style-name="P23">## 1.9</text:p>
      <text:p text:style-name="P146">Mushroom islands pop up. Some endermen want to live there but they can't spawn there. So the endermen turned into villagers.</text:p>
      <text:p text:style-name="P147">The nether coordinates corresponding to <text:span text:style-name="T53">Rainforest, Seasonal forest, Ice desert, and Shrubland</text:span> reappear. </text:p>
      <text:p text:style-name="P147">(copied from 2023 version) The wither has 2 modes. When it is over half health, it is using mending enchantment. When it is below half health, it is using infinity enchantment. Infinity and mending cannot be used at the same time. The mending enchantment converts imaginary kinetic energy to real kinetic energy. On items, real kinetic energy repairs the item. On the wither, it propels the wither up. When the wither is below half health, the wither uses infinity enchantment as an active protection system. When the wither detects an arrow, the wither uses infinity to produce another arrow that counters the arrow. The infinity arrow despawns after an elastic collision. Infinity uses kinetic energy to produce infinity arrows. The infinity bow works by using kinetic energy from pulling the bow to make an infinity arrow. Infinity does not work on potion arrows or specter arrows because it only detects kinetic energy. Mending cannot be used with infinity because infinity would consume the kinetic energy and break the bow by producing a bunch of infinity arrows inside the bow.</text:p>
      <text:p text:style-name="P147">(copied from 2023 version) Sharpness and Bane of arthropods are not actually enchantments. However they still use enchanting to get because without gears, there are no microtechnologies that can change the mechanical properties to make sharpness or bane of arthropods. Sharpness makes items sharp by changing the microstructure of the item and sharpening edges. Bane of arthropods creates microscopic holes in the item. When an arthropod gets hit, their instinct causes their bodies to try to infest the item which causes part of the arthropod to stick on the item as if it was barbed. The arthropod is slowed down because the arthropod is being pulled by the seemingly barbed item. The microscopic holes activate the arthropod's instinct because holes means that the item can be infested. Sharpness cannot be applied to bane of arthropods because the enchantment would mistake the holes as edges and bevel the item into oblivion. Bane of arthropods cannot be applied to sharpness because the enchantment cannot detect sharp edges and blunt the item and ruin microstructure because creating the holes cause the lattices to misalign. The result is an item that would be too brittle to use.</text:p>
      <text:p text:style-name="P147"><text:soft-page-break/>(copied from 2023 version) Smite is sharpness with dullness enchantment. It does sharpness damage to undead and the dullness gets negated to do extra damage. To other mobs, the dullness negates sharpness and does damage as if it was not enchanted.</text:p>
      <text:p text:style-name="P147">(copied from 2023 version) Unbreaking uses quantum mechanics to increase durability of the things it enchants. The whole item acts like a few big particles. When the item is under the unbreaking enchantment, microscopic cracks are harder to form because groups of particles act like one big particle.</text:p>
      <text:p text:style-name="P148">The endermen successfully made the endermen spawner.<text:span text:style-name="T211"> But, the spawner was also intelligent. It is like AI in real life but actually dangerous. The spawner steals the lab rat endermen's abilities and teleported endstone around it to protect itself. The enderstone is infinitely regenerating making it indestructible. The endermen put a blaze powder and enderpearl on it and it got stuck forever. </text:span><text:span text:style-name="T214">The end portal frame is trying to make a permanently open portal to the end in order to get revenge aginst the endermen. </text:span><text:span text:style-name="T211">The endermen think it was malicious, so they abandom it. The spawners formed in 13 and invaded other stronghold by using the endermen's ability to teleport. The spawners made the end portal room using 13 lava blocks and 13 spawners. The spawners were high up because they are named "Hohenstien".</text:span><text:span text:style-name="T212"> At least one end portal was opened, so it made a sound that can be heard anywhere. All the blazes and spawners listened and knew to use blaze powder that can combine to make eye of ender.</text:span></text:p>
      <text:p text:style-name="P150">The melon evolved to be more and more air. The air pockets on the melon has so much surface tension that it can pull gold into tin like gold foil. Player cannot separate the gold foil. When the glistering melon go into the potion, the melon part dissolve without having any effect, but the gold foam can easily react with the potion because of surface area, and give the potion healing effect.</text:p>
      <text:p text:style-name="P151">Redstone dust increase<text:span text:style-name="T213"> duration because it likes to stay inside people. It is an joke that I made when writing my last minecraft theory because I named the thing making up redstone dust to be nanjolno</text:span></text:p>
      <text:p text:style-name="P151">Glowstone dust increase<text:span text:style-name="T213"> intensity because it is the only dust that only takes 4 to make a block. So that means the dust is strong, or because of strontium.</text:span></text:p>
      <text:p text:style-name="P152">Magma cream is fire resistance just like how magma cubes are made.</text:p>
      <text:p text:style-name="P25">## 1.10</text:p>
      <text:p text:style-name="P153">Player can get new enchantments. Creepers worship cats. One time creeper went to the nether. It was using the ice melting glitch to not get too hot while in the nether. The creeper hear cat noises from the ghast. So, the creeper team up with the ghast. They talk and conclude "the first item that the player would get is a the item dropped when creeper is killed by skeleton. The item should be something that tells player than the ghast is friendly. So, the ghast gave music disk to creeper. Creeper promise to only drop it when killed by skeleton. There was also suppose to be a achievement named "opening song", but since the ghast messed up all the white forces songs, the achievement didn't exist.</text:p>
      <text:p text:style-name="P25">## 1.11</text:p>
      <text:p text:style-name="P153">The creeper got the ghast out of the nether. The ghast created jungle biome which raised the hieght limit, so that cats can live there.</text:p>
      <text:p text:style-name="P153">Bottles of enchanting are non-renewable because the technology to create vials is lost from red matter.</text:p>
      <text:p text:style-name="P25">## 1.12</text:p>
      <text:p text:style-name="P153">Emerald generates naturally because it went undisturbed from endermen because silverfish blocks protect the extreme hills.</text:p>
      <text:p text:style-name="P154">End portal frames want to help player more, so they buff the eye of ender to be able to make ender chest.</text:p>
      <text:p text:style-name="P154"><text:soft-page-break/>Cocoa pod is just petroleum growing on tree.</text:p>
      <text:p text:style-name="P154">More structures built to help creeper.</text:p>
      <text:p text:style-name="P154">Ghast make drawings of wither on sandstone so that someone would summon it to kill the endermen.</text:p>
      <text:p text:style-name="P157">Creeper can no longer go to nether because it got so hot<text:span text:style-name="T228"> that</text:span> the ice evaporates.</text:p>
      <text:p text:style-name="P23">## 1.13</text:p>
      <text:p text:style-name="P154">Villager becomes witch. Soul sand detect someone is stealing it and its nether wart, so it made the wither skeleton. It and its sword was made of lithium alloy, When the lithium sword hits, it creates lithium ions which numbs the pain preventing the victim to see how hurt it is.<text:span text:style-name="T215"> When the soul sand detects lots of wither skeletons died by detecting if there are wither skulls placed, it turns into a wither. Bats are made for reconnaissance. It spys on superflat worlds by flying under. It is named after the mig-25 for being fast.</text:span></text:p>
      <text:p text:style-name="P155">Experience is imaginary energy. The player measures the imaginary speed. Imaginary speed is proportional to the square root imaginary energy. When the player needs to anvil, the player needs to accelerate the thing to the same imaginary speed as the other thing. Because that is the same as a rocket, the rocket equation applies. Because the anvil is wasteful, the specific impulse is divided by the natural log of 4 which makes it look like the cost is a power of 2.</text:p>
      <text:p text:style-name="P25">## 1.14</text:p>
      <text:p text:style-name="P155">Player gets good at redstone. The wither accidentally recycles netherrack by destroying ove and over again. The new netherrack can be baked into bricks. Quartz formed from new nether rack. They have 1983-schwarzesmarken- stuck in their heads on repeat.</text:p>
      <text:p text:style-name="P25">## 1.15</text:p>
      <text:p text:style-name="P155">Nothing related to minecraft theory.</text:p>
      <text:p text:style-name="P25">## 1.16</text:p>
      <text:p text:style-name="P155">Player coincidentally derives the names "Beginning?" and "Beginning." from the fact that ender dragon has the word "end" in it.</text:p>
      <text:p text:style-name="P23">## 1.17</text:p>
      <text:p text:style-name="P35"><text:span text:style-name="T37">As t</text:span><text:span text:style-name="T36">auons getting more and more common</text:span><text:span text:style-name="T37"> in the end dimension</text:span><text:span text:style-name="T36">. Tauons protect against red matter which means more antimatter annihilation.</text:span><text:span text:style-name="T37"> The radiation is sensed by the enderdragon. But like a bull, the enderdragon cannot see the color red. Dragons are lizards so enderdragon has heat sensors. The sensors activate from the penetrating radiation. Because red is close to infrared, the enderdragon sense them as red.</text:span> <text:span text:style-name="T37"><text:s/></text:span>The enderdragon saw the void redden.<text:span text:style-name="T37"> </text:span>The enderdragon concludes that it is not the sky dimension at all because the sky is blue thought the dragon.<text:span text:style-name="T36"> <text:s/></text:span></text:p>
      <text:p text:style-name="P10">The reason why gardians have orange hair is because they see themselves as the protagonists like honoka in M's.</text:p>
      <text:p text:style-name="P156">Endermites start eating up the endstone that endermen would have gotten from teleporting. Endermen gets made and fights endermite.</text:p>
      <text:p text:style-name="P156">Tauons do nuclear reactions preventing strange quarks from touching antimatter. This allows antimatter to accumulate. The allows intelligent life with advanced weapons to spawn which is the guardian. The guardian build monument with 23 legs because the guardian thought that stability of structure was connected to class numbers of cyclotomic fields because they thought flat with points is like that.<text:span text:style-name="T216"> The guardians get the properties of tauism form tauons. They are very racist so they will attack player. They also live in the sea because tauonium symbol is the trident. The tauon are very dense which make them </text:span><text:soft-page-break/><text:span text:style-name="T216">like nuetronium. Prismarine is made of matter with lots of tauons so it shines like the surface of a nuetron star. It is light blue and fluctuates in brightness. The picobots, that tauons create, go around and make quartz to help them with computing. Stone with lots of quartz turn into diorite, andesite, or granite.</text:span></text:p>
      <text:p text:style-name="P33"><text:span text:style-name="T22">## </text:span>1.<text:span text:style-name="T30">18</text:span></text:p>
      <text:p text:style-name="P36">The enderdragon saw that the red light keeps getting redder until it is like night. Anticipating something bad to happen the enderdragon decided to replace its grave at 0,0<text:span text:style-name="T226"> </text:span><text:span text:style-name="T217">, and moved all the pillars in a circle</text:span>. The placement is special since it lights a portal in such a way that it creates invisible portal that connects the main end island to the rest of the end islands. However there is are radial gaps thousands of blocks wide because the portal disrupts other portals that once connects all the outer islands together.<text:span text:style-name="T36"> Night also means moon, so the enderdragon gets more attacks and invulerabilities.</text:span></text:p>
      <text:p text:style-name="P7">The news of the massive wither attack got to the outer end islands. The endermen decided to team up and build things to fight</text:p>
      <text:p text:style-name="P34">Beetroot is a plant <text:span text:style-name="T216">that the endermen created</text:span> In fact, the only foodstuff that can be found in end city chests are beetroot. Beetroot was created to teach the later generations about what nether wart looks like. End city ships have a brewing stand without any potion ingredients. It means that the residence, long ago, use to have potion materials, but potion ingredients cannot grow in the end that time.</text:p>
      <text:p text:style-name="P83">The end ship have never flew. When the endermen tried to build a flying thing, they found that obsidian did not fall because of it's immovability ability. "Since it didn't fall, then it is closer to flying" they thought. However, the obsidian prevented the ship from flying because of the same property. They put a dragon head (which didn't ever come from a dragon) on it to try to make it fly.<text:span text:style-name="T42"> </text:span></text:p>
      <text:p text:style-name="P83">Endermen heard news about a new heaven between the nether and the overworld<text:span text:style-name="T21"> after the withers ascend through the top of the nether roof</text:span>.<text:span text:style-name="T21"> They heard that the new heaven dropped nether stars which could be made into beacons.</text:span><text:span text:style-name="T22"> The endermen think that beacons may be the way to make the flying machine. The endermen built a place for the beacon on the ship but never finished it because the nether stars never dropped.</text:span></text:p>
      <text:p text:style-name="P158">Endermen say that the eon of nether star rain was not happening. So the endermen tried to do it artificially. <text:s/>The endermen created the shulker. It had levitation so that the endermen hoped that they can send troops and fight off floating withers which are believed to float up and cause destruction. The levitation technology only got as good as shulker. Another thing that the endermen believed is that if they levitate a ender pearl enough, they can make the soul in the pearl go to heaven. Believing that the problem was in the sky, the endermen invented the starfighter. It was suppose to roam up in the sky and fight the fictional withers which prevent the nether stars from raining. However, according to the vietnam war, the starfighter evolved to be the phantom. But the outer end islands were still uncontacted from the rest of the minecraft world which prevents the phantom from attacking steve. The dead starfighters were used to make elytras.<text:span text:style-name="T116"> Elytras were put in end ships in order to get it flying, but it still didn't work.</text:span></text:p>
      <text:p text:style-name="P157">The end crystals made chorus fruit to sing the chorus of white forces in order to inform the endermen of what its real name is.</text:p>
      <text:p text:style-name="P3">## 1.19</text:p>
      <text:p text:style-name="P167">Zombies and skeletons evolved.</text:p>
      <text:p text:style-name="P3">## 1.20</text:p>
      <text:p text:style-name="P159"><text:soft-page-break/>Evokers came to miencraft to give players totem of undying. Evoker comes from clockwork planet where there are lots of grey gears. The totem is use to gather data from the players. It uses imaginary energy just like in the anime.</text:p>
      <text:p text:style-name="P3">## 1.21</text:p>
      <text:p text:style-name="P163">Bed changed for looking too communist. The white bed is default, but it coincidentally matches the color of mig-21 in schwarzesmarken.</text:p>
      <text:p text:style-name="P4">## 1.22</text:p>
      <text:p text:style-name="P163">Phantoms finally made it to the overworld.<text:span text:style-name="T227"> The cat brings phantom membrane because phantoms know that the next thing they would become is the cat because f-14 tomcat replaced f-4 phantom in real life. The player has to be in the bed because in order to splash the f-4 phantom, you need to be on the enemy's side which has the fish bed. Cats also bring fish while the player sleeps because mig-21 fishbed fights against the f-14 tomcat.</text:span></text:p>
      <text:p text:style-name="P4">## 1.23</text:p>
      <text:p text:style-name="P163">Raids are invented to give totem of undying to more players.</text:p>
      <text:p text:style-name="P4">## 1.24</text:p>
      <text:p text:style-name="P160">Nothing related to minecraft theory.</text:p>
      <text:p text:style-name="P3">## 1.25</text:p>
      <text:p text:style-name="P164">Muons gather in large enough quantities in ancient debris. When gold is added, the muons get absorbed into the larger atom. The gold gets more relativistic properties which makes it able to catalyze diamonds into lonsdaleite. The piglins are there to gather as much muons as they can. They think getting enough muons would summon <text:span text:style-name="T218">μ</text:span><text:span text:style-name="T219">'s. They even made a song named pigstep for them.</text:span></text:p>
      <text:p text:style-name="P166">Piglins moved blaze spawners which then became magma cube spawner.</text:p>
      <text:p text:style-name="P3">## 1.26</text:p>
      <text:p text:style-name="P165">The endermen finally agree which copper isotope is the real copper.</text:p>
      <text:p text:style-name="P3">## 1.27</text:p>
      <text:p text:style-name="P161">Nothing related to minecraft theory.</text:p>
      <text:p text:style-name="P3">## 1.28</text:p>
      <text:p text:style-name="P166">Warden specialize in killing wither because the ancient city is in the void where the most withers died back in classic 0.24 .</text:p>
      <text:p text:style-name="P166">Allay thinks that a mob is intelligent when it is given a an item containing iron, silicon, and oxygen because those are the 3 innermost layers of a star that is about to go supernova. When it thinks that the mobs is intelligent, the allay duplicates because it is a mob worth living for. The only item with enough iron, silicon, and oxygen is amythest.</text:p>
      <text:p text:style-name="P4">## 1.29</text:p>
      <text:p text:style-name="P172">To commemorate how much japanese influence went into minecraft, the trees themselves added a new biome and new type of tree.</text:p>
      <text:p text:style-name="P4">## 1.30</text:p>
      <text:p text:style-name="P162">Nothing related to minecraft theory.</text:p>
      <text:p text:style-name="P22"># numerology</text:p>
      <text:p text:style-name="P1"><text:soft-page-break/><text:span text:style-name="T1">Although, some have very weak coincidences with their corresponding number, I need to put it out there in case other people put out their theories. To test how strong the coincidences, see if there are other coincidences with other discographies or in a different ordering. <text:s/>So I decided to connect each minecraft version to its corresponding fripside album or mv. The ordering is based on the numbering in 2020.04.01 - fripSide infinite video clips 2009-2020</text:span><text:span text:style-name="T3"> and the new albums get number one by one</text:span></text:p>
      <table:table table:name="Table2" table:style-name="Table2">
        <table:table-column table:style-name="Table2.A"/>
        <table:table-column table:style-name="Table2.B"/>
        <table:table-row>
          <table:table-cell table:style-name="Table2.A1" office:value-type="string">
            <text:p text:style-name="P70">0</text:p>
          </table:table-cell>
          <table:table-cell table:style-name="Table2.A1" office:value-type="string">
            <text:p text:style-name="P70">sky</text:p>
          </table:table-cell>
        </table:table-row>
        <table:table-row>
          <table:table-cell table:style-name="Table2.A1" office:value-type="string">
            <text:p text:style-name="P70">1</text:p>
          </table:table-cell>
          <table:table-cell table:style-name="Table2.A1" office:value-type="string">
            <text:p text:style-name="P70">only my railgun</text:p>
          </table:table-cell>
        </table:table-row>
        <table:table-row>
          <table:table-cell table:style-name="Table2.A1" office:value-type="string">
            <text:p text:style-name="P70">2</text:p>
          </table:table-cell>
          <table:table-cell table:style-name="Table2.A1" office:value-type="string">
            <text:p text:style-name="P70">LEVEL5 -judgelight-</text:p>
          </table:table-cell>
        </table:table-row>
        <table:table-row>
          <table:table-cell table:style-name="Table2.A1" office:value-type="string">
            <text:p text:style-name="P70">3</text:p>
          </table:table-cell>
          <table:table-cell table:style-name="Table2.A1" office:value-type="string">
            <text:p text:style-name="P70">future gazer</text:p>
          </table:table-cell>
        </table:table-row>
        <table:table-row>
          <table:table-cell table:style-name="Table2.A1" office:value-type="string">
            <text:p text:style-name="P70">4</text:p>
          </table:table-cell>
          <table:table-cell table:style-name="Table2.A1" office:value-type="string">
            <text:p text:style-name="P70">everlasting</text:p>
          </table:table-cell>
        </table:table-row>
        <table:table-row>
          <table:table-cell table:style-name="Table2.A1" office:value-type="string">
            <text:p text:style-name="P70">5</text:p>
          </table:table-cell>
          <table:table-cell table:style-name="Table2.A1" office:value-type="string">
            <text:p text:style-name="P72">Heaven is a Place on Earth</text:p>
          </table:table-cell>
        </table:table-row>
        <table:table-row>
          <table:table-cell table:style-name="Table2.A1" office:value-type="string">
            <text:p text:style-name="P70">6</text:p>
          </table:table-cell>
          <table:table-cell table:style-name="Table2.A1" office:value-type="string">
            <text:p text:style-name="P72">way to answer</text:p>
          </table:table-cell>
        </table:table-row>
        <table:table-row>
          <table:table-cell table:style-name="Table2.A1" office:value-type="string">
            <text:p text:style-name="P70">7</text:p>
          </table:table-cell>
          <table:table-cell table:style-name="Table2.A1" office:value-type="string">
            <text:p text:style-name="P72">Decade</text:p>
          </table:table-cell>
        </table:table-row>
        <table:table-row>
          <table:table-cell table:style-name="Table2.A1" office:value-type="string">
            <text:p text:style-name="P70">8</text:p>
          </table:table-cell>
          <table:table-cell table:style-name="Table2.A1" office:value-type="string">
            <text:p text:style-name="P72">sister's noise</text:p>
          </table:table-cell>
        </table:table-row>
        <table:table-row>
          <table:table-cell table:style-name="Table2.A1" office:value-type="string">
            <text:p text:style-name="P70">9</text:p>
          </table:table-cell>
          <table:table-cell table:style-name="Table2.A1" office:value-type="string">
            <text:p text:style-name="P72">eternal reality</text:p>
          </table:table-cell>
        </table:table-row>
        <table:table-row>
          <table:table-cell table:style-name="Table2.A1" office:value-type="string">
            <text:p text:style-name="P70">10</text:p>
          </table:table-cell>
          <table:table-cell table:style-name="Table2.A1" office:value-type="string">
            <text:p text:style-name="P72">black bullet</text:p>
          </table:table-cell>
        </table:table-row>
        <table:table-row>
          <table:table-cell table:style-name="Table2.A1" office:value-type="string">
            <text:p text:style-name="P70">11</text:p>
          </table:table-cell>
          <table:table-cell table:style-name="Table2.A1" office:value-type="string">
            <text:p text:style-name="P72">infinite synthesis</text:p>
          </table:table-cell>
        </table:table-row>
        <table:table-row>
          <table:table-cell table:style-name="Table2.A1" office:value-type="string">
            <text:p text:style-name="P70">12</text:p>
          </table:table-cell>
          <table:table-cell table:style-name="Table2.A1" office:value-type="string">
            <text:p text:style-name="P72">Luminize</text:p>
          </table:table-cell>
        </table:table-row>
        <table:table-row>
          <table:table-cell table:style-name="Table2.A1" office:value-type="string">
            <text:p text:style-name="P70">13</text:p>
          </table:table-cell>
          <table:table-cell table:style-name="Table2.A1" office:value-type="string">
            <text:p text:style-name="P72">Two souls -toward the truth-</text:p>
          </table:table-cell>
        </table:table-row>
        <table:table-row>
          <table:table-cell table:style-name="Table2.A1" office:value-type="string">
            <text:p text:style-name="P70">14</text:p>
          </table:table-cell>
          <table:table-cell table:style-name="Table2.A1" office:value-type="string">
            <text:p text:style-name="P72">white forces</text:p>
          </table:table-cell>
        </table:table-row>
        <table:table-row>
          <table:table-cell table:style-name="Table2.A1" office:value-type="string">
            <text:p text:style-name="P70">15</text:p>
          </table:table-cell>
          <table:table-cell table:style-name="Table2.A1" office:value-type="string">
            <text:p text:style-name="P72">1983-schwarzesmarken-(IS3 version)</text:p>
          </table:table-cell>
        </table:table-row>
        <table:table-row>
          <table:table-cell table:style-name="Table2.A1" office:value-type="string">
            <text:p text:style-name="P70">16</text:p>
          </table:table-cell>
          <table:table-cell table:style-name="Table2.A1" office:value-type="string">
            <text:p text:style-name="P72">The end of escape (fripSide×angela)</text:p>
          </table:table-cell>
        </table:table-row>
        <table:table-row>
          <table:table-cell table:style-name="Table2.A1" office:value-type="string">
            <text:p text:style-name="P70">17</text:p>
          </table:table-cell>
          <table:table-cell table:style-name="Table2.A1" office:value-type="string">
            <text:p text:style-name="P72">clockwork planet</text:p>
          </table:table-cell>
        </table:table-row>
        <table:table-row>
          <table:table-cell table:style-name="Table2.A1" office:value-type="string">
            <text:p text:style-name="P70">18</text:p>
          </table:table-cell>
          <table:table-cell table:style-name="Table2.A1" office:value-type="string">
            <text:p text:style-name="P72">Red “reduction division” -crossroads version-</text:p>
          </table:table-cell>
        </table:table-row>
        <table:table-row>
          <table:table-cell table:style-name="Table2.A1" office:value-type="string">
            <text:p text:style-name="P70">19</text:p>
          </table:table-cell>
          <table:table-cell table:style-name="Table2.A1" office:value-type="string">
            <text:p text:style-name="P72">killing bites</text:p>
          </table:table-cell>
        </table:table-row>
        <table:table-row>
          <table:table-cell table:style-name="Table2.A1" office:value-type="string">
            <text:p text:style-name="P70">20</text:p>
          </table:table-cell>
          <table:table-cell table:style-name="Table2.A1" office:value-type="string">
            <text:p text:style-name="P72">divine criminal</text:p>
          </table:table-cell>
        </table:table-row>
        <table:table-row>
          <table:table-cell table:style-name="Table2.A1" office:value-type="string">
            <text:p text:style-name="P70">21</text:p>
          </table:table-cell>
          <table:table-cell table:style-name="Table2.A1" office:value-type="string">
            <text:p text:style-name="P72">Edge of the Universe</text:p>
          </table:table-cell>
        </table:table-row>
        <table:table-row>
          <table:table-cell table:style-name="Table2.A1" office:value-type="string">
            <text:p text:style-name="P70">22</text:p>
          </table:table-cell>
          <table:table-cell table:style-name="Table2.A1" office:value-type="string">
            <text:p text:style-name="P72">Love with You</text:p>
          </table:table-cell>
        </table:table-row>
        <table:table-row>
          <table:table-cell table:style-name="Table2.A1" office:value-type="string">
            <text:p text:style-name="P70">23</text:p>
          </table:table-cell>
          <table:table-cell table:style-name="Table2.A1" office:value-type="string">
            <text:p text:style-name="P72">when chance strikes</text:p>
          </table:table-cell>
        </table:table-row>
        <table:table-row>
          <table:table-cell table:style-name="Table2.A1" office:value-type="string">
            <text:p text:style-name="P70">24</text:p>
          </table:table-cell>
          <table:table-cell table:style-name="Table2.A1" office:value-type="string">
            <text:p text:style-name="P72">final phase</text:p>
          </table:table-cell>
        </table:table-row>
        <table:table-row>
          <table:table-cell table:style-name="Table2.A1" office:value-type="string">
            <text:p text:style-name="P70">25</text:p>
          </table:table-cell>
          <table:table-cell table:style-name="Table2.A1" office:value-type="string">
            <text:p text:style-name="P72">only my railgun -version2020-</text:p>
          </table:table-cell>
        </table:table-row>
        <table:table-row>
          <table:table-cell table:style-name="Table2.A1" office:value-type="string">
            <text:p text:style-name="P70">26</text:p>
          </table:table-cell>
          <table:table-cell table:style-name="Table2.A1" office:value-type="string">
            <text:p text:style-name="P71">dual existance</text:p>
          </table:table-cell>
        </table:table-row>
        <table:table-row>
          <table:table-cell table:style-name="Table2.A1" office:value-type="string">
            <text:p text:style-name="P70">27</text:p>
          </table:table-cell>
          <table:table-cell table:style-name="Table2.A1" office:value-type="string">
            <text:p text:style-name="P71">legendary future</text:p>
          </table:table-cell>
        </table:table-row>
        <table:table-row>
          <table:table-cell table:style-name="Table2.A1" office:value-type="string">
            <text:p text:style-name="P70">28</text:p>
          </table:table-cell>
          <table:table-cell table:style-name="Table2.A1" office:value-type="string">
            <text:p text:style-name="P71">leap of faith</text:p>
          </table:table-cell>
        </table:table-row>
        <table:table-row>
          <table:table-cell table:style-name="Table2.A1" office:value-type="string">
            <text:p text:style-name="P70">29</text:p>
          </table:table-cell>
          <table:table-cell table:style-name="Table2.A1" office:value-type="string">
            <text:p text:style-name="P71">dawn of infinity</text:p>
          </table:table-cell>
        </table:table-row>
        <table:table-row>
          <table:table-cell table:style-name="Table2.A1" office:value-type="string">
            <text:p text:style-name="P70">30</text:p>
          </table:table-cell>
          <table:table-cell table:style-name="Table2.A1" office:value-type="string">
            <text:p text:style-name="P71">Red Liberation</text:p>
          </table:table-cell>
        </table:table-row>
        <text:soft-page-break/>
        <table:table-row>
          <table:table-cell table:style-name="Table2.A1" office:value-type="string">
            <text:p text:style-name="P70">31</text:p>
          </table:table-cell>
          <table:table-cell table:style-name="Table2.A1" office:value-type="string">
            <text:p text:style-name="P66">Secret operation</text:p>
          </table:table-cell>
        </table:table-row>
        <table:table-row>
          <table:table-cell table:style-name="Table2.A1" office:value-type="string">
            <text:p text:style-name="P77">32</text:p>
          </table:table-cell>
          <table:table-cell table:style-name="Table2.A1" office:value-type="string">
            <text:p text:style-name="P73">only my railgun -version202<text:span text:style-name="T88">4</text:span>-</text:p>
          </table:table-cell>
        </table:table-row>
      </table:table>
      <text:p text:style-name="P37">0.0.1.2</text:p>
      <text:p text:style-name="P37">2nd music video is level5 judgelight. In a different text file, I have wrote about that 2 connects to level5 because 2-ary logic can do anything that 5-ary logic can. However 5-ary logic is confusing because there are lots of different gates that takes 2 input and return one output and is not easily converted back into 2-ary logic since 5 is coprime to 2. The version is the 1st version to have code obfuscation which is like programming in 5-ary logic.</text:p>
      <text:p text:style-name="P37">0.0.1.3</text:p>
      <text:p text:style-name="P37">In the 3rd music video, nanjolno was in a cave. This version of minecraft adds cave generation. also the title of the music video is future gazer which <text:s/>means to gaze into the future. So this version gazes into the future and skip a couple of numbers</text:p>
      <text:p text:style-name="P37">0.0.1.9</text:p>
      <text:p text:style-name="P37">9th music video is eternal reality. The title has reality which means that you can't really gaze over it because you wouldn't be able to survive. It is eternal which means long time that contains the future.<text:span text:style-name="T8"> It is more realistic because added build mode.</text:span></text:p>
      <text:p text:style-name="P38">0.0.1.10</text:p>
      <text:p text:style-name="P38">10th music video is black bullet. The minecraft version is unplayable which is like getting <text:span text:style-name="T85">hit by a</text:span> black bullet. There is also a time in music video where the time pauses like how this version added game pause<text:span text:style-name="T33">. Clockwork planet mv doesn't count as a pause because it is actually time reverse.</text:span></text:p>
      <text:p text:style-name="P38">0.0.1.11</text:p>
      <text:p text:style-name="P38">11th music video is infinite synthesis. The music is named the same as the albums of phase 2. It is analogous to naming a minecraft version as minecraft. 0.0.1.11 is named as minecraft because the version is used to mark anniversaries and is the first public version. <text:span text:style-name="T41">Even more coincidence is that in the mv, there were a wall of cube blocks, and the main character jumps through them like a minecraft animation.</text:span></text:p>
      <text:p text:style-name="P38">0.0.1.12</text:p>
      <text:p text:style-name="P38">12th music video is Luminize. Luminize like how lava was added to the version. In the single, there is also unlimited density which is bedrock.</text:p>
      <text:p text:style-name="P39">0.0.1.13</text:p>
      <text:p text:style-name="P39">13th music video is Two souls -towards the truth- which was produced in Netherlands. Netherlands is known for have land about the same level as water and smooth terrain generation. In the minecraft version, terrain generation is fixed to have land not always generate above water and that the terrain is smoother. Minecraft version also fix lava mechanics and lava<text:span text:style-name="T34">,</text:span> and netherlands have similar etymology.<text:span text:style-name="T8"> It is also the world size test which means land. 113 is named after a piece of land. And it is also japan which the music is in. Truth is data. and the minecraft version has level save which means that you can go towards the truth. Since there is no multiplayer, two souls means that the single player comes in 2 which is only possible by log out and log in.</text:span></text:p>
      <text:p text:style-name="P40">0.0.1.14</text:p>
      <text:p text:style-name="P40">14th music video is white forces. In minecraft version, water flows faster. Fast water is white, so it is white forces. The version adds gravel, sand, ore, log, and leaves. It is the first version that is compatible <text:soft-page-break/>with my minecraft theory because bedrock→stone→gravel→sand→dirt and ores exist and log→planks. White forces is in the same album as 15th music video so they share those similarities. The importance of why it is important to be compatible to my minecraft theory is that white forces is in anime which I use to help with my minecraft theory even in 2023 version.</text:p>
      <text:p text:style-name="P40">0.0.1.15</text:p>
      <text:p text:style-name="P40">15th music video is 1983 schwarzesmarken. It is a music in the anime that I use to theorize minecraft. This version is the 1st version that is in my minecraft theory since my minecraft theory is only about multiplayer version of minecraft. 0.0.1.15 is start of multiplayer test. 115 is element Mc which is abbreviation for minecraft so that is another reason to start on it. 109 is element Mt which is abbreviation for multiplayer test. multiplayer test code is in 1.12 which corresponds to 112 which is the arithmetic mean of 109 and 115. 112 also adds bedrock which is a huge step closer to being compatible to my minecraft theory. 109 adds building which is like multiplayer because destroy mode and build mode. </text:p>
      <text:p text:style-name="P41">0.0.1<text:span text:style-name="T10">.1</text:span>6</text:p>
      <text:p text:style-name="P41"><text:span text:style-name="T9">16th music video is</text:span> end of escape because <text:span text:style-name="T9">in multiplayer, </text:span><text:span text:style-name="T10">admin</text:span> can do /ban, /banip and /kick</text:p>
      <text:p text:style-name="P42">0.0.1.17</text:p>
      <text:p text:style-name="P42">17th music video is clockwork planet. In my minecraft theory clockwork planet controls spawn and is able to track players which is like tab and /setspawn</text:p>
      <text:p text:style-name="P43">0.0.1.18</text:p>
      <text:p text:style-name="P43">18th music video is <text:span text:style-name="T11">red reduction. The minecraft version adds skins. In red reduction, blue turn into red. Steve can turn his blue shirt red.</text:span><text:span text:style-name="T86"> </text:span></text:p>
      <text:p text:style-name="P44">0.0.1.19</text:p>
      <text:p text:style-name="P45">19th music video is killing bites. The single has three count which references hotbar that was added.</text:p>
      <text:p text:style-name="P46">0.0.1.20</text:p>
      <text:p text:style-name="P46">20th music video is divine criminal. The single has brave new world. new world because lots of blocks and brave because <text:span text:style-name="T12">lgbt</text:span>. steve skin also turns darker which means that he is a divine criminal.<text:span text:style-name="T17"> Inventory exist because believe in heart. heart as in inside so should inventory be inside.</text:span></text:p>
      <text:p text:style-name="P47">0.0.1.21</text:p>
      <text:p text:style-name="P47">21st music video is edge of the universe. The minecraft version carves section of the world. carving makes edges.</text:p>
      <text:p text:style-name="P48">0.0.1.22</text:p>
      <text:p text:style-name="P49">22nd music video is love with you. sounding is love. so sounds are added in this minecraft version.</text:p>
      <text:p text:style-name="P48">0.0.1.23</text:p>
      <text:p text:style-name="P49">23rd music video is when chance strikes. It suggests that the observer has options or else it would be past tense. options is added in this version</text:p>
      <text:p text:style-name="P48">0.0.24</text:p>
      <text:p text:style-name="P50">24th music video is final phase. final phase is survival because theory of player is based on it. and final phase of humanoids are mobs. armor adds no protection, it just makes visual changes like what promenade does.</text:p>
      <text:p text:style-name="P48">0.0.25</text:p>
      <text:p text:style-name="P50"><text:soft-page-break/>25th music video is only my railgun. railgun main character has ammo. player spawns with ammo too.</text:p>
      <text:p text:style-name="P48">0.0.26</text:p>
      <text:p text:style-name="P51">26th music video is dual existance. its single is reason to be here. dual existance because rain. and reason to be here is gold blocks.</text:p>
      <text:p text:style-name="P48">0.0.27</text:p>
      <text:p text:style-name="P51">27th music video is legendary future. its single is a new day will come. legendary future because hard limit foreshadows 1.9 combat update. a new day will come because you killed a spider in rain.</text:p>
      <text:p text:style-name="P48">0.0.28</text:p>
      <text:p text:style-name="P51">28th music video is leap of faith. its single has passage. passage which is acts like armor unlike promenade because creative is re-added.<text:span text:style-name="T13"> and leap of faith because obsidian is hard to mine.</text:span></text:p>
      <text:p text:style-name="P48">0.0.29</text:p>
      <text:p text:style-name="P52">29th music video is dawn of infinity. no arrows in creative means that bow can shoot infinite times.</text:p>
      <text:p text:style-name="P48">0.0.30</text:p>
      <text:p text:style-name="P53">30th music video is red liberation. tnt is red and it is liberated when hit.</text:p>
      <text:p text:style-name="P48">0.0.31</text:p>
      <text:p text:style-name="P65">secret operation</text:p>
      <text:p text:style-name="P54">0.1.0</text:p>
      <text:p text:style-name="P54">only my railgun because redstone is added.</text:p>
      <text:p text:style-name="P54">0.1.1</text:p>
      <text:p text:style-name="P54">compass points to spawn because it has memory of snow.</text:p>
      <text:p text:style-name="P54">0.1.2</text:p>
      <text:p text:style-name="P48">single player nether gazes into the future because it wouldn't be until many updates later for multiplayer</text:p>
      <text:p text:style-name="P48">1.0</text:p>
      <text:p text:style-name="P55">only my railgun beccause egg. and inside egg is orange like fripside logo and railgun anime logo. late in autumn because added leaf decay.</text:p>
      <text:p text:style-name="P48">1.1</text:p>
      <text:p text:style-name="P55">judgelight because players get capes based on how old their account so judging. and memory of snow because both cape drops are in winter.</text:p>
      <text:p text:style-name="P48">1.2</text:p>
      <text:p text:style-name="P56">future gazer because dye and wool and lapis which is bright colored shards becoming words. fortissimo the ultimate crisis because both album covers which is just one and future gazer mv need sandston<text:span text:style-name="T87">e</text:span> to exist.</text:p>
      <text:p text:style-name="P48">1.3</text:p>
      <text:p text:style-name="P48">redstone is functionally complete but not turing complete. but repeater makes it functionally complete. Although it is not backwards compatible, the mathematical relationship is everlasting like how quatarnary logic compares to binary.<text:span text:style-name="T14"> also note that 4th music video is everlasting that that is why quatarnary logic is chosen.</text:span></text:p>
      <text:p text:style-name="P48"><text:soft-page-break/>1.4</text:p>
      <text:p text:style-name="P48">Heaven is a Place on Earth</text:p>
      <text:p text:style-name="P48">Locked chest makes heaven a place on earth (also a joke).</text:p>
      <text:p text:style-name="P48">The end of summer </text:p>
      <text:p text:style-name="P48">_( also can be a april fools joke) also end as in end of march </text:p>
      <text:p text:style-name="P48">1.5</text:p>
      <text:p text:style-name="P48">way to answer </text:p>
      <text:p text:style-name="P48">_getting charged from a lightning strike is the way to answer a lightning strike</text:p>
      <text:p text:style-name="P48">last fortune</text:p>
      <text:p text:style-name="P48">_(<text:span text:style-name="T14">m</text:span>ob heads wouldn't work because it is not added) the lyrics discribes pigs wanting to turn into zombie pigmen like the lyrics is about turning into girls. or want to create nether portal<text:span text:style-name="T14">. also i consider digging through the lyrics the least coincidental because so much text.</text:span></text:p>
      <text:p text:style-name="P48">1.6</text:p>
      <text:p text:style-name="P48">Decade </text:p>
      <text:p text:style-name="P48">_nether portal and nether reactor core are like hack assembly and hack macroassebly.<text:span text:style-name="T14"> According to my minecraft theory, only multiplayer is considered and before the nether portal was the nether reactor core.</text:span></text:p>
      <text:p text:style-name="P48">1.7</text:p>
      <text:p text:style-name="P48">sister's noise</text:p>
      <text:p text:style-name="P48">_pistons make noise</text:p>
      <text:p text:style-name="P48">I'm believing you</text:p>
      <text:p text:style-name="P48">_there is no <text:span text:style-name="T15">redstone </text:span>cybersecurity in the game</text:p>
      <text:p text:style-name="P48">1.8</text:p>
      <text:p text:style-name="P48">eternal reality</text:p>
      <text:p text:style-name="P48">_world generation, hunger, and endermen and player now play on the same world.<text:span text:style-name="T15"> before this, endermen were playing the 4 non-natural biomes.</text:span><text:span text:style-name="T24"> The 4 non-natural biomes have always existed because when the biomes were 1st named in a minecraft version, the 4 non-natural biomes were included.</text:span></text:p>
      <text:p text:style-name="P48">scorching heart</text:p>
      <text:p text:style-name="P48">_spawner is a scorching heart. endermen were still experimenting with it in the strongholds to make the endermen spawner</text:p>
      <text:p text:style-name="P48">1.9</text:p>
      <text:p text:style-name="P48">black bullet</text:p>
      <text:p text:style-name="P48">_black bullet is enderdragon<text:span text:style-name="T23"> because ender dragon charges at player.</text:span><text:span text:style-name="T35"> In the game, there is like a pause effect when going out of the end just like in the black bullet mv.</text:span></text:p>
      <text:p text:style-name="P48">pico scope -SACLA-</text:p>
      <text:p text:style-name="P48">_end dimension is what pico scope is about. It is named sky dimension<text:span text:style-name="T22"> just like in the music video because the characters reach into the sky.</text:span></text:p>
      <text:p text:style-name="P48"><text:soft-page-break/>1.10</text:p>
      <text:p text:style-name="P48">infinite symthesis</text:p>
      <text:p text:style-name="P48">_creeper produce music when killed by skeleton. infinite synthesis is also name of the albums that are released. (spawn eggs: all spawn eggs are creative spawn eggs since they can only be gotten in creative. Creative spawn eggs are infinite synthesis of mobs since they donnot decrease in number.)</text:p>
      <text:p text:style-name="P48"/>
      <text:p text:style-name="P48">1.11</text:p>
      <text:p text:style-name="P48">Luminize</text:p>
      <text:p text:style-name="P48">_redstone lamp</text:p>
      <text:p text:style-name="P48">unlimited density</text:p>
      <text:p text:style-name="P48">_song lyrics mentions endless sky and trembling fists. which is <text:s/>world height change and iron golem.</text:p>
      <text:p text:style-name="P48">1.12</text:p>
      <text:p text:style-name="P48">Two souls -toward the truth-</text:p>
      <text:p text:style-name="P48">_desert pyrimids bring 2 souls toward the truth by making the player make the wither. However it is only towards the truth since wither doesn't exist yet. Also emeralds and ender chest were created because eye of ender believes that humanity is the truth.</text:p>
      <text:p text:style-name="P48">冬のかけら</text:p>
      <text:p text:style-name="P48">_ice are pieces of winter and <text:span text:style-name="T16">dissapear</text:span> in nether. and pieces of winter get push back out of the portal and spawn zombie pigmen<text:span text:style-name="T35"> around the portal</text:span>. </text:p>
      <text:p text:style-name="P48">1.13</text:p>
      <text:p text:style-name="P48">white forces</text:p>
      <text:p text:style-name="P48">_In the white forces mv, there is 3 headed <text:span text:style-name="T35">cloud</text:span> monster which is analogous to the wither in minecraft. Both the wither and 3 headed <text:span text:style-name="T35">cloud</text:span> monster are created the same way. Wither is from the information on chiseled sandstone. And the 3 headed <text:span text:style-name="T35">cloud</text:span> monster is from <text:span text:style-name="T35">killing the 1 headed cloud monster (analogous to wither skeleton) with a 3 headed cannon spawned from chiseled granite.</text:span> Both informations were used by humans.</text:p>
      <text:p text:style-name="P48">1.1<text:span text:style-name="T2">4</text:span></text:p>
      <text:p text:style-name="P57">15th music video is 1983 schwarzesmarken. In it, is lyrics. I found that the lyrics best describes quartz which is added in 1.15 . I put notes into translated lyrics. Both 1.15 and 1.14 update are alike as in that they both focus on the nether. It is like that both 15th and 14th music video are in the same album.</text:p>
      <text:p text:style-name="P58">Even in this world on the verge of collapse<text:span text:style-name="T5">{</text:span><text:span text:style-name="T4">all quartz are in ore</text:span><text:span text:style-name="T5">}</text:span>, I still dream of tomorrow</text:p>
      <text:p text:style-name="P58">Keeping a believing heart within my chest, once again today, I bet on everything and fight</text:p>
      <text:p text:style-name="P58">The faint glimmer that I have always dreamt of<text:span text:style-name="T4">{quartz vein is is shiny}</text:span></text:p>
      <text:p text:style-name="P58">Is the only connection<text:span text:style-name="T4">{to other quartz ore veins}</text:span> with the other side of the wall{<text:span text:style-name="T4">wall as in the big pillars of netherrack}</text:span>, across this grey sky<text:span text:style-name="T4">{grey sky is nether roof}</text:span></text:p>
      <text:p text:style-name="P58">All the grief and pain, are the proof of us being alive<text:span text:style-name="T6">{wither spawning is the reason why the quartz in the netherrack decide to come together and form ore}</text:span></text:p>
      <text:p text:style-name="P58">And those who think this way, are also protecting something right now<text:span text:style-name="T4">{some are not believing because not all things in quartz ore are quartz}</text:span></text:p>
      <text:p text:style-name="P58"><text:soft-page-break/>In this age bound by unreasonable rules<text:span text:style-name="T4">{unreasonable because it caused the quartz to be ordered randomly}</text:span></text:p>
      <text:p text:style-name="P58">We will only cut across the darkness</text:p>
      <text:p text:style-name="P58">Even in this world on the verge of collapse, I still dream of a tomorrow</text:p>
      <text:p text:style-name="P58">Keeping a believing heart within my chest, I search for light</text:p>
      <text:p text:style-name="P58">It’s just the truth in my heart, an indelible scar<text:span text:style-name="T4">{scar referring to truth which means that heart pursues truth which means that quartz is intelligent}</text:span></text:p>
      <text:p text:style-name="P58">Turning even that pain into hope<text:span text:style-name="T4">{pain as in random electrical signals. turning something random to hope is intelligence}</text:span></text:p>
      <text:p text:style-name="P58">The tale of the ongoing conflict will soon open up our destiny…!<text:span text:style-name="T4">{soon as in 1.1</text:span><text:span text:style-name="T7">4</text:span><text:span text:style-name="T4"> update}</text:span></text:p>
      <text:p text:style-name="P58">Looking up into the hazy sky, thinking of the bygone days<text:span text:style-name="T4">{some data is still preserved}</text:span></text:p>
      <text:p text:style-name="P58">In this inescapable reality<text:span text:style-name="T4">{it is a hardware problem}</text:span>, an invisible wall blocks our freedom<text:span text:style-name="T4">{invisible wall of red matter than prevents formation of more quartz}</text:span></text:p>
      <text:p text:style-name="P58">Standing still in the maze of the etched memories<text:span text:style-name="T4">{maze as in that structure of quartz ore is a maze}</text:span></text:p>
      <text:p text:style-name="P58">Even so, I take a step forward, because I still have that day when I vowed</text:p>
      <text:p text:style-name="P58">There’s no meaning to defining the righteousness</text:p>
      <text:p text:style-name="P58">I just want to protect the bonds right before me<text:span text:style-name="T4">{quartz is programmable}</text:span></text:p>
      <text:p text:style-name="P58">Even in this crumbling city, I still want to connect to tomorrow</text:p>
      <text:p text:style-name="P58">Filling my hands full with an unbendable spirit, I will protect you<text:span text:style-name="T4">{quartz is programmable}</text:span></text:p>
      <text:p text:style-name="P58">But just the truth in my heart, a yet to be seen dream</text:p>
      <text:p text:style-name="P58">If only I can discover it</text:p>
      <text:p text:style-name="P58">I will surely be able to overcome whatever despair that lies ahead of my path…<text:span text:style-name="T4">{quartz believes that it is able to prove if something is true}</text:span></text:p>
      <text:p text:style-name="P58">My promise with you strongly tightens our bonds<text:span text:style-name="T4">{quartz is programmable}</text:span></text:p>
      <text:p text:style-name="P58">The conclusion that resonates with the countless futures<text:span text:style-name="T4">{quartz is programmable}</text:span></text:p>
      <text:p text:style-name="P58">Even in this world on the verge of collapse, I still dream of a tomorrow</text:p>
      <text:p text:style-name="P58">Keeping a believing heart within my chest, I search for light</text:p>
      <text:p text:style-name="P58">This heart of mine on the brink of breakdown continues to long for you even now</text:p>
      <text:p text:style-name="P58">I can never forget, the moment that I first met you<text:span text:style-name="T4">{quartz was once written}</text:span></text:p>
      <text:p text:style-name="P58">It’s just the truth in my heart, an indelible scar</text:p>
      <text:p text:style-name="P58">Turning even that pain into hope</text:p>
      <text:p text:style-name="P58">The tale of the ongoing conflict will carve in time<text:span text:style-name="T4">{quartz is affected by current things}</text:span></text:p>
      <text:p text:style-name="P58">Even in this crumbling world, I am still searching for light</text:p>
      <text:p text:style-name="P58">Filling my hands full with an unbendable spirit, I will protect everything</text:p>
      <text:p text:style-name="P58">But just the truth in my heart, a yet to be seen dream</text:p>
      <text:p text:style-name="P58">If only I can discover it</text:p>
      <text:p text:style-name="P58"><text:soft-page-break/>I will surely be able to overcome whatever despair that lies ahead of my path…</text:p>
      <text:p text:style-name="P59">I have notes of lyrics but I forgot where they belong:</text:p>
      <text:p text:style-name="P59">_壊れかけたこの世界でまだ明日を夢見るから shows that the world hasn't broken down. which means that quartz still exists</text:p>
      <text:p text:style-name="P59">_ずっと夢を見てた　僅かな煌きは describes quartz</text:p>
      <text:p text:style-name="P59">_霞む空を見上げ　過ぎた日々を想う describes that it is in the nether</text:p>
      <text:p text:style-name="P59">_刻んでる記憶の迷路に立ち尽くす describes nether quartz ore</text:p>
      <text:p text:style-name="P59">_正しさの定義なんて意味はないけど is the reason why quartz can be used by anyone</text:p>
      <text:p text:style-name="P59">_信じる心だけ今は胸に秘めて　光捜す quartz can be made into daylight sensor</text:p>
      <text:p text:style-name="P61">1.15</text:p>
      <text:p text:style-name="P60">The end of escape</text:p>
      <text:p text:style-name="P60">_escaping is done on horseback</text:p>
      <text:p text:style-name="P62">1.16</text:p>
      <text:p text:style-name="P62">clockwork planet</text:p>
      <text:p text:style-name="P62">_clockwork planet tracks steves statistics. The statistics change so it is about clockwork planet</text:p>
      <text:p text:style-name="P62">Break Our Limit</text:p>
      <text:p text:style-name="P62">_it breaks our limit because it is the update that changed the world</text:p>
      <text:p text:style-name="P62">1.17</text:p>
      <text:p text:style-name="P62">Red "reduction division"-crossroads version-</text:p>
      <text:p text:style-name="P62">_like in the lyrics, the world turns red which shows that it isn't a sky because sky is blue. just like how the sky dimension was renamed to end dimension</text:p>
      <text:p text:style-name="P62">1.18</text:p>
      <text:p text:style-name="P62">killing bites</text:p>
      <text:p text:style-name="P62">_cooldown exists killing bites because biting things can't be done fast</text:p>
      <text:p text:style-name="P62">three count</text:p>
      <text:p text:style-name="P62">_lyrics about not being alone like the ender dragon and its many dragon heads.</text:p>
      <text:p text:style-name="P62">1.19</text:p>
      <text:p text:style-name="P62">divine criminal</text:p>
      <text:p text:style-name="P62">_new hostile mobs<text:span text:style-name="T26"> which are like divine because elemental.</text:span></text:p>
      <text:p text:style-name="P62">I believe in my heart</text:p>
      <text:p text:style-name="P62">_wolves no longer despawn<text:span text:style-name="T27">. and the zombie villagers in the zombie village don't despawn.</text:span></text:p>
      <text:p text:style-name="P62">brave new world -crossroads version- (fripSide Only)</text:p>
      <text:p text:style-name="P62">_world generation changes<text:span text:style-name="T26">. also brave because they put a mineshaft in the mesa</text:span></text:p>
      <text:p text:style-name="P62">1.20</text:p>
      <text:p text:style-name="P62"><text:soft-page-break/>Edge of the Universe</text:p>
      <text:p text:style-name="P62">_clockwork planet on the edge of universe and may no longer be able to track steve if steve doesn't have the totem of undying. So illagers were created to give steve the totem of undying</text:p>
      <text:p text:style-name="P62">1.21</text:p>
      <text:p text:style-name="P62">Love with You</text:p>
      <text:p text:style-name="P62">_color update matches theme with love with you because color is like love.</text:p>
      <text:p text:style-name="P62">Blue Moon</text:p>
      <text:p text:style-name="P62">_after this update no more costumized world so it was a blue moon. in the lyrics, the present was during the blue moon.</text:p>
      <text:p text:style-name="P62">1.22</text:p>
      <text:p text:style-name="P62">when chance strikes</text:p>
      <text:p text:style-name="P62">_update aquatic is <text:span text:style-name="T28">both </text:span>unexplainable <text:span text:style-name="T28">and very large </text:span>so it <text:span text:style-name="T29">is like</text:span> when chance strikes. actually because blue moon went away</text:p>
      <text:p text:style-name="P62">1.23</text:p>
      <text:p text:style-name="P62">final phase</text:p>
      <text:p text:style-name="P62">_wither makes wither rose because that is final phase of life.</text:p>
      <text:p text:style-name="P62">promenade</text:p>
      <text:p text:style-name="P62">_village and pillage update includes traveling mobs like pillagers so therefore promenade</text:p>
      <text:p text:style-name="P62">1.24</text:p>
      <text:p text:style-name="P62">only my railgun -version2020-</text:p>
      <text:p text:style-name="P62">_honey is orange.</text:p>
      <text:p text:style-name="P62">1.25</text:p>
      <text:p text:style-name="P62">dual existence</text:p>
      <text:p text:style-name="P62">_<text:span text:style-name="T19">dual existence lyrics is about meeting someone that seemed to be suppose to be with you</text:span><text:span text:style-name="T25">,</text:span><text:span text:style-name="T19"> so dual existence as in belief that you are destined to be with someone. piglins believe that collecting enough netherite would summon that person.</text:span></text:p>
      <text:p text:style-name="P62">Reason to be here</text:p>
      <text:p text:style-name="P62">_reason to be here is to get muons</text:p>
      <text:p text:style-name="P62">1.26</text:p>
      <text:p text:style-name="P62">legendary future</text:p>
      <text:p text:style-name="P62">_glow squid is legendary future because voting. </text:p>
      <text:p text:style-name="P62">a new day will come</text:p>
      <text:p text:style-name="P62">_caves update of caves and clifs which is a new day will come for cliffs. </text:p>
      <text:p text:style-name="P62">1.27</text:p>
      <text:p text:style-name="P62">Leap of faith</text:p>
      <text:p text:style-name="P62"><text:soft-page-break/>_fripside leap of faith mv like that in white forces<text:span text:style-name="T18">. </text:span>leap of faith also as in world hieght change. wither is still relevent because reskin of wither. It is the 1st time ever since initial release.</text:p>
      <text:p text:style-name="P62">passage</text:p>
      <text:p text:style-name="P62">_"otherside" music disk is not from creeper with name relating to passage. </text:p>
      <text:p text:style-name="P62">1.28</text:p>
      <text:p text:style-name="P62">dawn of infinity</text:p>
      <text:p text:style-name="P62">_allay is a helper just like how phase 3 has 2 singers instead of one. dawn of infinity as in the ancient city portal is dawn of infinity. because infinity is wide like the portal. dawn as in it does nothing now.</text:p>
      <text:p text:style-name="P62">Regeneration</text:p>
      <text:p text:style-name="P62">_regeneration like skulk spread.</text:p>
      <text:p text:style-name="P62">1.29</text:p>
      <text:p text:style-name="P62">Red Liberation</text:p>
      <text:p text:style-name="P62">_red liberation makes pink like cherries.</text:p>
      <text:p text:style-name="P62">more than you know</text:p>
      <text:p text:style-name="P62">_sniffer can dig up seeds but not you because more than you know. also sniffer wins because more than you know</text:p>
      <text:p text:style-name="P62">1.30</text:p>
      <text:p text:style-name="P63">Secret operation<text:span text:style-name="T89"> is like doing a tricky trial</text:span></text:p>
      <text:p text:style-name="P64">1.31</text:p>
      <text:p text:style-name="P64">only my railgun-version 2024-</text:p>
      <text:p text:style-name="P171">only my railgun i connected to orange because toaru, so the next update is a autumn update. And also late in autumn is the song in the album, so it is definitely autum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游明朝"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游明朝"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line-height="150%"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6T21:57:59.646000000</meta:creation-date>
    <dc:date>2024-12-19T00:58:16.151000000</dc:date>
    <meta:editing-duration>P2DT9H50M35S</meta:editing-duration>
    <meta:editing-cycles>343</meta:editing-cycles>
    <meta:generator>LibreOffice/7.5.4.2$Windows_X86_64 LibreOffice_project/36ccfdc35048b057fd9854c757a8b67ec53977b6</meta:generator>
    <meta:document-statistic meta:table-count="3" meta:image-count="0" meta:object-count="0" meta:page-count="33" meta:paragraph-count="822" meta:word-count="16410" meta:character-count="91015" meta:non-whitespace-character-count="76004"/>
  </office:meta>
</office:document-meta>
</file>